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7.001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9.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5cm"/>
    </style:style>
    <style:style style:name="co7" style:family="table-column">
      <style:table-column-properties fo:break-before="auto" style:column-width="8.5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7.999cm"/>
    </style:style>
    <style:style style:name="ro1" style:family="table-row">
      <style:table-row-properties style:row-height="0.676cm" fo:break-before="auto" style:use-optimal-row-height="true"/>
    </style:style>
    <style:style style:name="ro2" style:family="table-row">
      <style:table-row-properties style:row-height="0.75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25" style:family="table-cell" style:parent-style-name="Default">
      <style:table-cell-properties fo:padding="0.15cm"/>
    </style:style>
    <style:style style:name="ce5" style:family="table-cell" style:parent-style-name="Default">
      <style:table-cell-properties fo:background-color="#ff0000" style:text-align-source="fix" style:repeat-content="false" fo:wrap-option="no-wrap" fo:border="2.49pt solid #000000" fo:padding="0.15cm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2.01pt solid #000000" fo:background-color="#ff0000" style:text-align-source="fix" style:repeat-content="false" fo:wrap-option="no-wrap" fo:border-left="2.49pt solid #000000" fo:padding="0.15cm" fo:border-right="1.5pt solid #000000" fo:border-top="1.5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28" style:family="table-cell" style:parent-style-name="Default">
      <style:table-cell-properties fo:border-bottom="0.99pt solid #000000" fo:background-color="#00ffff" fo:wrap-option="no-wrap" fo:border-left="2.49pt solid #000000" fo:padding="0.15cm" fo:border-right="1.5pt solid #000000" fo:border-top="1.5pt solid #000000"/>
      <style:text-properties fo:font-weight="bold" style:font-weight-asian="bold" style:font-weight-complex="bold"/>
    </style:style>
    <style:style style:name="ce529" style:family="table-cell" style:parent-style-name="Default">
      <style:table-cell-properties fo:border-bottom="0.99pt solid #000000" fo:background-color="#ffff00" style:text-align-source="fix" style:repeat-content="false" fo:wrap-option="no-wrap" fo:border-left="2.49pt solid #000000" fo:padding="0.15cm" fo:border-right="1.5pt solid #000000" fo:border-top="0.99pt solid #000000"/>
      <style:paragraph-properties fo:text-align="start" fo:margin-left="0.353cm"/>
    </style:style>
    <style:style style:name="ce530" style:family="table-cell" style:parent-style-name="Default">
      <style:table-cell-properties fo:border-bottom="1.5pt solid #000000" fo:background-color="#ffff00" style:text-align-source="fix" style:repeat-content="false" fo:wrap-option="no-wrap" fo:border-left="2.49pt solid #000000" fo:padding="0.15cm" fo:border-right="1.5pt solid #000000" fo:border-top="0.99pt solid #000000"/>
      <style:paragraph-properties fo:text-align="start" fo:margin-left="0.353cm"/>
    </style:style>
    <style:style style:name="ce531" style:family="table-cell" style:parent-style-name="Default">
      <style:table-cell-properties fo:border-bottom="2.49pt solid #000000" fo:background-color="#00ffff" fo:wrap-option="no-wrap" fo:border-left="2.49pt solid #000000" fo:padding="0.15cm" fo:border-right="1.5pt solid #000000" fo:border-top="1.5pt solid #000000"/>
      <style:text-properties fo:font-weight="bold" style:font-weight-asian="bold" style:font-weight-complex="bold"/>
    </style:style>
    <style:style style:name="ce532" style:family="table-cell" style:parent-style-name="Default">
      <style:table-cell-properties fo:wrap-option="no-wrap" fo:padding="0.15cm"/>
    </style:style>
    <style:style style:name="ce26" style:family="table-cell" style:parent-style-name="Default">
      <style:table-cell-properties fo:border-bottom="1.5pt solid #000000" fo:background-color="#00ffff" fo:wrap-option="no-wrap" fo:border-left="1.5pt solid #000000" fo:padding="0.15cm" fo:border-right="0.99pt solid #000000" fo:border-top="1.5pt solid #000000" style:vertical-align="middl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ff0000" fo:wrap-option="no-wrap" fo:border-left="none" fo:padding="0.15cm" fo:border-right="2.49pt solid #000000" fo:border-top="2.49pt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2.01pt solid #000000" fo:background-color="#ff0000" style:text-align-source="fix" style:repeat-content="false" fo:wrap-option="no-wrap" fo:border-left="1.5pt solid #000000" fo:padding="0.15cm" fo:border-right="2.49pt solid #000000" fo:border-top="1.5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36" style:family="table-cell" style:parent-style-name="Default" style:data-style-name="N104">
      <style:table-cell-properties fo:border-bottom="0.99pt solid #000000" fo:background-color="#c8ffff" fo:wrap-option="no-wrap" fo:border-left="1.5pt solid #000000" fo:padding="0.15cm" fo:border-right="2.49pt solid #000000" fo:border-top="1.5pt solid #000000"/>
      <style:text-properties fo:font-weight="bold" style:font-weight-asian="bold" style:font-weight-complex="bold"/>
    </style:style>
    <style:style style:name="ce537" style:family="table-cell" style:parent-style-name="Default" style:data-style-name="N104">
      <style:table-cell-properties fo:border-bottom="0.99pt solid #000000" fo:background-color="#ffffa6" fo:wrap-option="no-wrap" fo:border-left="1.5pt solid #000000" fo:padding="0.15cm" fo:border-right="2.49pt solid #000000" fo:border-top="0.99pt solid #000000"/>
    </style:style>
    <style:style style:name="ce538" style:family="table-cell" style:parent-style-name="Default" style:data-style-name="N104">
      <style:table-cell-properties fo:border-bottom="1.5pt solid #000000" fo:background-color="#ffffa6" fo:wrap-option="no-wrap" fo:border-left="1.5pt solid #000000" fo:padding="0.15cm" fo:border-right="2.49pt solid #000000" fo:border-top="0.99pt solid #000000"/>
    </style:style>
    <style:style style:name="ce539" style:family="table-cell" style:parent-style-name="Default" style:data-style-name="N104">
      <style:table-cell-properties fo:border-bottom="2.49pt solid #000000" fo:background-color="#c8ffff" fo:wrap-option="no-wrap" fo:border-left="1.5pt solid #000000" fo:padding="0.15cm" fo:border-right="2.49pt solid #000000" fo:border-top="1.5pt solid #000000"/>
      <style:text-properties fo:font-weight="bold" style:font-weight-asian="bold" style:font-weight-complex="bold"/>
    </style:style>
    <style:style style:name="ce33" style:family="table-cell" style:parent-style-name="Default" style:data-style-name="N104">
      <style:table-cell-properties fo:border-bottom="1.5pt solid #000000" fo:background-color="#c8ffff" fo:wrap-option="no-wrap" fo:border-left="0.99pt solid #000000" fo:padding="0.15cm" fo:border-right="1.5pt solid #000000" fo:border-top="1.5pt solid #000000" style:vertical-align="middle"/>
      <style:text-properties fo:font-weight="bold" style:font-weight-asian="bold" style:font-weight-complex="bold"/>
    </style:style>
    <style:style style:name="ce541" style:family="table-cell" style:parent-style-name="Default" style:data-style-name="N104">
      <style:table-cell-properties fo:border-bottom="0.99pt solid #000000" fo:background-color="#c8ffff" fo:wrap-option="no-wrap" fo:border-left="1.5pt solid #000000" fo:padding="0.15cm" fo:border-right="2.49pt solid #000000" fo:border-top="1.5pt solid #000000" style:vertical-align="middle"/>
      <style:text-properties fo:font-weight="bold" style:font-weight-asian="bold" style:font-weight-complex="bold"/>
    </style:style>
    <style:style style:name="ce542" style:family="table-cell" style:parent-style-name="Default" style:data-style-name="N104">
      <style:table-cell-properties fo:border-bottom="0.99pt solid #000000" fo:background-color="#ffffa6" fo:wrap-option="no-wrap" fo:border-left="1.5pt solid #000000" fo:padding="0.15cm" fo:border-right="2.49pt solid #000000" fo:border-top="0.99pt solid #000000" style:vertical-align="middle"/>
    </style:style>
    <style:style style:name="ce543" style:family="table-cell" style:parent-style-name="Default" style:data-style-name="N104">
      <style:table-cell-properties fo:border-bottom="1.5pt solid #000000" fo:background-color="#ffffa6" fo:wrap-option="no-wrap" fo:border-left="1.5pt solid #000000" fo:padding="0.15cm" fo:border-right="2.49pt solid #000000" fo:border-top="0.99pt solid #000000" style:vertical-align="middle"/>
    </style:style>
    <style:style style:name="ce544" style:family="table-cell" style:parent-style-name="Default" style:data-style-name="N104">
      <style:table-cell-properties fo:border-bottom="2.49pt solid #000000" fo:background-color="#c8ffff" fo:wrap-option="no-wrap" fo:border-left="1.5pt solid #000000" fo:padding="0.15cm" fo:border-right="2.49pt solid #000000" fo:border-top="1.5pt solid #000000" style:vertical-align="middle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 style:text-align-source="fix" style:repeat-content="false" fo:wrap-option="no-wrap" fo:border="2.49pt solid #000000" fo:padding="0.15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46" style:family="table-cell" style:parent-style-name="Default">
      <style:table-cell-properties fo:border-bottom="0.99pt solid #000000" fo:background-color="#ffff00" fo:wrap-option="no-wrap" fo:border-left="2.49pt solid #000000" fo:padding="0.15cm" fo:border-right="1.5pt solid #000000" fo:border-top="none" style:vertical-align="middle"/>
      <style:text-properties fo:font-weight="bold" style:font-weight-asian="bold" style:font-weight-complex="bold"/>
    </style:style>
    <style:style style:name="ce547" style:family="table-cell" style:parent-style-name="Default">
      <style:table-cell-properties fo:border-bottom="0.99pt solid #000000" fo:background-color="#ffff00" fo:wrap-option="no-wrap" fo:border-left="2.49pt solid #000000" fo:padding="0.15cm" fo:border-right="1.5pt solid #000000" fo:border-top="0.99pt solid #000000" style:vertical-align="middle"/>
    </style:style>
    <style:style style:name="ce548" style:family="table-cell" style:parent-style-name="Default">
      <style:table-cell-properties fo:border-bottom="0.99pt solid #000000" fo:background-color="#00ffff" fo:wrap-option="no-wrap" fo:border-left="2.49pt solid #000000" fo:padding="0.15cm" fo:border-right="1.5pt solid #000000" fo:border-top="0.99pt solid #000000" style:vertical-align="middle"/>
      <style:text-properties fo:font-weight="bold" style:font-weight-asian="bold" style:font-weight-complex="bold"/>
    </style:style>
    <style:style style:name="ce549" style:family="table-cell" style:parent-style-name="Default">
      <style:table-cell-properties fo:border-bottom="0.99pt solid #000000" fo:background-color="#00ffff" fo:wrap-option="no-wrap" fo:border-left="2.49pt solid #000000" fo:padding="0.15cm" fo:border-right="1.5pt solid #000000" fo:border-top="0.99pt solid #000000" style:vertical-align="middle"/>
      <style:text-properties fo:font-weight="normal" style:font-weight-asian="normal" style:font-weight-complex="normal"/>
    </style:style>
    <style:style style:name="ce550" style:family="table-cell" style:parent-style-name="Default">
      <style:table-cell-properties fo:border-bottom="0.99pt solid #000000" fo:background-color="#ffff00" style:text-align-source="fix" style:repeat-content="false" fo:wrap-option="no-wrap" fo:border-left="2.49pt solid #000000" fo:padding="0.15cm" fo:border-right="1.5pt solid #000000" fo:border-top="0.99pt solid #000000" style:vertical-align="middle"/>
      <style:paragraph-properties fo:text-align="start" fo:margin-left="0.353cm"/>
    </style:style>
    <style:style style:name="ce551" style:family="table-cell" style:parent-style-name="Default">
      <style:table-cell-properties fo:border-bottom="2.49pt solid #000000" fo:background-color="#00ffff" fo:wrap-option="no-wrap" fo:border-left="2.49pt solid #000000" fo:padding="0.15cm" fo:border-right="1.5pt solid #000000" fo:border-top="0.99pt solid #000000" style:vertical-align="middle"/>
      <style:text-properties fo:font-weight="bold" style:font-weight-asian="bold" style:font-weight-complex="bold"/>
    </style:style>
    <style:style style:name="ce552" style:family="table-cell" style:parent-style-name="Default" style:data-style-name="N104">
      <style:table-cell-properties fo:border-bottom="0.99pt solid #000000" fo:background-color="#ffffa6" fo:wrap-option="no-wrap" fo:border-left="1.5pt solid #000000" fo:padding="0.15cm" fo:border-right="2.49pt solid #000000" fo:border-top="none" style:vertical-align="middle"/>
      <style:text-properties fo:font-weight="bold" style:font-weight-asian="bold" style:font-weight-complex="bold"/>
    </style:style>
    <style:style style:name="ce553" style:family="table-cell" style:parent-style-name="Default" style:data-style-name="N104">
      <style:table-cell-properties fo:border-bottom="0.99pt solid #000000" fo:background-color="#ffffa6" fo:wrap-option="no-wrap" fo:border-left="1.5pt solid #000000" fo:padding="0.15cm" fo:border-right="2.49pt solid #000000" fo:border-top="0.99pt solid #000000" style:vertical-align="middle"/>
      <style:text-properties fo:font-weight="normal" style:font-weight-asian="normal" style:font-weight-complex="normal"/>
    </style:style>
    <style:style style:name="ce554" style:family="table-cell" style:parent-style-name="Default" style:data-style-name="N104">
      <style:table-cell-properties fo:border-bottom="0.99pt solid #000000" fo:background-color="#c8ffff" fo:wrap-option="no-wrap" fo:border-left="1.5pt solid #000000" fo:padding="0.15cm" fo:border-right="2.49pt solid #000000" fo:border-top="0.99pt solid #000000" style:vertical-align="middle"/>
      <style:text-properties fo:font-weight="bold" style:font-weight-asian="bold" style:font-weight-complex="bold"/>
    </style:style>
    <style:style style:name="ce555" style:family="table-cell" style:parent-style-name="Default" style:data-style-name="N104">
      <style:table-cell-properties fo:border-bottom="0.99pt solid #000000" fo:background-color="#c8ffff" fo:wrap-option="no-wrap" fo:border-left="1.5pt solid #000000" fo:padding="0.15cm" fo:border-right="2.49pt solid #000000" fo:border-top="0.99pt solid #000000" style:vertical-align="middle"/>
      <style:text-properties fo:font-weight="normal" style:font-weight-asian="normal" style:font-weight-complex="normal"/>
    </style:style>
    <style:style style:name="ce556" style:family="table-cell" style:parent-style-name="Default" style:data-style-name="N104">
      <style:table-cell-properties fo:border-bottom="2.49pt solid #000000" fo:background-color="#c8ffff" fo:wrap-option="no-wrap" fo:border-left="1.5pt solid #000000" fo:padding="0.15cm" fo:border-right="2.49pt solid #000000" fo:border-top="0.99pt solid #000000" style:vertical-align="middle"/>
      <style:text-properties fo:font-weight="bold" style:font-weight-asian="bold" style:font-weight-complex="bold"/>
    </style:style>
    <style:style style:name="ce557" style:family="table-cell" style:parent-style-name="Default">
      <style:table-cell-properties fo:padding="0.101cm"/>
    </style:style>
    <style:style style:name="ce51" style:family="table-cell" style:parent-style-name="Default">
      <style:table-cell-properties fo:border-bottom="1.5pt solid #000000" fo:background-color="#ff0000" style:text-align-source="fix" style:repeat-content="false" fo:wrap-option="no-wrap" fo:border-left="2.01pt solid #000000" fo:padding="0.15cm" fo:border-right="0.99pt solid #000000" fo:border-top="2.01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0.26pt solid #000000" fo:background-color="#2a6099" fo:wrap-option="no-wrap" fo:border-left="2.01pt solid #000000" fo:padding="0.15cm" fo:border-right="0.99pt solid #000000" fo:border-top="1.5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26pt solid #000000" fo:background-color="#00ffff" fo:wrap-option="no-wrap" fo:border-left="2.01pt solid #000000" fo:padding="0.15cm" fo:border-right="0.99pt solid #000000" fo:border-top="0.26pt solid #000000"/>
    </style:style>
    <style:style style:name="ce54" style:family="table-cell" style:parent-style-name="Default">
      <style:table-cell-properties fo:border-bottom="1.5pt solid #000000" fo:background-color="#00ffff" fo:wrap-option="no-wrap" fo:border-left="2.01pt solid #000000" fo:padding="0.15cm" fo:border-right="0.99pt solid #000000" fo:border-top="0.26pt solid #000000"/>
    </style:style>
    <style:style style:name="ce55" style:family="table-cell" style:parent-style-name="Default">
      <style:table-cell-properties fo:border-bottom="2.01pt solid #000000" fo:background-color="#2a6099" fo:wrap-option="no-wrap" fo:border-left="2.01pt solid #000000" fo:padding="0.15cm" fo:border-right="0.99pt solid #000000" fo:border-top="1.5pt solid #000000"/>
      <style:text-properties fo:font-weight="bold" style:font-weight-asian="bold" style:font-weight-complex="bold"/>
    </style:style>
    <style:style style:name="ce563" style:family="table-cell" style:parent-style-name="Default">
      <style:table-cell-properties fo:wrap-option="no-wrap"/>
    </style:style>
    <style:style style:name="ce57" style:family="table-cell" style:parent-style-name="Default">
      <style:table-cell-properties fo:border-bottom="0.26pt solid #000000" fo:background-color="#2a6099" fo:wrap-option="no-wrap" fo:border-left="2.01pt solid #000000" fo:padding="0.15cm" fo:border-right="0.99pt solid #000000" fo:border-top="none" style:vertical-align="middle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26pt solid #000000" fo:background-color="#00ffff" fo:wrap-option="no-wrap" fo:border-left="2.01pt solid #000000" fo:padding="0.15cm" fo:border-right="0.99pt solid #000000" fo:border-top="0.26pt solid #000000" style:vertical-align="middle"/>
    </style:style>
    <style:style style:name="ce59" style:family="table-cell" style:parent-style-name="Default">
      <style:table-cell-properties fo:border-bottom="0.26pt solid #000000" fo:background-color="#2a6099" fo:wrap-option="no-wrap" fo:border-left="2.01pt solid #000000" fo:padding="0.15cm" fo:border-right="0.99pt solid #000000" fo:border-top="0.26pt solid #000000" style:vertical-align="middl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26pt solid #000000" fo:background-color="#2a6099" fo:wrap-option="no-wrap" fo:border-left="2.01pt solid #000000" fo:padding="0.15cm" fo:border-right="0.99pt solid #000000" fo:border-top="0.26pt solid #000000" style:vertical-align="middle"/>
    </style:style>
    <style:style style:name="ce61" style:family="table-cell" style:parent-style-name="Default">
      <style:table-cell-properties fo:border-bottom="0.26pt solid #000000" fo:background-color="#00ffff" style:text-align-source="fix" style:repeat-content="false" fo:wrap-option="no-wrap" fo:border-left="2.01pt solid #000000" fo:padding="0.15cm" fo:border-right="0.99pt solid #000000" fo:border-top="0.26pt solid #000000" style:vertical-align="middle"/>
      <style:paragraph-properties fo:text-align="start" fo:margin-left="0.353cm"/>
    </style:style>
    <style:style style:name="ce62" style:family="table-cell" style:parent-style-name="Default">
      <style:table-cell-properties fo:border-bottom="2.01pt solid #000000" fo:background-color="#2a6099" fo:wrap-option="no-wrap" fo:border-left="2.01pt solid #000000" fo:padding="0.15cm" fo:border-right="0.99pt solid #000000" fo:border-top="0.26pt solid #000000" style:vertical-align="middle"/>
      <style:text-properties fo:font-weight="bold" style:font-weight-asian="bold" style:font-weight-complex="bold"/>
    </style:style>
    <style:style style:name="ce564" style:family="table-cell" style:parent-style-name="Default">
      <style:table-cell-properties fo:wrap-option="no-wrap" fo:padding="0.101cm"/>
    </style:style>
    <style:style style:name="ce64" style:family="table-cell" style:parent-style-name="Default">
      <style:table-cell-properties fo:border-bottom="1.5pt solid #000000" fo:background-color="#ff0000" style:text-align-source="fix" style:repeat-content="false" fo:border-left="0.99pt solid #000000" fo:padding="0.15cm" fo:border-right="0.99pt solid #000000" fo:border-top="2.01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104">
      <style:table-cell-properties fo:border-bottom="0.26pt solid #000000" fo:background-color="#b4c7dc" fo:border-left="0.99pt solid #000000" fo:padding="0.15cm" fo:border-right="0.99pt solid #000000" fo:border-top="1.5pt solid #000000"/>
      <style:text-properties fo:font-weight="bold" style:font-weight-asian="bold" style:font-weight-complex="bold"/>
    </style:style>
    <style:style style:name="ce66" style:family="table-cell" style:parent-style-name="Default" style:data-style-name="N104">
      <style:table-cell-properties fo:border-bottom="0.26pt solid #000000" fo:background-color="#c8ffff" fo:border-left="0.99pt solid #000000" fo:padding="0.15cm" fo:border-right="0.99pt solid #000000" fo:border-top="0.26pt solid #000000"/>
    </style:style>
    <style:style style:name="ce67" style:family="table-cell" style:parent-style-name="Default" style:data-style-name="N104">
      <style:table-cell-properties fo:border-bottom="1.5pt solid #000000" fo:background-color="#c8ffff" fo:border-left="0.99pt solid #000000" fo:padding="0.15cm" fo:border-right="0.99pt solid #000000" fo:border-top="0.26pt solid #000000"/>
    </style:style>
    <style:style style:name="ce68" style:family="table-cell" style:parent-style-name="Default" style:data-style-name="N104">
      <style:table-cell-properties fo:border-bottom="2.01pt solid #000000" fo:background-color="#729fcf" fo:border-left="0.99pt solid #000000" fo:padding="0.15cm" fo:border-right="0.99pt solid #000000" fo:border-top="1.5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1.5pt solid #000000" fo:background-color="#ff0000" style:text-align-source="fix" style:repeat-content="false" fo:border-left="none" fo:padding="0.15cm" fo:border-right="0.99pt solid #000000" fo:border-top="2.01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 style:data-style-name="N104">
      <style:table-cell-properties fo:border-bottom="0.26pt solid #000000" fo:background-color="#b4c7dc" fo:border-left="none" fo:padding="0.15cm" fo:border-right="0.99pt solid #000000" fo:border-top="none" style:vertical-align="middle"/>
      <style:text-properties fo:font-weight="bold" style:font-weight-asian="bold" style:font-weight-complex="bold"/>
    </style:style>
    <style:style style:name="ce71" style:family="table-cell" style:parent-style-name="Default" style:data-style-name="N104">
      <style:table-cell-properties fo:border-bottom="0.26pt solid #000000" fo:background-color="#c8ffff" fo:border-left="none" fo:padding="0.15cm" fo:border-right="0.99pt solid #000000" fo:border-top="0.26pt solid #000000" style:vertical-align="middle"/>
      <style:text-properties fo:font-weight="normal" style:font-weight-asian="normal" style:font-weight-complex="normal"/>
    </style:style>
    <style:style style:name="ce72" style:family="table-cell" style:parent-style-name="Default" style:data-style-name="N104">
      <style:table-cell-properties fo:border-bottom="0.26pt solid #000000" fo:background-color="#b4c7dc" fo:border-left="none" fo:padding="0.15cm" fo:border-right="0.99pt solid #000000" fo:border-top="0.26pt solid #000000" style:vertical-align="middle"/>
      <style:text-properties fo:font-weight="bold" style:font-weight-asian="bold" style:font-weight-complex="bold"/>
    </style:style>
    <style:style style:name="ce73" style:family="table-cell" style:parent-style-name="Default" style:data-style-name="N104">
      <style:table-cell-properties fo:border-bottom="0.26pt solid #000000" fo:background-color="#b4c7dc" fo:border-left="none" fo:padding="0.15cm" fo:border-right="0.99pt solid #000000" fo:border-top="0.26pt solid #000000" style:vertical-align="middle"/>
      <style:text-properties fo:font-weight="normal" style:font-weight-asian="normal" style:font-weight-complex="normal"/>
    </style:style>
    <style:style style:name="ce74" style:family="table-cell" style:parent-style-name="Default" style:data-style-name="N104">
      <style:table-cell-properties fo:border-bottom="2.01pt solid #000000" fo:background-color="#b4c7dc" fo:border-left="none" fo:padding="0.15cm" fo:border-right="0.99pt solid #000000" fo:border-top="0.26pt solid #000000" style:vertical-align="middle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1.5pt solid #000000" fo:background-color="#ff0000" style:text-align-source="fix" style:repeat-content="false" fo:border-left="0.99pt solid #000000" fo:padding="0.15cm" fo:border-right="2.01pt solid #000000" fo:border-top="2.01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1">
      <style:table-cell-properties fo:border-bottom="0.26pt solid #000000" fo:background-color="#b4c7dc" fo:border-left="0.99pt solid #000000" fo:padding="0.15cm" fo:border-right="0.99pt solid #000000" fo:border-top="1.5pt solid #000000"/>
      <style:text-properties fo:font-weight="bold" style:font-weight-asian="bold" style:font-weight-complex="bold"/>
    </style:style>
    <style:style style:name="ce77" style:family="table-cell" style:parent-style-name="Default" style:data-style-name="N11">
      <style:table-cell-properties fo:border-bottom="0.26pt solid #000000" fo:background-color="#c8ffff" fo:border-left="0.99pt solid #000000" fo:padding="0.15cm" fo:border-right="0.99pt solid #000000" fo:border-top="0.26pt solid #000000"/>
    </style:style>
    <style:style style:name="ce78" style:family="table-cell" style:parent-style-name="Default" style:data-style-name="N11">
      <style:table-cell-properties fo:border-bottom="1.5pt solid #000000" fo:background-color="#c8ffff" fo:border-left="0.99pt solid #000000" fo:padding="0.15cm" fo:border-right="0.99pt solid #000000" fo:border-top="0.26pt solid #000000"/>
    </style:style>
    <style:style style:name="ce79" style:family="table-cell" style:parent-style-name="Default" style:data-style-name="N11">
      <style:table-cell-properties fo:border-bottom="2.01pt solid #000000" fo:background-color="#729fcf" fo:border-left="0.99pt solid #000000" fo:padding="0.15cm" fo:border-right="0.99pt solid #000000" fo:border-top="1.5pt solid #000000"/>
      <style:text-properties fo:font-weight="bold" style:font-weight-asian="bold" style:font-weight-complex="bold"/>
    </style:style>
    <style:style style:name="ce80" style:family="table-cell" style:parent-style-name="Default" style:data-style-name="N11">
      <style:table-cell-properties fo:border-bottom="0.26pt solid #000000" fo:background-color="#b4c7dc" fo:border-left="0.99pt solid #000000" fo:padding="0.15cm" fo:border-right="0.99pt solid #000000" fo:border-top="none" style:vertical-align="middle"/>
      <style:text-properties fo:font-weight="bold" style:font-weight-asian="bold" style:font-weight-complex="bold"/>
    </style:style>
    <style:style style:name="ce81" style:family="table-cell" style:parent-style-name="Default" style:data-style-name="N11">
      <style:table-cell-properties fo:border-bottom="0.26pt solid #000000" fo:background-color="#c8ffff" fo:border-left="0.99pt solid #000000" fo:padding="0.15cm" fo:border-right="0.99pt solid #000000" fo:border-top="0.26pt solid #000000" style:vertical-align="middle"/>
      <style:text-properties fo:font-weight="normal" style:font-weight-asian="normal" style:font-weight-complex="normal"/>
    </style:style>
    <style:style style:name="ce82" style:family="table-cell" style:parent-style-name="Default" style:data-style-name="N11">
      <style:table-cell-properties fo:border-bottom="0.26pt solid #000000" fo:background-color="#b4c7dc" fo:border-left="0.99pt solid #000000" fo:padding="0.15cm" fo:border-right="0.99pt solid #000000" fo:border-top="0.26pt solid #000000" style:vertical-align="middle"/>
      <style:text-properties fo:font-weight="bold" style:font-weight-asian="bold" style:font-weight-complex="bold"/>
    </style:style>
    <style:style style:name="ce83" style:family="table-cell" style:parent-style-name="Default" style:data-style-name="N11">
      <style:table-cell-properties fo:border-bottom="0.26pt solid #000000" fo:background-color="#b4c7dc" fo:border-left="0.99pt solid #000000" fo:padding="0.15cm" fo:border-right="0.99pt solid #000000" fo:border-top="0.26pt solid #000000" style:vertical-align="middle"/>
      <style:text-properties fo:font-weight="normal" style:font-weight-asian="normal" style:font-weight-complex="normal"/>
    </style:style>
    <style:style style:name="ce84" style:family="table-cell" style:parent-style-name="Default" style:data-style-name="N11">
      <style:table-cell-properties fo:border-bottom="2.01pt solid #000000" fo:background-color="#b4c7dc" fo:border-left="0.99pt solid #000000" fo:padding="0.15cm" fo:border-right="0.99pt solid #000000" fo:border-top="0.26pt solid #000000" style:vertical-align="middle"/>
      <style:text-properties fo:font-weight="bold" style:font-weight-asian="bold" style:font-weight-complex="bold"/>
    </style:style>
    <style:style style:name="ce85" style:family="table-cell" style:parent-style-name="Default" style:data-style-name="N11">
      <style:table-cell-properties fo:border-bottom="0.26pt solid #000000" fo:background-color="#b4c7dc" fo:border-left="0.99pt solid #000000" fo:padding="0.15cm" fo:border-right="2.01pt solid #000000" fo:border-top="1.5pt solid #000000"/>
    </style:style>
    <style:style style:name="ce86" style:family="table-cell" style:parent-style-name="Default" style:data-style-name="N11">
      <style:table-cell-properties fo:border-bottom="0.26pt solid #000000" fo:background-color="#c8ffff" fo:border-left="0.99pt solid #000000" fo:padding="0.15cm" fo:border-right="2.01pt solid #000000" fo:border-top="0.26pt solid #000000"/>
    </style:style>
    <style:style style:name="ce87" style:family="table-cell" style:parent-style-name="Default" style:data-style-name="N11">
      <style:table-cell-properties fo:border-bottom="1.5pt solid #000000" fo:background-color="#c8ffff" fo:border-left="0.99pt solid #000000" fo:padding="0.15cm" fo:border-right="2.01pt solid #000000" fo:border-top="0.26pt solid #000000"/>
    </style:style>
    <style:style style:name="ce88" style:family="table-cell" style:parent-style-name="Default" style:data-style-name="N0">
      <style:table-cell-properties fo:border-bottom="2.01pt solid #000000" fo:background-color="#729fcf" style:text-align-source="fix" style:repeat-content="false" fo:border-left="0.99pt solid #000000" fo:padding="0.15cm" fo:border-right="2.01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 style:data-style-name="N11">
      <style:table-cell-properties fo:border-bottom="0.26pt solid #000000" fo:background-color="#b4c7dc" style:text-align-source="fix" style:repeat-content="false" fo:border-left="0.99pt solid #000000" fo:padding="0.15cm" fo:border-right="2.01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11">
      <style:table-cell-properties fo:border-bottom="0.26pt solid #000000" fo:background-color="#c8ffff" style:text-align-source="fix" style:repeat-content="false" fo:border-left="0.99pt solid #000000" fo:padding="0.15cm" fo:border-right="2.01pt solid #000000" fo:border-top="0.2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1" style:family="table-cell" style:parent-style-name="Default" style:data-style-name="N11">
      <style:table-cell-properties fo:border-bottom="0.26pt solid #000000" fo:background-color="#b4c7dc" fo:border-left="0.99pt solid #000000" fo:padding="0.15cm" fo:border-right="2.01pt solid #000000" fo:border-top="0.26pt solid #000000" style:vertical-align="middle"/>
      <style:text-properties fo:font-weight="bold" style:font-weight-asian="bold" style:font-weight-complex="bold"/>
    </style:style>
    <style:style style:name="ce92" style:family="table-cell" style:parent-style-name="Default" style:data-style-name="N11">
      <style:table-cell-properties fo:border-bottom="0.26pt solid #000000" fo:background-color="#b4c7dc" fo:border-left="0.99pt solid #000000" fo:padding="0.15cm" fo:border-right="2.01pt solid #000000" fo:border-top="0.26pt solid #000000" style:vertical-align="middle"/>
      <style:text-properties fo:font-weight="normal" style:font-weight-asian="normal" style:font-weight-complex="normal"/>
    </style:style>
    <style:style style:name="ce93" style:family="table-cell" style:parent-style-name="Default" style:data-style-name="N11">
      <style:table-cell-properties fo:border-bottom="0.26pt solid #000000" fo:background-color="#c8ffff" fo:border-left="0.99pt solid #000000" fo:padding="0.15cm" fo:border-right="2.01pt solid #000000" fo:border-top="0.26pt solid #000000" style:vertical-align="middle"/>
      <style:text-properties fo:font-weight="normal" style:font-weight-asian="normal" style:font-weight-complex="normal"/>
    </style:style>
    <style:style style:name="ce94" style:family="table-cell" style:parent-style-name="Default" style:data-style-name="N11">
      <style:table-cell-properties fo:border-bottom="2.01pt solid #000000" fo:background-color="#b4c7dc" fo:border-left="0.99pt solid #000000" fo:padding="0.15cm" fo:border-right="2.01pt solid #000000" fo:border-top="0.26pt solid #000000" style:vertical-align="middle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0.26pt solid #000000" fo:background-color="#00ffff" style:text-align-source="fix" style:repeat-content="false" fo:wrap-option="no-wrap" fo:border-left="2.01pt solid #000000" fo:padding="0.15cm" fo:border-right="0.99pt solid #000000" fo:border-top="0.26pt solid #000000"/>
      <style:paragraph-properties fo:text-align="start" fo:margin-left="0cm"/>
    </style:style>
    <style:style style:name="ce96" style:family="table-cell" style:parent-style-name="Default" style:data-style-name="N104">
      <style:table-cell-properties fo:border-bottom="0.26pt solid #000000" fo:background-color="#b4c7dc" fo:border-left="0.99pt solid #000000" fo:padding="0.15cm" fo:border-right="0.99pt solid #000000" fo:border-top="1.5pt solid #000000" style:vertical-align="middle"/>
      <style:text-properties fo:font-weight="bold" style:font-weight-asian="bold" style:font-weight-complex="bold"/>
    </style:style>
    <style:style style:name="ce97" style:family="table-cell" style:parent-style-name="Default" style:data-style-name="N104">
      <style:table-cell-properties fo:border-bottom="0.26pt solid #000000" fo:background-color="#c8ffff" fo:border-left="0.99pt solid #000000" fo:padding="0.15cm" fo:border-right="0.99pt solid #000000" fo:border-top="0.26pt solid #000000" style:vertical-align="middle"/>
    </style:style>
    <style:style style:name="ce98" style:family="table-cell" style:parent-style-name="Default" style:data-style-name="N104">
      <style:table-cell-properties fo:border-bottom="1.5pt solid #000000" fo:background-color="#c8ffff" fo:border-left="0.99pt solid #000000" fo:padding="0.15cm" fo:border-right="0.99pt solid #000000" fo:border-top="0.26pt solid #000000" style:vertical-align="middle"/>
    </style:style>
    <style:style style:name="ce99" style:family="table-cell" style:parent-style-name="Default" style:data-style-name="N104">
      <style:table-cell-properties fo:border-bottom="2.01pt solid #000000" fo:background-color="#b4c7dc" fo:border-left="0.99pt solid #000000" fo:padding="0.15cm" fo:border-right="0.99pt solid #000000" fo:border-top="1.5pt solid #000000" style:vertical-align="middle"/>
      <style:text-properties fo:font-weight="bold" style:font-weight-asian="bold" style:font-weight-complex="bold"/>
    </style:style>
    <style:style style:name="ce100" style:family="table-cell" style:parent-style-name="Default" style:data-style-name="N11">
      <style:table-cell-properties fo:border-bottom="0.26pt solid #000000" fo:background-color="#b4c7dc" fo:border-left="0.99pt solid #000000" fo:padding="0.15cm" fo:border-right="0.99pt solid #000000" fo:border-top="1.5pt solid #000000" style:vertical-align="middle"/>
      <style:text-properties fo:font-weight="bold" style:font-weight-asian="bold" style:font-weight-complex="bold"/>
    </style:style>
    <style:style style:name="ce101" style:family="table-cell" style:parent-style-name="Default" style:data-style-name="N11">
      <style:table-cell-properties fo:border-bottom="0.26pt solid #000000" fo:background-color="#c8ffff" fo:border-left="0.99pt solid #000000" fo:padding="0.15cm" fo:border-right="0.99pt solid #000000" fo:border-top="0.26pt solid #000000" style:vertical-align="middle"/>
    </style:style>
    <style:style style:name="ce102" style:family="table-cell" style:parent-style-name="Default" style:data-style-name="N11">
      <style:table-cell-properties fo:border-bottom="1.5pt solid #000000" fo:background-color="#c8ffff" fo:border-left="0.99pt solid #000000" fo:padding="0.15cm" fo:border-right="0.99pt solid #000000" fo:border-top="0.26pt solid #000000" style:vertical-align="middle"/>
    </style:style>
    <style:style style:name="ce103" style:family="table-cell" style:parent-style-name="Default" style:data-style-name="N11">
      <style:table-cell-properties fo:border-bottom="2.01pt solid #000000" fo:background-color="#b4c7dc" fo:border-left="0.99pt solid #000000" fo:padding="0.15cm" fo:border-right="0.99pt solid #000000" fo:border-top="1.5pt solid #000000" style:vertical-align="middle"/>
      <style:text-properties fo:font-weight="bold" style:font-weight-asian="bold" style:font-weight-complex="bold"/>
    </style:style>
    <style:style style:name="ce104" style:family="table-cell" style:parent-style-name="Default" style:data-style-name="N11">
      <style:table-cell-properties fo:border-bottom="0.26pt solid #000000" fo:background-color="#b4c7dc" fo:border-left="0.99pt solid #000000" fo:padding="0.15cm" fo:border-right="2.01pt solid #000000" fo:border-top="1.5pt solid #000000" style:vertical-align="middle"/>
      <style:text-properties fo:font-weight="bold" style:font-weight-asian="bold" style:font-weight-complex="bold"/>
    </style:style>
    <style:style style:name="ce105" style:family="table-cell" style:parent-style-name="Default" style:data-style-name="N11">
      <style:table-cell-properties fo:border-bottom="0.26pt solid #000000" fo:background-color="#c8ffff" fo:border-left="0.99pt solid #000000" fo:padding="0.15cm" fo:border-right="2.01pt solid #000000" fo:border-top="0.26pt solid #000000" style:vertical-align="middle"/>
    </style:style>
    <style:style style:name="ce106" style:family="table-cell" style:parent-style-name="Default" style:data-style-name="N11">
      <style:table-cell-properties fo:border-bottom="none" fo:background-color="#c8ffff" fo:border-left="0.99pt solid #000000" fo:padding="0.15cm" fo:border-right="2.01pt solid #000000" fo:border-top="0.26pt solid #000000" style:vertical-align="middle"/>
    </style:style>
    <style:style style:name="ce107" style:family="table-cell" style:parent-style-name="Default" style:data-style-name="N0">
      <style:table-cell-properties fo:border-bottom="2.01pt solid #000000" fo:background-color="#b4c7dc" style:text-align-source="fix" style:repeat-content="false" fo:border-left="0.99pt solid #000000" fo:padding="0.15cm" fo:border-right="2.01pt solid #000000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15" style:family="table-cell" style:parent-style-name="Default">
      <style:table-cell-properties fo:padding="0.101cm" style:vertical-align="middle"/>
    </style:style>
    <style:style style:name="ce109" style:family="table-cell" style:parent-style-name="Default">
      <style:table-cell-properties fo:border-bottom="1.5pt solid #000000" fo:background-color="#ff0000" style:text-align-source="fix" style:repeat-content="false" fo:border-left="2.01pt solid #000000" fo:padding="0.15cm" fo:border-right="1.5pt solid #000000" fo:border-top="2.01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fo:border-bottom="0.26pt solid #000000" fo:background-color="#2a6099" fo:border-left="2.01pt solid #000000" fo:padding="0.15cm" fo:border-right="1.5pt solid #000000" fo:border-top="1.5pt solid #000000" style:vertical-align="middle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0.26pt solid #000000" fo:background-color="#ffff00" fo:border-left="2.01pt solid #000000" fo:padding="0.15cm" fo:border-right="1.5pt solid #000000" fo:border-top="0.26pt solid #000000" style:vertical-align="middle"/>
    </style:style>
    <style:style style:name="ce112" style:family="table-cell" style:parent-style-name="Default">
      <style:table-cell-properties fo:border-bottom="1.5pt solid #000000" fo:background-color="#ffff00" fo:border-left="2.01pt solid #000000" fo:padding="0.15cm" fo:border-right="1.5pt solid #000000" fo:border-top="0.26pt solid #000000" style:vertical-align="middle"/>
    </style:style>
    <style:style style:name="ce113" style:family="table-cell" style:parent-style-name="Default">
      <style:table-cell-properties fo:border-bottom="2.01pt solid #000000" fo:background-color="#2a6099" fo:border-left="2.01pt solid #000000" fo:padding="0.15cm" fo:border-right="1.5pt solid #000000" fo:border-top="1.5pt solid #000000" style:vertical-align="middle"/>
      <style:text-properties fo:font-weight="bold" style:font-weight-asian="bold" style:font-weight-complex="bold"/>
    </style:style>
    <style:style style:name="ce621" style:family="table-cell" style:parent-style-name="Default">
      <style:table-cell-properties style:vertical-align="middle"/>
    </style:style>
    <style:style style:name="ce115" style:family="table-cell" style:parent-style-name="Default">
      <style:table-cell-properties fo:border-bottom="0.26pt solid #000000" fo:background-color="#ffff00" fo:border-left="2.01pt solid #000000" fo:padding="0.15cm" fo:border-right="1.5pt solid #000000" fo:border-top="0.26pt solid #000000" style:vertical-align="middle"/>
      <style:text-properties fo:font-weight="normal" style:font-weight-asian="normal" style:font-weight-complex="normal"/>
    </style:style>
    <style:style style:name="ce116" style:family="table-cell" style:parent-style-name="Default">
      <style:table-cell-properties fo:border-bottom="1.5pt solid #000000" fo:background-color="#ffff00" fo:border-left="2.01pt solid #000000" fo:padding="0.15cm" fo:border-right="1.5pt solid #000000" fo:border-top="0.26pt solid #000000" style:vertical-align="middle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order-bottom="0.26pt solid #000000" fo:background-color="#ffff00" style:text-align-source="fix" style:repeat-content="false" fo:wrap-option="wrap" fo:border-left="2.01pt solid #000000" fo:padding="0.15cm" fo:border-right="1.5pt solid #000000" fo:border-top="0.26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order-bottom="0.26pt solid #000000" fo:background-color="#ffff00" fo:wrap-option="no-wrap" fo:border-left="2.01pt solid #000000" fo:padding="0.15cm" fo:border-right="1.5pt solid #000000" fo:border-top="1.5pt solid #000000" style:vertical-align="middle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0.26pt solid #000000" fo:background-color="#ffff00" fo:wrap-option="no-wrap" fo:border-left="2.01pt solid #000000" fo:padding="0.15cm" fo:border-right="1.5pt solid #000000" fo:border-top="0.26pt solid #000000" style:vertical-align="middle"/>
      <style:text-properties fo:font-weight="normal" style:font-weight-asian="normal" style:font-weight-complex="normal"/>
    </style:style>
    <style:style style:name="ce120" style:family="table-cell" style:parent-style-name="Default">
      <style:table-cell-properties fo:border-bottom="0.26pt solid #000000" fo:background-color="#2a6099" fo:wrap-option="no-wrap" fo:border-left="2.01pt solid #000000" fo:padding="0.15cm" fo:border-right="1.5pt solid #000000" fo:border-top="0.26pt solid #000000" style:vertical-align="middle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0.26pt solid #000000" fo:background-color="#2a6099" fo:wrap-option="no-wrap" fo:border-left="2.01pt solid #000000" fo:padding="0.15cm" fo:border-right="1.5pt solid #000000" fo:border-top="0.26pt solid #000000" style:vertical-align="middle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order-bottom="0.26pt solid #000000" fo:background-color="#ffff00" style:text-align-source="fix" style:repeat-content="false" fo:wrap-option="no-wrap" fo:border-left="2.01pt solid #000000" fo:padding="0.15cm" fo:border-right="1.5pt solid #000000" fo:border-top="0.26pt solid #000000" style:vertical-align="middle"/>
      <style:paragraph-properties fo:text-align="start" fo:margin-left="0.353cm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order-bottom="2.01pt solid #000000" fo:background-color="#2a6099" fo:wrap-option="no-wrap" fo:border-left="2.01pt solid #000000" fo:padding="0.15cm" fo:border-right="1.5pt solid #000000" fo:border-top="0.26pt solid #000000" style:vertical-align="middle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1.5pt solid #000000" fo:background-color="#00ffff" style:text-align-source="fix" style:repeat-content="false" fo:border-left="1.5pt solid #000000" fo:padding="0.15cm" fo:border-right="0.99pt solid #000000" fo:border-top="2.01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 style:data-style-name="N104">
      <style:table-cell-properties fo:border-bottom="0.26pt solid #000000" fo:background-color="#b4c7dc" fo:border-left="0.99pt solid #000000" fo:padding="0.15cm" fo:border-right="0.51pt solid #000000" fo:border-top="1.5pt solid #000000" style:vertical-align="middle"/>
      <style:text-properties fo:font-weight="bold" style:font-weight-asian="bold" style:font-weight-complex="bold"/>
    </style:style>
    <style:style style:name="ce126" style:family="table-cell" style:parent-style-name="Default" style:data-style-name="N104">
      <style:table-cell-properties fo:border-bottom="0.26pt solid #000000" fo:background-color="#c8ffff" fo:border-left="0.99pt solid #000000" fo:padding="0.15cm" fo:border-right="0.51pt solid #000000" fo:border-top="0.26pt solid #000000" style:vertical-align="middle"/>
      <style:text-properties fo:font-weight="normal" style:font-weight-asian="normal" style:font-weight-complex="normal"/>
    </style:style>
    <style:style style:name="ce127" style:family="table-cell" style:parent-style-name="Default" style:data-style-name="N104">
      <style:table-cell-properties fo:border-bottom="1.5pt solid #000000" fo:background-color="#c8ffff" fo:border-left="0.99pt solid #000000" fo:padding="0.15cm" fo:border-right="0.51pt solid #000000" fo:border-top="0.26pt solid #000000" style:vertical-align="middle"/>
      <style:text-properties fo:font-weight="normal" style:font-weight-asian="normal" style:font-weight-complex="normal"/>
    </style:style>
    <style:style style:name="ce128" style:family="table-cell" style:parent-style-name="Default" style:data-style-name="N104">
      <style:table-cell-properties fo:border-bottom="2.01pt solid #000000" fo:background-color="#b4c7dc" fo:border-left="0.99pt solid #000000" fo:padding="0.15cm" fo:border-right="0.51pt solid #000000" fo:border-top="1.5pt solid #000000" style:vertical-align="middle"/>
      <style:text-properties fo:font-weight="bold" style:font-weight-asian="bold" style:font-weight-complex="bold"/>
    </style:style>
    <style:style style:name="ce129" style:family="table-cell" style:parent-style-name="Default" style:data-style-name="N104">
      <style:table-cell-properties fo:border-bottom="0.26pt solid #000000" fo:background-color="#c8ffff" fo:border-left="1.5pt solid #000000" fo:padding="0.15cm" fo:border-right="0.99pt solid #000000" fo:border-top="1.5pt solid #000000" style:vertical-align="middle"/>
      <style:text-properties fo:font-weight="bold" style:font-weight-asian="bold" style:font-weight-complex="bold"/>
    </style:style>
    <style:style style:name="ce130" style:family="table-cell" style:parent-style-name="Default" style:data-style-name="N104">
      <style:table-cell-properties fo:border-bottom="0.26pt solid #000000" fo:background-color="#c8ffff" fo:border-left="1.5pt solid #000000" fo:padding="0.15cm" fo:border-right="0.99pt solid #000000" fo:border-top="0.26pt solid #000000" style:vertical-align="middle"/>
      <style:text-properties fo:font-weight="normal" style:font-weight-asian="normal" style:font-weight-complex="normal"/>
    </style:style>
    <style:style style:name="ce131" style:family="table-cell" style:parent-style-name="Default" style:data-style-name="N104">
      <style:table-cell-properties fo:border-bottom="0.26pt solid #000000" fo:background-color="#b4c7dc" fo:border-left="1.5pt solid #000000" fo:padding="0.15cm" fo:border-right="0.99pt solid #000000" fo:border-top="0.26pt solid #000000" style:vertical-align="middle"/>
      <style:text-properties fo:font-weight="bold" style:font-weight-asian="bold" style:font-weight-complex="bold"/>
    </style:style>
    <style:style style:name="ce132" style:family="table-cell" style:parent-style-name="Default" style:data-style-name="N104">
      <style:table-cell-properties fo:border-bottom="0.26pt solid #000000" fo:background-color="#b4c7dc" fo:border-left="1.5pt solid #000000" fo:padding="0.15cm" fo:border-right="0.99pt solid #000000" fo:border-top="0.26pt solid #000000" style:vertical-align="middle"/>
      <style:text-properties fo:font-weight="normal" style:font-weight-asian="normal" style:font-weight-complex="normal"/>
    </style:style>
    <style:style style:name="ce133" style:family="table-cell" style:parent-style-name="Default" style:data-style-name="N104">
      <style:table-cell-properties fo:border-bottom="2.01pt solid #000000" fo:background-color="#b4c7dc" fo:border-left="1.5pt solid #000000" fo:padding="0.15cm" fo:border-right="0.99pt solid #000000" fo:border-top="0.26pt solid #000000" style:vertical-align="middle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1.5pt solid #000000" fo:background-color="#00ffff" style:text-align-source="fix" style:repeat-content="false" fo:border-left="0.99pt solid #000000" fo:padding="0.15cm" fo:border-right="1.5pt solid #000000" fo:border-top="2.01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 style:data-style-name="N11">
      <style:table-cell-properties fo:border-bottom="0.26pt solid #000000" fo:background-color="#b4c7dc" fo:border-left="0.51pt solid #000000" fo:padding="0.15cm" fo:border-right="0.99pt solid #000000" fo:border-top="1.5pt solid #000000" style:vertical-align="middle"/>
      <style:text-properties fo:font-weight="bold" style:font-weight-asian="bold" style:font-weight-complex="bold"/>
    </style:style>
    <style:style style:name="ce136" style:family="table-cell" style:parent-style-name="Default" style:data-style-name="N11">
      <style:table-cell-properties fo:border-bottom="0.26pt solid #000000" fo:background-color="#c8ffff" fo:border-left="0.51pt solid #000000" fo:padding="0.15cm" fo:border-right="0.99pt solid #000000" fo:border-top="0.26pt solid #000000" style:vertical-align="middle"/>
      <style:text-properties fo:font-weight="normal" style:font-weight-asian="normal" style:font-weight-complex="normal"/>
    </style:style>
    <style:style style:name="ce137" style:family="table-cell" style:parent-style-name="Default" style:data-style-name="N11">
      <style:table-cell-properties fo:border-bottom="1.5pt solid #000000" fo:background-color="#c8ffff" fo:border-left="0.51pt solid #000000" fo:padding="0.15cm" fo:border-right="0.99pt solid #000000" fo:border-top="0.26pt solid #000000" style:vertical-align="middle"/>
      <style:text-properties fo:font-weight="normal" style:font-weight-asian="normal" style:font-weight-complex="normal"/>
    </style:style>
    <style:style style:name="ce138" style:family="table-cell" style:parent-style-name="Default" style:data-style-name="N11">
      <style:table-cell-properties fo:border-bottom="2.01pt solid #000000" fo:background-color="#b4c7dc" fo:border-left="0.51pt solid #000000" fo:padding="0.15cm" fo:border-right="0.99pt solid #000000" fo:border-top="1.5pt solid #000000" style:vertical-align="middle"/>
      <style:text-properties fo:font-weight="bold" style:font-weight-asian="bold" style:font-weight-complex="bold"/>
    </style:style>
    <style:style style:name="ce139" style:family="table-cell" style:parent-style-name="Default" style:data-style-name="N11">
      <style:table-cell-properties fo:border-bottom="0.26pt solid #000000" fo:background-color="#c8ffff" fo:border-left="0.99pt solid #000000" fo:padding="0.15cm" fo:border-right="1.5pt solid #000000" fo:border-top="1.5pt solid #000000" style:vertical-align="middle"/>
      <style:text-properties fo:font-weight="bold" style:font-weight-asian="bold" style:font-weight-complex="bold"/>
    </style:style>
    <style:style style:name="ce140" style:family="table-cell" style:parent-style-name="Default" style:data-style-name="N11">
      <style:table-cell-properties fo:border-bottom="0.26pt solid #000000" fo:background-color="#c8ffff" fo:border-left="0.99pt solid #000000" fo:padding="0.15cm" fo:border-right="1.5pt solid #000000" fo:border-top="0.26pt solid #000000" style:vertical-align="middle"/>
      <style:text-properties fo:font-weight="normal" style:font-weight-asian="normal" style:font-weight-complex="normal"/>
    </style:style>
    <style:style style:name="ce141" style:family="table-cell" style:parent-style-name="Default" style:data-style-name="N11">
      <style:table-cell-properties fo:border-bottom="0.26pt solid #000000" fo:background-color="#b4c7dc" fo:border-left="0.99pt solid #000000" fo:padding="0.15cm" fo:border-right="1.5pt solid #000000" fo:border-top="0.26pt solid #000000" style:vertical-align="middle"/>
      <style:text-properties fo:font-weight="bold" style:font-weight-asian="bold" style:font-weight-complex="bold"/>
    </style:style>
    <style:style style:name="ce142" style:family="table-cell" style:parent-style-name="Default" style:data-style-name="N11">
      <style:table-cell-properties fo:border-bottom="0.26pt solid #000000" fo:background-color="#b4c7dc" fo:border-left="0.99pt solid #000000" fo:padding="0.15cm" fo:border-right="1.5pt solid #000000" fo:border-top="0.26pt solid #000000" style:vertical-align="middle"/>
      <style:text-properties fo:font-weight="normal" style:font-weight-asian="normal" style:font-weight-complex="normal"/>
    </style:style>
    <style:style style:name="ce143" style:family="table-cell" style:parent-style-name="Default" style:data-style-name="N11">
      <style:table-cell-properties fo:border-bottom="2.01pt solid #000000" fo:background-color="#b4c7dc" fo:border-left="0.99pt solid #000000" fo:padding="0.15cm" fo:border-right="1.5pt solid #000000" fo:border-top="0.26pt solid #000000" style:vertical-align="middle"/>
      <style:text-properties fo:font-weight="bold" style:font-weight-asian="bold" style:font-weight-complex="bold"/>
    </style:style>
    <style:style style:name="ce144" style:family="table-cell" style:parent-style-name="Default">
      <style:table-cell-properties fo:border-bottom="1.5pt solid #000000" fo:background-color="#ffff00" style:text-align-source="fix" style:repeat-content="false" fo:border-left="0.99pt solid #000000" fo:padding="0.15cm" fo:border-right="0.99pt solid #000000" fo:border-top="2.01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 style:data-style-name="N104">
      <style:table-cell-properties fo:border-bottom="0.26pt solid #000000" fo:background-color="#ffffa6" fo:border-left="0.99pt solid #000000" fo:padding="0.15cm" fo:border-right="0.51pt solid #000000" fo:border-top="0.26pt solid #000000" style:vertical-align="middle"/>
      <style:text-properties fo:font-weight="normal" style:font-weight-asian="normal" style:font-weight-complex="normal"/>
    </style:style>
    <style:style style:name="ce146" style:family="table-cell" style:parent-style-name="Default" style:data-style-name="N104">
      <style:table-cell-properties fo:border-bottom="1.5pt solid #000000" fo:background-color="#ffffa6" fo:border-left="0.99pt solid #000000" fo:padding="0.15cm" fo:border-right="0.51pt solid #000000" fo:border-top="0.26pt solid #000000" style:vertical-align="middle"/>
      <style:text-properties fo:font-weight="normal" style:font-weight-asian="normal" style:font-weight-complex="normal"/>
    </style:style>
    <style:style style:name="ce147" style:family="table-cell" style:parent-style-name="Default" style:data-style-name="N104">
      <style:table-cell-properties fo:border-bottom="0.26pt solid #000000" fo:background-color="#b4c7dc" fo:border-left="1.5pt solid #000000" fo:padding="0.15cm" fo:border-right="0.51pt solid #000000" fo:border-top="1.5pt solid #000000" style:vertical-align="middle"/>
      <style:text-properties fo:font-weight="bold" style:font-weight-asian="bold" style:font-weight-complex="bold"/>
    </style:style>
    <style:style style:name="ce148" style:family="table-cell" style:parent-style-name="Default" style:data-style-name="N104">
      <style:table-cell-properties fo:border-bottom="0.26pt solid #000000" fo:background-color="#ffffa6" fo:border-left="1.5pt solid #000000" fo:padding="0.15cm" fo:border-right="0.51pt solid #000000" fo:border-top="0.26pt solid #000000" style:vertical-align="middle"/>
      <style:text-properties fo:font-weight="normal" style:font-weight-asian="normal" style:font-weight-complex="normal"/>
    </style:style>
    <style:style style:name="ce149" style:family="table-cell" style:parent-style-name="Default" style:data-style-name="N104">
      <style:table-cell-properties fo:border-bottom="1.5pt solid #000000" fo:background-color="#ffffa6" fo:border-left="1.5pt solid #000000" fo:padding="0.15cm" fo:border-right="0.51pt solid #000000" fo:border-top="0.26pt solid #000000" style:vertical-align="middle"/>
      <style:text-properties fo:font-weight="normal" style:font-weight-asian="normal" style:font-weight-complex="normal"/>
    </style:style>
    <style:style style:name="ce150" style:family="table-cell" style:parent-style-name="Default" style:data-style-name="N104">
      <style:table-cell-properties fo:border-bottom="2.01pt solid #000000" fo:background-color="#b4c7dc" fo:border-left="1.5pt solid #000000" fo:padding="0.15cm" fo:border-right="0.51pt solid #000000" fo:border-top="1.5pt solid #000000" style:vertical-align="middle"/>
      <style:text-properties fo:font-weight="bold" style:font-weight-asian="bold" style:font-weight-complex="bold"/>
    </style:style>
    <style:style style:name="ce151" style:family="table-cell" style:parent-style-name="Default" style:data-style-name="N104">
      <style:table-cell-properties fo:border-bottom="0.26pt solid #000000" fo:background-color="#ffffa6" fo:border-left="1.5pt solid #000000" fo:padding="0.15cm" fo:border-right="0.99pt solid #000000" fo:border-top="1.5pt solid #000000" style:vertical-align="middle"/>
      <style:text-properties fo:font-weight="bold" style:font-weight-asian="bold" style:font-weight-complex="bold"/>
    </style:style>
    <style:style style:name="ce152" style:family="table-cell" style:parent-style-name="Default" style:data-style-name="N104">
      <style:table-cell-properties fo:border-bottom="0.26pt solid #000000" fo:background-color="#ffffa6" fo:border-left="1.5pt solid #000000" fo:padding="0.15cm" fo:border-right="0.99pt solid #000000" fo:border-top="0.26pt solid #000000" style:vertical-align="middle"/>
      <style:text-properties fo:font-weight="normal" style:font-weight-asian="normal" style:font-weight-complex="normal"/>
    </style:style>
    <style:style style:name="ce153" style:family="table-cell" style:parent-style-name="Default">
      <style:table-cell-properties fo:border-bottom="1.5pt solid #000000" fo:background-color="#00ffff" style:text-align-source="fix" style:repeat-content="false" fo:border-left="0.99pt solid #000000" fo:padding="0.15cm" fo:border-right="0.99pt solid #000000" fo:border-top="2.01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 style:data-style-name="N11">
      <style:table-cell-properties fo:border-bottom="0.26pt solid #000000" fo:background-color="#b4c7dc" fo:border-left="0.51pt solid #000000" fo:padding="0.15cm" fo:border-right="1.5pt solid #000000" fo:border-top="1.5pt solid #000000" style:vertical-align="middle"/>
      <style:text-properties fo:font-weight="bold" style:font-weight-asian="bold" style:font-weight-complex="bold"/>
    </style:style>
    <style:style style:name="ce155" style:family="table-cell" style:parent-style-name="Default" style:data-style-name="N11">
      <style:table-cell-properties fo:border-bottom="0.26pt solid #000000" fo:background-color="#c8ffff" fo:border-left="0.51pt solid #000000" fo:padding="0.15cm" fo:border-right="1.5pt solid #000000" fo:border-top="0.26pt solid #000000" style:vertical-align="middle"/>
      <style:text-properties fo:font-weight="normal" style:font-weight-asian="normal" style:font-weight-complex="normal"/>
    </style:style>
    <style:style style:name="ce156" style:family="table-cell" style:parent-style-name="Default" style:data-style-name="N11">
      <style:table-cell-properties fo:border-bottom="1.5pt solid #000000" fo:background-color="#c8ffff" fo:border-left="0.51pt solid #000000" fo:padding="0.15cm" fo:border-right="1.5pt solid #000000" fo:border-top="0.26pt solid #000000" style:vertical-align="middle"/>
      <style:text-properties fo:font-weight="normal" style:font-weight-asian="normal" style:font-weight-complex="normal"/>
    </style:style>
    <style:style style:name="ce157" style:family="table-cell" style:parent-style-name="Default" style:data-style-name="N11">
      <style:table-cell-properties fo:border-bottom="2.01pt solid #000000" fo:background-color="#b4c7dc" fo:border-left="0.51pt solid #000000" fo:padding="0.15cm" fo:border-right="1.5pt solid #000000" fo:border-top="1.5pt solid #000000" style:vertical-align="middle"/>
      <style:text-properties fo:font-weight="bold" style:font-weight-asian="bold" style:font-weight-complex="bold"/>
    </style:style>
    <style:style style:name="ce158" style:family="table-cell" style:parent-style-name="Default">
      <style:table-cell-properties fo:border-bottom="1.5pt solid #000000" fo:background-color="#ffff00" style:text-align-source="fix" style:repeat-content="false" fo:border-left="1.5pt solid #000000" fo:padding="0.15cm" fo:border-right="0.99pt solid #000000" fo:border-top="2.01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>
      <style:table-cell-properties fo:border-bottom="1.5pt solid #000000" fo:background-color="#00ffff" style:text-align-source="fix" style:repeat-content="false" fo:border-left="0.99pt solid #000000" fo:padding="0.15cm" fo:border-right="2.01pt solid #000000" fo:border-top="2.01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 style:data-style-name="N11">
      <style:table-cell-properties fo:border-bottom="0.26pt solid #000000" fo:background-color="#b4c7dc" fo:border-left="0.51pt solid #000000" fo:padding="0.15cm" fo:border-right="2.01pt solid #000000" fo:border-top="1.5pt solid #000000" style:vertical-align="middle"/>
      <style:text-properties fo:font-weight="bold" style:font-weight-asian="bold" style:font-weight-complex="bold"/>
    </style:style>
    <style:style style:name="ce161" style:family="table-cell" style:parent-style-name="Default" style:data-style-name="N11">
      <style:table-cell-properties fo:border-bottom="0.26pt solid #000000" fo:background-color="#c8ffff" fo:border-left="0.51pt solid #000000" fo:padding="0.15cm" fo:border-right="2.01pt solid #000000" fo:border-top="0.26pt solid #000000" style:vertical-align="middle"/>
      <style:text-properties fo:font-weight="normal" style:font-weight-asian="normal" style:font-weight-complex="normal"/>
    </style:style>
    <style:style style:name="ce162" style:family="table-cell" style:parent-style-name="Default" style:data-style-name="N11">
      <style:table-cell-properties fo:border-bottom="1.5pt solid #000000" fo:background-color="#c8ffff" fo:border-left="0.51pt solid #000000" fo:padding="0.15cm" fo:border-right="2.01pt solid #000000" fo:border-top="0.26pt solid #000000" style:vertical-align="middle"/>
      <style:text-properties fo:font-weight="normal" style:font-weight-asian="normal" style:font-weight-complex="normal"/>
    </style:style>
    <style:style style:name="ce163" style:family="table-cell" style:parent-style-name="Default" style:data-style-name="N11">
      <style:table-cell-properties fo:border-bottom="2.01pt solid #000000" fo:background-color="#b4c7dc" fo:border-left="0.51pt solid #000000" fo:padding="0.15cm" fo:border-right="2.01pt solid #000000" fo:border-top="1.5pt solid #000000" style:vertical-align="middle"/>
      <style:text-properties fo:font-weight="bold" style:font-weight-asian="bold" style:font-weight-complex="bold"/>
    </style:style>
    <style:style style:name="ce164" style:family="table-cell" style:parent-style-name="Default" style:data-style-name="N11">
      <style:table-cell-properties fo:border-bottom="0.26pt solid #000000" fo:background-color="#c8ffff" fo:border-left="0.99pt solid #000000" fo:padding="0.15cm" fo:border-right="2.01pt solid #000000" fo:border-top="1.5pt solid #000000" style:vertical-align="middle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ff0000" style:text-align-source="fix" style:repeat-content="false" fo:border="2.49pt solid #000000" fo:padding="0.15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6" style:family="table-cell" style:parent-style-name="Default">
      <style:table-cell-properties fo:border-bottom="2.01pt solid #000000" fo:background-color="#ff0000" style:text-align-source="fix" style:repeat-content="false" fo:border-left="2.49pt solid #000000" fo:padding="0.15cm" fo:border-right="1.5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66" style:family="table-cell" style:parent-style-name="Default">
      <style:table-cell-properties fo:border-bottom="0.99pt solid #000000" fo:background-color="#00ffff" fo:border-left="2.49pt solid #000000" fo:padding="0.15cm" fo:border-right="1.5pt solid #000000" fo:border-top="none" style:vertical-align="middle"/>
    </style:style>
    <style:style style:name="ce667" style:family="table-cell" style:parent-style-name="Default">
      <style:table-cell-properties fo:border-bottom="0.99pt solid #000000" fo:background-color="#00ffff" fo:border-left="2.49pt solid #000000" fo:padding="0.15cm" fo:border-right="1.5pt solid #000000" fo:border-top="0.99pt solid #000000" style:vertical-align="middle"/>
    </style:style>
    <style:style style:name="ce668" style:family="table-cell" style:parent-style-name="Default">
      <style:table-cell-properties fo:border-bottom="2.49pt solid #000000" fo:background-color="#00ffff" fo:border-left="2.49pt solid #000000" fo:padding="0.15cm" fo:border-right="1.5pt solid #000000" fo:border-top="0.99pt solid #000000" style:vertical-align="middle"/>
    </style:style>
    <style:style style:name="ce170" style:family="table-cell" style:parent-style-name="Default">
      <style:table-cell-properties fo:border-bottom="1.5pt solid #000000" fo:background-color="#ff0000" style:text-align-source="fix" style:repeat-content="false" fo:wrap-option="no-wrap" fo:border-left="2.01pt solid #000000" fo:padding="0.101cm" fo:border-right="0.99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-bottom="0.26pt solid #000000" fo:background-color="#2a6099" fo:wrap-option="no-wrap" fo:border-left="2.01pt solid #000000" fo:padding="0.101cm" fo:border-right="0.99pt solid #000000" fo:border-top="1.5pt solid #000000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-bottom="0.26pt solid #000000" fo:background-color="#00ffff" fo:wrap-option="no-wrap" fo:border-left="2.01pt solid #000000" fo:padding="0.101cm" fo:border-right="0.99pt solid #000000" fo:border-top="0.26pt solid #000000"/>
    </style:style>
    <style:style style:name="ce173" style:family="table-cell" style:parent-style-name="Default">
      <style:table-cell-properties fo:border-bottom="1.5pt solid #000000" fo:background-color="#00ffff" fo:wrap-option="no-wrap" fo:border-left="2.01pt solid #000000" fo:padding="0.101cm" fo:border-right="0.99pt solid #000000" fo:border-top="0.26pt solid #000000"/>
    </style:style>
    <style:style style:name="ce174" style:family="table-cell" style:parent-style-name="Default">
      <style:table-cell-properties fo:border-bottom="2.01pt solid #000000" fo:background-color="#2a6099" fo:wrap-option="no-wrap" fo:border-left="2.01pt solid #000000" fo:padding="0.101cm" fo:border-right="0.99pt solid #000000" fo:border-top="1.5pt solid #000000"/>
      <style:text-properties fo:font-weight="bold" style:font-weight-asian="bold" style:font-weight-complex="bold"/>
    </style:style>
    <style:style style:name="ce175" style:family="table-cell" style:parent-style-name="Default">
      <style:table-cell-properties fo:border-bottom="1.5pt solid #000000" fo:background-color="#2a6099" style:text-align-source="value-type" style:repeat-content="false" fo:wrap-option="no-wrap" fo:border-left="1.5pt solid #000000" fo:padding="0.101cm" fo:border-right="0.99pt solid #000000" fo:border-top="1.5pt solid #000000" style:vertical-align="middle"/>
      <style:paragraph-properties fo:margin-left="0cm"/>
      <style:text-properties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ff0000" style:text-align-source="fix" style:repeat-content="false" fo:border-left="none" fo:padding="0.15cm" fo:border-right="2.49pt solid #000000" fo:border-top="2.49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fo:border-bottom="2.01pt solid #000000" fo:background-color="#ff0000" style:text-align-source="fix" style:repeat-content="false" fo:border-left="1.5pt solid #000000" fo:padding="0.15cm" fo:border-right="2.49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72" style:family="table-cell" style:parent-style-name="Default" style:data-style-name="N0">
      <style:table-cell-properties fo:border-bottom="0.99pt solid #000000" fo:background-color="#c8ffff" fo:border-left="1.5pt solid #000000" fo:padding="0.15cm" fo:border-right="2.49pt solid #000000" fo:border-top="none" style:vertical-align="middle"/>
    </style:style>
    <style:style style:name="ce673" style:family="table-cell" style:parent-style-name="Default" style:data-style-name="N0">
      <style:table-cell-properties fo:border-bottom="0.99pt solid #000000" fo:background-color="#c8ffff" fo:border-left="1.5pt solid #000000" fo:padding="0.15cm" fo:border-right="2.49pt solid #000000" fo:border-top="0.99pt solid #000000" style:vertical-align="middle"/>
    </style:style>
    <style:style style:name="ce674" style:family="table-cell" style:parent-style-name="Default" style:data-style-name="N0">
      <style:table-cell-properties fo:border-bottom="2.49pt solid #000000" fo:background-color="#c8ffff" fo:border-left="1.5pt solid #000000" fo:padding="0.15cm" fo:border-right="2.49pt solid #000000" fo:border-top="0.99pt solid #000000" style:vertical-align="middle"/>
    </style:style>
    <style:style style:name="ce181" style:family="table-cell" style:parent-style-name="Default">
      <style:table-cell-properties fo:border-bottom="1.5pt solid #000000" fo:background-color="#ff0000" style:text-align-source="fix" style:repeat-content="false" fo:wrap-option="no-wrap" fo:border-left="0.99pt solid #000000" fo:padding="0.101cm" fo:border-right="2.01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2" style:family="table-cell" style:parent-style-name="Default" style:data-style-name="N104">
      <style:table-cell-properties fo:border-bottom="0.26pt solid #000000" fo:background-color="#b4c7dc" fo:wrap-option="no-wrap" fo:border-left="0.99pt solid #000000" fo:padding="0.101cm" fo:border-right="2.01pt solid #000000" fo:border-top="1.5pt solid #000000"/>
      <style:text-properties fo:font-weight="bold" style:font-weight-asian="bold" style:font-weight-complex="bold"/>
    </style:style>
    <style:style style:name="ce183" style:family="table-cell" style:parent-style-name="Default" style:data-style-name="N104">
      <style:table-cell-properties fo:border-bottom="0.26pt solid #000000" fo:background-color="#c8ffff" fo:wrap-option="no-wrap" fo:border-left="0.99pt solid #000000" fo:padding="0.101cm" fo:border-right="2.01pt solid #000000" fo:border-top="0.26pt solid #000000"/>
    </style:style>
    <style:style style:name="ce184" style:family="table-cell" style:parent-style-name="Default" style:data-style-name="N104">
      <style:table-cell-properties fo:border-bottom="1.5pt solid #000000" fo:background-color="#c8ffff" fo:wrap-option="no-wrap" fo:border-left="0.99pt solid #000000" fo:padding="0.101cm" fo:border-right="2.01pt solid #000000" fo:border-top="0.26pt solid #000000"/>
    </style:style>
    <style:style style:name="ce185" style:family="table-cell" style:parent-style-name="Default" style:data-style-name="N104">
      <style:table-cell-properties fo:border-bottom="2.01pt solid #000000" fo:background-color="#b4c7dc" fo:wrap-option="no-wrap" fo:border-left="0.99pt solid #000000" fo:padding="0.101cm" fo:border-right="2.01pt solid #000000" fo:border-top="1.5pt solid #000000"/>
      <style:text-properties fo:font-weight="bold" style:font-weight-asian="bold" style:font-weight-complex="bold"/>
    </style:style>
    <style:style style:name="ce186" style:family="table-cell" style:parent-style-name="Default" style:data-style-name="N104">
      <style:table-cell-properties fo:border-bottom="1.5pt solid #000000" fo:background-color="#b4c7dc" style:text-align-source="value-type" style:repeat-content="false" fo:wrap-option="no-wrap" fo:border-left="0.99pt solid #000000" fo:padding="0.101cm" fo:border-right="1.5pt solid #000000" fo:border-top="1.5pt solid #000000" style:vertical-align="middle"/>
      <style:paragraph-properties fo:margin-left="0cm"/>
    </style:style>
    <style:style style:name="ce187" style:family="table-cell" style:parent-style-name="Default">
      <style:table-cell-properties fo:border-bottom="0.26pt solid #000000" fo:background-color="#00ffff" style:text-align-source="fix" style:repeat-content="false" fo:wrap-option="no-wrap" fo:border-left="2.01pt solid #000000" fo:padding="0.101cm" fo:border-right="0.99pt solid #000000" fo:border-top="0.26pt solid #000000"/>
      <style:paragraph-properties fo:text-align="start" fo:margin-left="0cm"/>
    </style:style>
    <style:style style:name="ce681" style:family="table-cell" style:parent-style-name="Default" style:data-style-name="N104">
      <style:table-cell-properties fo:border-bottom="0.26pt solid #000000" fo:background-color="#dddddd" fo:wrap-option="no-wrap" fo:border-left="0.99pt solid #000000" fo:padding="0.101cm" fo:border-right="2.01pt solid #000000" fo:border-top="1.5pt solid #000000" style:vertical-align="middle"/>
      <style:text-properties fo:font-weight="bold" style:font-weight-asian="bold" style:font-weight-complex="bold"/>
    </style:style>
    <style:style style:name="ce189" style:family="table-cell" style:parent-style-name="Default" style:data-style-name="N104">
      <style:table-cell-properties fo:border-bottom="0.26pt solid #000000" fo:background-color="#c8ffff" fo:wrap-option="no-wrap" fo:border-left="0.99pt solid #000000" fo:padding="0.101cm" fo:border-right="2.01pt solid #000000" fo:border-top="0.26pt solid #000000" style:vertical-align="middle"/>
    </style:style>
    <style:style style:name="ce190" style:family="table-cell" style:parent-style-name="Default" style:data-style-name="N104">
      <style:table-cell-properties fo:border-bottom="1.5pt solid #000000" fo:background-color="#c8ffff" fo:wrap-option="no-wrap" fo:border-left="0.99pt solid #000000" fo:padding="0.101cm" fo:border-right="2.01pt solid #000000" fo:border-top="0.26pt solid #000000" style:vertical-align="middle"/>
    </style:style>
    <style:style style:name="ce684" style:family="table-cell" style:parent-style-name="Default" style:data-style-name="N104">
      <style:table-cell-properties fo:border-bottom="2.01pt solid #000000" fo:background-color="#dddddd" fo:wrap-option="no-wrap" fo:border-left="0.99pt solid #000000" fo:padding="0.101cm" fo:border-right="2.01pt solid #000000" fo:border-top="1.5pt solid #000000" style:vertical-align="middle"/>
      <style:text-properties fo:font-weight="bold" style:font-weight-asian="bold" style:font-weight-complex="bold"/>
    </style:style>
    <style:style style:name="ce685" style:family="table-cell" style:parent-style-name="Default" style:data-style-name="N104"/>
    <style:style style:name="ce193" style:family="table-cell" style:parent-style-name="Default">
      <style:table-cell-properties fo:border-bottom="0.26pt solid #000000" fo:background-color="#2a6099" fo:wrap-option="no-wrap" fo:border-left="2.01pt solid #000000" fo:padding="0.101cm" fo:border-right="0.99pt solid #000000" fo:border-top="none" style:vertical-align="middle"/>
      <style:text-properties fo:font-weight="bold" style:font-weight-asian="bold" style:font-weight-complex="bold"/>
    </style:style>
    <style:style style:name="ce194" style:family="table-cell" style:parent-style-name="Default">
      <style:table-cell-properties fo:border-bottom="0.26pt solid #000000" fo:background-color="#00ffff" fo:wrap-option="no-wrap" fo:border-left="2.01pt solid #000000" fo:padding="0.101cm" fo:border-right="0.99pt solid #000000" fo:border-top="0.26pt solid #000000" style:vertical-align="middle"/>
    </style:style>
    <style:style style:name="ce195" style:family="table-cell" style:parent-style-name="Default">
      <style:table-cell-properties fo:border-bottom="0.26pt solid #000000" fo:background-color="#2a6099" fo:wrap-option="no-wrap" fo:border-left="2.01pt solid #000000" fo:padding="0.101cm" fo:border-right="0.99pt solid #000000" fo:border-top="0.26pt solid #000000" style:vertical-align="middle"/>
      <style:text-properties fo:font-weight="bold" style:font-weight-asian="bold" style:font-weight-complex="bold"/>
    </style:style>
    <style:style style:name="ce196" style:family="table-cell" style:parent-style-name="Default">
      <style:table-cell-properties fo:border-bottom="0.26pt solid #000000" fo:background-color="#2a6099" fo:wrap-option="no-wrap" fo:border-left="2.01pt solid #000000" fo:padding="0.101cm" fo:border-right="0.99pt solid #000000" fo:border-top="0.26pt solid #000000" style:vertical-align="middle"/>
    </style:style>
    <style:style style:name="ce197" style:family="table-cell" style:parent-style-name="Default">
      <style:table-cell-properties fo:border-bottom="0.26pt solid #000000" fo:background-color="#00ffff" style:text-align-source="fix" style:repeat-content="false" fo:wrap-option="no-wrap" fo:border-left="2.01pt solid #000000" fo:padding="0.101cm" fo:border-right="0.99pt solid #000000" fo:border-top="0.26pt solid #000000" style:vertical-align="middle"/>
      <style:paragraph-properties fo:text-align="start" fo:margin-left="0.353cm"/>
    </style:style>
    <style:style style:name="ce198" style:family="table-cell" style:parent-style-name="Default">
      <style:table-cell-properties fo:border-bottom="2.01pt solid #000000" fo:background-color="#2a6099" fo:wrap-option="no-wrap" fo:border-left="2.01pt solid #000000" fo:padding="0.101cm" fo:border-right="0.99pt solid #000000" fo:border-top="0.26pt solid #000000" style:vertical-align="middle"/>
      <style:text-properties fo:font-weight="bold" style:font-weight-asian="bold" style:font-weight-complex="bold"/>
    </style:style>
    <style:style style:name="ce199" style:family="table-cell" style:parent-style-name="Default">
      <style:table-cell-properties fo:border-bottom="1.5pt solid #000000" fo:background-color="#ff0000" style:text-align-source="fix" style:repeat-content="false" fo:wrap-option="no-wrap" fo:border-left="none" fo:padding="0.101cm" fo:border-right="2.01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0" style:family="table-cell" style:parent-style-name="Default" style:data-style-name="N104">
      <style:table-cell-properties fo:border-bottom="0.26pt solid #000000" fo:background-color="#b4c7dc" fo:wrap-option="no-wrap" fo:border-left="none" fo:padding="0.101cm" fo:border-right="2.01pt solid #000000" fo:border-top="none" style:vertical-align="middle"/>
      <style:text-properties fo:font-weight="bold" style:font-weight-asian="bold" style:font-weight-complex="bold"/>
    </style:style>
    <style:style style:name="ce201" style:family="table-cell" style:parent-style-name="Default" style:data-style-name="N104">
      <style:table-cell-properties fo:border-bottom="0.26pt solid #000000" fo:background-color="#c8ffff" fo:wrap-option="no-wrap" fo:border-left="none" fo:padding="0.101cm" fo:border-right="2.01pt solid #000000" fo:border-top="0.26pt solid #000000" style:vertical-align="middle"/>
      <style:text-properties fo:font-weight="normal" style:font-weight-asian="normal" style:font-weight-complex="normal"/>
    </style:style>
    <style:style style:name="ce202" style:family="table-cell" style:parent-style-name="Default" style:data-style-name="N104">
      <style:table-cell-properties fo:border-bottom="0.26pt solid #000000" fo:background-color="#b4c7dc" fo:wrap-option="no-wrap" fo:border-left="none" fo:padding="0.101cm" fo:border-right="2.01pt solid #000000" fo:border-top="0.26pt solid #000000" style:vertical-align="middle"/>
      <style:text-properties fo:font-weight="bold" style:font-weight-asian="bold" style:font-weight-complex="bold"/>
    </style:style>
    <style:style style:name="ce203" style:family="table-cell" style:parent-style-name="Default" style:data-style-name="N104">
      <style:table-cell-properties fo:border-bottom="0.26pt solid #000000" fo:background-color="#b4c7dc" fo:wrap-option="no-wrap" fo:border-left="none" fo:padding="0.101cm" fo:border-right="2.01pt solid #000000" fo:border-top="0.26pt solid #000000" style:vertical-align="middle"/>
      <style:text-properties fo:font-weight="normal" style:font-weight-asian="normal" style:font-weight-complex="normal"/>
    </style:style>
    <style:style style:name="ce204" style:family="table-cell" style:parent-style-name="Default" style:data-style-name="N104">
      <style:table-cell-properties fo:border-bottom="2.01pt solid #000000" fo:background-color="#b4c7dc" fo:wrap-option="no-wrap" fo:border-left="none" fo:padding="0.101cm" fo:border-right="2.01pt solid #000000" fo:border-top="0.26pt solid #000000" style:vertical-align="middle"/>
      <style:text-properties fo:font-weight="bold" style:font-weight-asian="bold" style:font-weight-complex="bold"/>
    </style:style>
    <style:style style:name="T1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lanço Patrimonial B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525" table:number-columns-repeated="9"/>
        </table:table-row>
        <table:table-row table:style-name="ro2">
          <table:table-cell table:style-name="ce525"/>
          <table:table-cell table:style-name="ce5" office:value-type="string" calcext:value-type="string" table:number-columns-spanned="2" table:number-rows-spanned="1">
            <text:p>Balanço Patrimonial</text:p>
          </table:table-cell>
          <table:covered-table-cell table:style-name="ce27"/>
          <table:table-cell table:style-name="ce532"/>
          <table:table-cell table:style-name="ce5" office:value-type="string" calcext:value-type="string" table:number-columns-spanned="2" table:number-rows-spanned="1">
            <text:p>Balanço Patrimonial</text:p>
          </table:table-cell>
          <table:covered-table-cell table:style-name="ce27"/>
          <table:table-cell table:style-name="ce532"/>
          <table:table-cell table:style-name="ce38" office:value-type="string" calcext:value-type="string" table:number-columns-spanned="2" table:number-rows-spanned="1">
            <text:p>Demonstração de Resultados do Exercício</text:p>
          </table:table-cell>
          <table:covered-table-cell table:style-name="ce27"/>
        </table:table-row>
        <table:table-row table:style-name="ro2">
          <table:table-cell table:style-name="ce525"/>
          <table:table-cell table:style-name="ce9" office:value-type="string" calcext:value-type="string">
            <text:p>Ativo</text:p>
          </table:table-cell>
          <table:table-cell table:style-name="ce28" office:value-type="string" calcext:value-type="string">
            <text:p>Valores</text:p>
          </table:table-cell>
          <table:table-cell table:style-name="ce532"/>
          <table:table-cell table:style-name="ce9" office:value-type="string" calcext:value-type="string">
            <text:p>Passivo</text:p>
          </table:table-cell>
          <table:table-cell table:style-name="ce28" office:value-type="string" calcext:value-type="string">
            <text:p>Valores</text:p>
          </table:table-cell>
          <table:table-cell table:style-name="ce532"/>
          <table:table-cell table:style-name="ce9" office:value-type="string" calcext:value-type="string">
            <text:p>Campos</text:p>
          </table:table-cell>
          <table:table-cell table:style-name="ce28" office:value-type="string" calcext:value-type="string">
            <text:p>Valores</text:p>
          </table:table-cell>
        </table:table-row>
        <table:table-row table:style-name="ro1">
          <table:table-cell table:style-name="ce525"/>
          <table:table-cell table:style-name="ce528" office:value-type="string" calcext:value-type="string">
            <text:p>Circulante</text:p>
          </table:table-cell>
          <table:table-cell table:style-name="ce536" table:formula="of:=SUM([.C5:.C10])" office:value-type="currency" office:currency="BRL" office:value="553093" calcext:value-type="currency">
            <text:p>R$ 553.093,00</text:p>
          </table:table-cell>
          <table:table-cell table:style-name="ce532"/>
          <table:table-cell table:style-name="ce528" office:value-type="string" calcext:value-type="string">
            <text:p>Circulante</text:p>
          </table:table-cell>
          <table:table-cell table:style-name="ce541" table:formula="of:=SUM([.F5:.F9])" office:value-type="currency" office:currency="BRL" office:value="143860" calcext:value-type="currency">
            <text:p>R$ 143.860,00</text:p>
          </table:table-cell>
          <table:table-cell table:style-name="ce532"/>
          <table:table-cell table:style-name="ce546" office:value-type="string" calcext:value-type="string">
            <text:p>Receita Líquida</text:p>
          </table:table-cell>
          <table:table-cell table:style-name="ce552" office:value-type="currency" office:currency="BRL" office:value="962950" calcext:value-type="currency">
            <text:p>R$ 962.950,00</text:p>
          </table:table-cell>
        </table:table-row>
        <table:table-row table:style-name="ro1">
          <table:table-cell table:style-name="ce525"/>
          <table:table-cell table:style-name="ce529" office:value-type="string" calcext:value-type="string">
            <text:p>Caixas e equivalentes de caixa</text:p>
          </table:table-cell>
          <table:table-cell table:style-name="ce537" office:value-type="currency" office:currency="BRL" office:value="13786" calcext:value-type="currency">
            <text:p>R$ 13.786,00</text:p>
          </table:table-cell>
          <table:table-cell table:style-name="ce532"/>
          <table:table-cell table:style-name="ce529" office:value-type="string" calcext:value-type="string">
            <text:p>Empréstimo e Financiamento</text:p>
          </table:table-cell>
          <table:table-cell table:style-name="ce542" office:value-type="currency" office:currency="BRL" office:value="59835" calcext:value-type="currency">
            <text:p>R$ 59.835,00</text:p>
          </table:table-cell>
          <table:table-cell table:style-name="ce532"/>
          <table:table-cell table:style-name="ce547" office:value-type="string" calcext:value-type="string">
            <text:p>(-) Custo dos produtos vendidos</text:p>
          </table:table-cell>
          <table:table-cell table:style-name="ce553" office:value-type="currency" office:currency="BRL" office:value="537221" calcext:value-type="currency">
            <text:p>R$ 537.221,00</text:p>
          </table:table-cell>
        </table:table-row>
        <table:table-row table:style-name="ro1">
          <table:table-cell table:style-name="ce525"/>
          <table:table-cell table:style-name="ce529" office:value-type="string" calcext:value-type="string">
            <text:p>Aplicações Financeiras</text:p>
          </table:table-cell>
          <table:table-cell table:style-name="ce537" office:value-type="currency" office:currency="BRL" office:value="171905" calcext:value-type="currency">
            <text:p>R$ 171.905,00</text:p>
          </table:table-cell>
          <table:table-cell table:style-name="ce532"/>
          <table:table-cell table:style-name="ce529" office:value-type="string" calcext:value-type="string">
            <text:p>Fornecedores</text:p>
          </table:table-cell>
          <table:table-cell table:style-name="ce542" office:value-type="currency" office:currency="BRL" office:value="34859" calcext:value-type="currency">
            <text:p>R$ 34.859,00</text:p>
          </table:table-cell>
          <table:table-cell table:style-name="ce532"/>
          <table:table-cell table:style-name="ce548" office:value-type="string" calcext:value-type="string">
            <text:p>(=) Lucro Bruto</text:p>
          </table:table-cell>
          <table:table-cell table:style-name="ce554" table:formula="of:= [.I4] - [.I5]" office:value-type="currency" office:currency="BRL" office:value="425729" calcext:value-type="currency">
            <text:p>R$ 425.729,00</text:p>
          </table:table-cell>
        </table:table-row>
        <table:table-row table:style-name="ro1">
          <table:table-cell table:style-name="ce525"/>
          <table:table-cell table:style-name="ce529" office:value-type="string" calcext:value-type="string">
            <text:p>Contas a receber de clientes</text:p>
          </table:table-cell>
          <table:table-cell table:style-name="ce537" office:value-type="currency" office:currency="BRL" office:value="247498" calcext:value-type="currency">
            <text:p>R$ 247.498,00</text:p>
          </table:table-cell>
          <table:table-cell table:style-name="ce532"/>
          <table:table-cell table:style-name="ce529" office:value-type="string" calcext:value-type="string">
            <text:p>Obrigações fiscais e sociais</text:p>
          </table:table-cell>
          <table:table-cell table:style-name="ce542" office:value-type="currency" office:currency="BRL" office:value="18154" calcext:value-type="currency">
            <text:p>R$ 18.154,00</text:p>
          </table:table-cell>
          <table:table-cell table:style-name="ce532"/>
          <table:table-cell table:style-name="ce549" office:value-type="string" calcext:value-type="string">
            <text:p>(-/+) Despesas (receitas) operacionais</text:p>
          </table:table-cell>
          <table:table-cell table:style-name="ce555" table:formula="of:= [.I10] - [.I9] - [.I8]" office:value-type="currency" office:currency="BRL" office:value="-277239" calcext:value-type="currency">
            <text:p>-R$ 277.239,00</text:p>
          </table:table-cell>
        </table:table-row>
        <table:table-row table:style-name="ro1">
          <table:table-cell table:style-name="ce525"/>
          <table:table-cell table:style-name="ce529" office:value-type="string" calcext:value-type="string">
            <text:p>Estoques</text:p>
          </table:table-cell>
          <table:table-cell table:style-name="ce537" office:value-type="currency" office:currency="BRL" office:value="85108" calcext:value-type="currency">
            <text:p>R$ 85.108,00</text:p>
          </table:table-cell>
          <table:table-cell table:style-name="ce532"/>
          <table:table-cell table:style-name="ce529" office:value-type="string" calcext:value-type="string">
            <text:p>Obrigações trabalhistas</text:p>
          </table:table-cell>
          <table:table-cell table:style-name="ce542" office:value-type="currency" office:currency="BRL" office:value="13568" calcext:value-type="currency">
            <text:p>R$ 13.568,00</text:p>
          </table:table-cell>
          <table:table-cell table:style-name="ce532"/>
          <table:table-cell table:style-name="ce550" office:value-type="string" calcext:value-type="string">
            <text:p>(-) Despesas com vendas</text:p>
          </table:table-cell>
          <table:table-cell table:style-name="ce553" office:value-type="currency" office:currency="BRL" office:value="204438" calcext:value-type="currency">
            <text:p>R$ 204.438,00</text:p>
          </table:table-cell>
        </table:table-row>
        <table:table-row table:style-name="ro1">
          <table:table-cell table:style-name="ce525"/>
          <table:table-cell table:style-name="ce529" office:value-type="string" calcext:value-type="string">
            <text:p>Impostos a recuperar</text:p>
          </table:table-cell>
          <table:table-cell table:style-name="ce537" office:value-type="currency" office:currency="BRL" office:value="19188" calcext:value-type="currency">
            <text:p>R$ 19.188,00</text:p>
          </table:table-cell>
          <table:table-cell table:style-name="ce532"/>
          <table:table-cell table:style-name="ce530" office:value-type="string" calcext:value-type="string">
            <text:p>Outras obrigações</text:p>
          </table:table-cell>
          <table:table-cell table:style-name="ce543" office:value-type="currency" office:currency="BRL" office:value="17444" calcext:value-type="currency">
            <text:p>R$ 17.444,00</text:p>
          </table:table-cell>
          <table:table-cell table:style-name="ce532"/>
          <table:table-cell table:style-name="ce550" office:value-type="string" calcext:value-type="string">
            <text:p>(-) Despesas administrativas</text:p>
          </table:table-cell>
          <table:table-cell table:style-name="ce553" office:value-type="currency" office:currency="BRL" office:value="73812" calcext:value-type="currency">
            <text:p>R$ 73.812,00</text:p>
          </table:table-cell>
        </table:table-row>
        <table:table-row table:style-name="ro1">
          <table:table-cell table:style-name="ce525"/>
          <table:table-cell table:style-name="ce530" office:value-type="string" calcext:value-type="string">
            <text:p>Outros Créditos</text:p>
          </table:table-cell>
          <table:table-cell table:style-name="ce538" office:value-type="currency" office:currency="BRL" office:value="15608" calcext:value-type="currency">
            <text:p>R$ 15.608,00</text:p>
          </table:table-cell>
          <table:table-cell table:style-name="ce532"/>
          <table:table-cell table:style-name="ce528" office:value-type="string" calcext:value-type="string">
            <text:p>Não Circulante</text:p>
          </table:table-cell>
          <table:table-cell table:style-name="ce541" table:formula="of:=SUM([.F11:.F14])" office:value-type="currency" office:currency="BRL" office:value="45464" calcext:value-type="currency">
            <text:p>R$ 45.464,00</text:p>
          </table:table-cell>
          <table:table-cell table:style-name="ce532"/>
          <table:table-cell table:style-name="ce550" office:value-type="string" calcext:value-type="string">
            <text:p>(+/-) Outras receitas (despesas) operacionais líquidas</text:p>
          </table:table-cell>
          <table:table-cell table:style-name="ce553" office:value-type="currency" office:currency="BRL" office:value="1011" calcext:value-type="currency">
            <text:p>R$ 1.011,00</text:p>
          </table:table-cell>
        </table:table-row>
        <table:table-row table:style-name="ro1">
          <table:table-cell table:style-name="ce525"/>
          <table:table-cell table:style-name="ce528" office:value-type="string" calcext:value-type="string">
            <text:p>Não Circulante</text:p>
          </table:table-cell>
          <table:table-cell table:style-name="ce536" table:formula="of:=SUM([.C12:.C15])" office:value-type="currency" office:currency="BRL" office:value="150773" calcext:value-type="currency">
            <text:p>R$ 150.773,00</text:p>
          </table:table-cell>
          <table:table-cell table:style-name="ce532"/>
          <table:table-cell table:style-name="ce529" office:value-type="string" calcext:value-type="string">
            <text:p>Empréstimos e Financiamento</text:p>
          </table:table-cell>
          <table:table-cell table:style-name="ce542" office:value-type="currency" office:currency="BRL" office:value="38583" calcext:value-type="currency">
            <text:p>R$ 38.583,00</text:p>
          </table:table-cell>
          <table:table-cell table:style-name="ce532"/>
          <table:table-cell table:style-name="ce548" office:value-type="string" calcext:value-type="string">
            <text:p>(=) Lucro Operacional antes do Resultado Financeiro</text:p>
          </table:table-cell>
          <table:table-cell table:style-name="ce554" table:formula="of:=[.I6] + [.I7]" office:value-type="currency" office:currency="BRL" office:value="148490" calcext:value-type="currency">
            <text:p>R$ 148.490,00</text:p>
          </table:table-cell>
        </table:table-row>
        <table:table-row table:style-name="ro1">
          <table:table-cell table:style-name="ce525"/>
          <table:table-cell table:style-name="ce529" office:value-type="string" calcext:value-type="string">
            <text:p>Realizável a longo prazo</text:p>
          </table:table-cell>
          <table:table-cell table:style-name="ce537" office:value-type="currency" office:currency="BRL" office:value="15116" calcext:value-type="currency">
            <text:p>R$ 15.116,00</text:p>
          </table:table-cell>
          <table:table-cell table:style-name="ce532"/>
          <table:table-cell table:style-name="ce529" office:value-type="string" calcext:value-type="string">
            <text:p>Partes relacionadas</text:p>
          </table:table-cell>
          <table:table-cell table:style-name="ce542" office:value-type="currency" office:currency="BRL" office:value="873" calcext:value-type="currency">
            <text:p>R$ 873,00</text:p>
          </table:table-cell>
          <table:table-cell table:style-name="ce532"/>
          <table:table-cell table:style-name="ce547" office:value-type="string" calcext:value-type="string">
            <text:p>(+) Receitas Financeiras</text:p>
          </table:table-cell>
          <table:table-cell table:style-name="ce553" office:value-type="currency" office:currency="BRL" office:value="20457" calcext:value-type="currency">
            <text:p>R$ 20.457,00</text:p>
          </table:table-cell>
        </table:table-row>
        <table:table-row table:style-name="ro1">
          <table:table-cell table:style-name="ce525"/>
          <table:table-cell table:style-name="ce529" office:value-type="string" calcext:value-type="string">
            <text:p>Investimentos</text:p>
          </table:table-cell>
          <table:table-cell table:style-name="ce537" office:value-type="currency" office:currency="BRL" office:value="0" calcext:value-type="currency">
            <text:p>R$ 0,00</text:p>
          </table:table-cell>
          <table:table-cell table:style-name="ce532"/>
          <table:table-cell table:style-name="ce529" office:value-type="string" calcext:value-type="string">
            <text:p>Provisão para riscos trabalhistas, fiscais e cíveis</text:p>
          </table:table-cell>
          <table:table-cell table:style-name="ce542" office:value-type="currency" office:currency="BRL" office:value="4843" calcext:value-type="currency">
            <text:p>R$ 4.843,00</text:p>
          </table:table-cell>
          <table:table-cell table:style-name="ce532"/>
          <table:table-cell table:style-name="ce547" office:value-type="string" calcext:value-type="string">
            <text:p>(-) Despesas Financeiras</text:p>
          </table:table-cell>
          <table:table-cell table:style-name="ce553" office:value-type="currency" office:currency="BRL" office:value="12374" calcext:value-type="currency">
            <text:p>R$ 12.374,00</text:p>
          </table:table-cell>
        </table:table-row>
        <table:table-row table:style-name="ro1">
          <table:table-cell table:style-name="ce525"/>
          <table:table-cell table:style-name="ce529" office:value-type="string" calcext:value-type="string">
            <text:p>Imobilizado</text:p>
          </table:table-cell>
          <table:table-cell table:style-name="ce537" office:value-type="currency" office:currency="BRL" office:value="68543" calcext:value-type="currency">
            <text:p>R$ 68.543,00</text:p>
          </table:table-cell>
          <table:table-cell table:style-name="ce532"/>
          <table:table-cell table:style-name="ce530" office:value-type="string" calcext:value-type="string">
            <text:p>Outras obrigações</text:p>
          </table:table-cell>
          <table:table-cell table:style-name="ce543" office:value-type="currency" office:currency="BRL" office:value="1165" calcext:value-type="currency">
            <text:p>R$ 1.165,00</text:p>
          </table:table-cell>
          <table:table-cell table:style-name="ce532"/>
          <table:table-cell table:style-name="ce547" office:value-type="string" calcext:value-type="string">
            <text:p>(+/-) Variações cambiais líquidas</text:p>
          </table:table-cell>
          <table:table-cell table:style-name="ce553" office:value-type="currency" office:currency="BRL" office:value="-456" calcext:value-type="currency">
            <text:p>-R$ 456,00</text:p>
          </table:table-cell>
        </table:table-row>
        <table:table-row table:style-name="ro1">
          <table:table-cell table:style-name="ce525"/>
          <table:table-cell table:style-name="ce530" office:value-type="string" calcext:value-type="string">
            <text:p>Intangível</text:p>
          </table:table-cell>
          <table:table-cell table:style-name="ce538" office:value-type="currency" office:currency="BRL" office:value="67114" calcext:value-type="currency">
            <text:p>R$ 67.114,00</text:p>
          </table:table-cell>
          <table:table-cell table:style-name="ce532"/>
          <table:table-cell table:style-name="ce528" office:value-type="string" calcext:value-type="string">
            <text:p>Patrimônio Líquido</text:p>
          </table:table-cell>
          <table:table-cell table:style-name="ce541" table:formula="of:=SUM([.F16:.F19])" office:value-type="currency" office:currency="BRL" office:value="514542" calcext:value-type="currency">
            <text:p>R$ 514.542,00</text:p>
          </table:table-cell>
          <table:table-cell table:style-name="ce532"/>
          <table:table-cell table:style-name="ce548" office:value-type="string" calcext:value-type="string">
            <text:p>(=) Lucro antes do IR e da contribuição social</text:p>
          </table:table-cell>
          <table:table-cell table:style-name="ce554" table:formula="of:=[.I11] + [.I12] - [.I13] + [.I14]" office:value-type="currency" office:currency="BRL" office:value="156117" calcext:value-type="currency">
            <text:p>R$ 156.117,00</text:p>
          </table:table-cell>
        </table:table-row>
        <table:table-row table:style-name="ro1">
          <table:table-cell table:style-name="ce525"/>
          <table:table-cell table:style-name="ce531" office:value-type="string" calcext:value-type="string">
            <text:p>Total do Ativo</text:p>
          </table:table-cell>
          <table:table-cell table:style-name="ce539" table:formula="of:=[.C4]+[.C11]" office:value-type="currency" office:currency="BRL" office:value="703866" calcext:value-type="currency">
            <text:p>R$ 703.866,00</text:p>
          </table:table-cell>
          <table:table-cell table:style-name="ce532"/>
          <table:table-cell table:style-name="ce529" office:value-type="string" calcext:value-type="string">
            <text:p>Capital Social</text:p>
          </table:table-cell>
          <table:table-cell table:style-name="ce542" office:value-type="currency" office:currency="BRL" office:value="157186" calcext:value-type="currency">
            <text:p>R$ 157.186,00</text:p>
          </table:table-cell>
          <table:table-cell table:style-name="ce532"/>
          <table:table-cell table:style-name="ce547" office:value-type="string" calcext:value-type="string">
            <text:p>(-) Impostos de renda e contribuição social</text:p>
          </table:table-cell>
          <table:table-cell table:style-name="ce553" office:value-type="currency" office:currency="BRL" office:value="45562" calcext:value-type="currency">
            <text:p>R$ 45.562,00</text:p>
          </table:table-cell>
        </table:table-row>
        <table:table-row table:style-name="ro1">
          <table:table-cell table:style-name="ce525"/>
          <table:table-cell table:style-name="ce532" table:number-columns-repeated="3"/>
          <table:table-cell table:style-name="ce529" office:value-type="string" calcext:value-type="string">
            <text:p>Reservas de Capital</text:p>
          </table:table-cell>
          <table:table-cell table:style-name="ce542" office:value-type="currency" office:currency="BRL" office:value="128288" calcext:value-type="currency">
            <text:p>R$ 128.288,00</text:p>
          </table:table-cell>
          <table:table-cell table:style-name="ce532"/>
          <table:table-cell table:style-name="ce551" office:value-type="string" calcext:value-type="string">
            <text:p>(=) Lucro Líquido do Exercício</text:p>
          </table:table-cell>
          <table:table-cell table:style-name="ce556" table:formula="of:=[.I15] - [.I16]" office:value-type="currency" office:currency="BRL" office:value="110555" calcext:value-type="currency">
            <text:p>R$ 110.555,00</text:p>
          </table:table-cell>
        </table:table-row>
        <table:table-row table:style-name="ro1">
          <table:table-cell table:style-name="ce525"/>
          <table:table-cell table:number-columns-repeated="2"/>
          <table:table-cell table:style-name="ce532"/>
          <table:table-cell table:style-name="ce529" office:value-type="string" calcext:value-type="string">
            <text:p>Reservas de Lucros</text:p>
          </table:table-cell>
          <table:table-cell table:style-name="ce542" office:value-type="currency" office:currency="BRL" office:value="208174" calcext:value-type="currency">
            <text:p>R$ 208.174,00</text:p>
          </table:table-cell>
          <table:table-cell table:style-name="ce532" table:number-columns-repeated="3"/>
        </table:table-row>
        <table:table-row table:style-name="ro1">
          <table:table-cell table:style-name="ce525"/>
          <table:table-cell table:style-name="ce26" office:value-type="string" calcext:value-type="string">
            <text:p>Capitais de Terceiros</text:p>
          </table:table-cell>
          <table:table-cell table:style-name="ce33" table:formula="of:= [.F4] + [.F10]" office:value-type="currency" office:currency="BRL" office:value="189324" calcext:value-type="currency">
            <text:p>R$ 189.324,00</text:p>
          </table:table-cell>
          <table:table-cell table:style-name="ce532"/>
          <table:table-cell table:style-name="ce530" office:value-type="string" calcext:value-type="string">
            <text:p>Dividendo adicional proposto</text:p>
          </table:table-cell>
          <table:table-cell table:style-name="ce543" office:value-type="currency" office:currency="BRL" office:value="20894" calcext:value-type="currency">
            <text:p>R$ 20.894,00</text:p>
          </table:table-cell>
          <table:table-cell table:style-name="ce532"/>
          <table:table-cell table:style-name="ce26" office:value-type="string" calcext:value-type="string">
            <text:p>Capital Circulante Líquido (CCL)</text:p>
          </table:table-cell>
          <table:table-cell table:style-name="ce33" table:formula="of:= [.C4] - [.F4]" office:value-type="currency" office:currency="BRL" office:value="409233" calcext:value-type="currency">
            <text:p>R$ 409.233,00</text:p>
          </table:table-cell>
        </table:table-row>
        <table:table-row table:style-name="ro1">
          <table:table-cell table:style-name="ce525"/>
          <table:table-cell table:style-name="ce26" office:value-type="string" calcext:value-type="string">
            <text:p>Ativo Permanente</text:p>
          </table:table-cell>
          <table:table-cell table:style-name="ce33" table:formula="of:= [.C11] - [.C12]" office:value-type="currency" office:currency="BRL" office:value="135657" calcext:value-type="currency">
            <text:p>R$ 135.657,00</text:p>
          </table:table-cell>
          <table:table-cell table:style-name="ce532"/>
          <table:table-cell table:style-name="ce531" office:value-type="string" calcext:value-type="string">
            <text:p>Total do Passivo</text:p>
          </table:table-cell>
          <table:table-cell table:style-name="ce544" table:formula="of:=[.F4]+[.F10]+[.F15]" office:value-type="currency" office:currency="BRL" office:value="703866" calcext:value-type="currency">
            <text:p>R$ 703.866,00</text:p>
          </table:table-cell>
          <table:table-cell table:style-name="ce532"/>
          <table:table-cell table:style-name="ce26" office:value-type="string" calcext:value-type="string">
            <text:p>Capital de Giro Próprio (CGP)</text:p>
          </table:table-cell>
          <table:table-cell table:style-name="ce33" table:formula="of:= [.C11] - [.F10]" office:value-type="currency" office:currency="BRL" office:value="105309" calcext:value-type="currency">
            <text:p>R$ 105.309,00</text:p>
          </table:table-cell>
        </table:table-row>
        <table:table-row table:style-name="ro1" table:number-rows-repeated="3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Análise Vertical" table:style-name="ta1"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8" table:number-columns-repeated="5" table:default-cell-style-name="Default"/>
        <table:table-row table:style-name="ro1">
          <table:table-cell table:style-name="ce557" table:number-columns-repeated="4"/>
          <table:table-cell table:number-columns-repeated="12"/>
        </table:table-row>
        <table:table-row table:style-name="ro2">
          <table:table-cell/>
          <table:table-cell table:style-name="ce51" office:value-type="string" calcext:value-type="string">
            <text:p><text:span text:style-name="T1">Balanço Patrimonial </text:span>Ativo</text:p>
          </table:table-cell>
          <table:table-cell table:style-name="ce64" office:value-type="string" calcext:value-type="string">
            <text:p>Valores</text:p>
          </table:table-cell>
          <table:table-cell table:style-name="ce75" office:value-type="string" calcext:value-type="string" table:number-columns-spanned="2" table:number-rows-spanned="1">
            <text:p>A.V.</text:p>
          </table:table-cell>
          <table:covered-table-cell table:style-name="ce75" office:value-type="string" calcext:value-type="string">
            <text:p>A.V.</text:p>
          </table:covered-table-cell>
          <table:table-cell/>
          <table:table-cell table:style-name="ce51" office:value-type="string" calcext:value-type="string">
            <text:p>Balanço Patrimonial Passivo</text:p>
          </table:table-cell>
          <table:table-cell table:style-name="ce64" office:value-type="string" calcext:value-type="string">
            <text:p>Valores</text:p>
          </table:table-cell>
          <table:table-cell table:style-name="ce75" office:value-type="string" calcext:value-type="string" table:number-columns-spanned="2" table:number-rows-spanned="1">
            <text:p>A.V.</text:p>
          </table:table-cell>
          <table:covered-table-cell table:style-name="ce75" office:value-type="string" calcext:value-type="string">
            <text:p>A.V.</text:p>
          </table:covered-table-cell>
          <table:table-cell table:number-columns-repeated="6"/>
        </table:table-row>
        <table:table-row table:style-name="ro2">
          <table:table-cell/>
          <table:table-cell table:style-name="ce52" office:value-type="string" calcext:value-type="string">
            <text:p>Circulante</text:p>
          </table:table-cell>
          <table:table-cell table:style-name="ce65" table:formula="of:=[$'Balanço Patrimonial Base'.$C$4]" office:value-type="currency" office:currency="BRL" office:value="553093" calcext:value-type="currency">
            <text:p>R$ 553.093,00</text:p>
          </table:table-cell>
          <table:table-cell table:style-name="ce76" table:formula="of:=[.C3]/[.$C$15]" office:value-type="percentage" office:value="0.785793034469629" calcext:value-type="percentage">
            <text:p>78,58%</text:p>
          </table:table-cell>
          <table:table-cell table:style-name="ce85" table:formula="of:=[.C3]/[.$C$3]" office:value-type="percentage" office:value="1" calcext:value-type="percentage">
            <text:p>100,00%</text:p>
          </table:table-cell>
          <table:table-cell/>
          <table:table-cell table:style-name="ce52" office:value-type="string" calcext:value-type="string">
            <text:p>Circulante</text:p>
          </table:table-cell>
          <table:table-cell table:style-name="ce96" table:formula="of:=[$'Balanço Patrimonial Base'.$F$4]" office:value-type="currency" office:currency="BRL" office:value="143860" calcext:value-type="currency">
            <text:p>R$ 143.860,00</text:p>
          </table:table-cell>
          <table:table-cell table:style-name="ce100" table:formula="of:=[.H3]/[.$H$19]" office:value-type="percentage" office:value="0.204385493829791" calcext:value-type="percentage">
            <text:p>20,44%</text:p>
          </table:table-cell>
          <table:table-cell table:style-name="ce104" table:formula="of:=[.H3]/[.$H$3]"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/>
          <table:table-cell table:style-name="ce53" office:value-type="string" calcext:value-type="string">
            <text:p>Caixas e equivalentes de caixa</text:p>
          </table:table-cell>
          <table:table-cell table:style-name="ce66" table:formula="of:=[$'Balanço Patrimonial Base'.$C$5]" office:value-type="currency" office:currency="BRL" office:value="13786" calcext:value-type="currency">
            <text:p>R$ 13.786,00</text:p>
          </table:table-cell>
          <table:table-cell table:style-name="ce77" table:formula="of:=[.C4]/[.$C$15]" office:value-type="percentage" office:value="0.0195861144024573" calcext:value-type="percentage">
            <text:p>1,96%</text:p>
          </table:table-cell>
          <table:table-cell table:style-name="ce86" table:formula="of:=[.C4]/[.$C$3]" office:value-type="percentage" office:value="0.0249252838130296" calcext:value-type="percentage">
            <text:p>2,49%</text:p>
          </table:table-cell>
          <table:table-cell/>
          <table:table-cell table:style-name="ce53" office:value-type="string" calcext:value-type="string">
            <text:p>Empréstimo e Financiamento</text:p>
          </table:table-cell>
          <table:table-cell table:style-name="ce97" table:formula="of:=[$'Balanço Patrimonial Base'.$F$5]" office:value-type="currency" office:currency="BRL" office:value="59835" calcext:value-type="currency">
            <text:p>R$ 59.835,00</text:p>
          </table:table-cell>
          <table:table-cell table:style-name="ce101" table:formula="of:=[.H4]/[.$H$19]" office:value-type="percentage" office:value="0.0850090784325426" calcext:value-type="percentage">
            <text:p>8,50%</text:p>
          </table:table-cell>
          <table:table-cell table:style-name="ce105" table:formula="of:=[.H4]/[.$H$3]" office:value-type="percentage" office:value="0.415925205060475" calcext:value-type="percentage">
            <text:p>41,59%</text:p>
          </table:table-cell>
          <table:table-cell table:number-columns-repeated="6"/>
        </table:table-row>
        <table:table-row table:style-name="ro1">
          <table:table-cell/>
          <table:table-cell table:style-name="ce53" office:value-type="string" calcext:value-type="string">
            <text:p>Aplicações Financeiras</text:p>
          </table:table-cell>
          <table:table-cell table:style-name="ce66" table:formula="of:=[$'Balanço Patrimonial Base'.$C$6]" office:value-type="currency" office:currency="BRL" office:value="171905" calcext:value-type="currency">
            <text:p>R$ 171.905,00</text:p>
          </table:table-cell>
          <table:table-cell table:style-name="ce77" table:formula="of:=[.C5]/[.$C$15]" office:value-type="percentage" office:value="0.244229725544351" calcext:value-type="percentage">
            <text:p>24,42%</text:p>
          </table:table-cell>
          <table:table-cell table:style-name="ce86" table:formula="of:=[.C5]/[.$C$3]" office:value-type="percentage" office:value="0.310806681697291" calcext:value-type="percentage">
            <text:p>31,08%</text:p>
          </table:table-cell>
          <table:table-cell/>
          <table:table-cell table:style-name="ce53" office:value-type="string" calcext:value-type="string">
            <text:p>Fornecedores</text:p>
          </table:table-cell>
          <table:table-cell table:style-name="ce97" table:formula="of:=[$'Balanço Patrimonial Base'.$F$6]" office:value-type="currency" office:currency="BRL" office:value="34859" calcext:value-type="currency">
            <text:p>R$ 34.859,00</text:p>
          </table:table-cell>
          <table:table-cell table:style-name="ce101" table:formula="of:=[.H5]/[.$H$19]" office:value-type="percentage" office:value="0.0495250516433526" calcext:value-type="percentage">
            <text:p>4,95%</text:p>
          </table:table-cell>
          <table:table-cell table:style-name="ce105" table:formula="of:=[.H5]/[.$H$3]" office:value-type="percentage" office:value="0.242311969970805" calcext:value-type="percentage">
            <text:p>24,23%</text:p>
          </table:table-cell>
          <table:table-cell table:number-columns-repeated="6"/>
        </table:table-row>
        <table:table-row table:style-name="ro1">
          <table:table-cell/>
          <table:table-cell table:style-name="ce53" office:value-type="string" calcext:value-type="string">
            <text:p>Contas a receber de clientes</text:p>
          </table:table-cell>
          <table:table-cell table:style-name="ce66" table:formula="of:=[$'Balanço Patrimonial Base'.$C$7]" office:value-type="currency" office:currency="BRL" office:value="247498" calcext:value-type="currency">
            <text:p>R$ 247.498,00</text:p>
          </table:table-cell>
          <table:table-cell table:style-name="ce77" table:formula="of:=[.C6]/[.$C$15]" office:value-type="percentage" office:value="0.351626588015332" calcext:value-type="percentage">
            <text:p>35,16%</text:p>
          </table:table-cell>
          <table:table-cell table:style-name="ce86" table:formula="of:=[.C6]/[.$C$3]" office:value-type="percentage" office:value="0.44747989940209" calcext:value-type="percentage">
            <text:p>44,75%</text:p>
          </table:table-cell>
          <table:table-cell/>
          <table:table-cell table:style-name="ce53" office:value-type="string" calcext:value-type="string">
            <text:p>Obrigações fiscais e sociais</text:p>
          </table:table-cell>
          <table:table-cell table:style-name="ce97" table:formula="of:=[$'Balanço Patrimonial Base'.$F$7]" office:value-type="currency" office:currency="BRL" office:value="18154" calcext:value-type="currency">
            <text:p>R$ 18.154,00</text:p>
          </table:table-cell>
          <table:table-cell table:style-name="ce101" table:formula="of:=[.H6]/[.$H$19]" office:value-type="percentage" office:value="0.0257918410606564" calcext:value-type="percentage">
            <text:p>2,58%</text:p>
          </table:table-cell>
          <table:table-cell table:style-name="ce105" table:formula="of:=[.H6]/[.$H$3]" office:value-type="percentage" office:value="0.126192131238704" calcext:value-type="percentage">
            <text:p>12,62%</text:p>
          </table:table-cell>
          <table:table-cell table:number-columns-repeated="6"/>
        </table:table-row>
        <table:table-row table:style-name="ro1">
          <table:table-cell/>
          <table:table-cell table:style-name="ce53" office:value-type="string" calcext:value-type="string">
            <text:p>Estoques</text:p>
          </table:table-cell>
          <table:table-cell table:style-name="ce66" table:formula="of:=[$'Balanço Patrimonial Base'.$C$8]" office:value-type="currency" office:currency="BRL" office:value="85108" calcext:value-type="currency">
            <text:p>R$ 85.108,00</text:p>
          </table:table-cell>
          <table:table-cell table:style-name="ce77" table:formula="of:=[.C7]/[.$C$15]" office:value-type="percentage" office:value="0.120915060537091" calcext:value-type="percentage">
            <text:p>12,09%</text:p>
          </table:table-cell>
          <table:table-cell table:style-name="ce86" table:formula="of:=[.C7]/[.$C$3]" office:value-type="percentage" office:value="0.153876472853571" calcext:value-type="percentage">
            <text:p>15,39%</text:p>
          </table:table-cell>
          <table:table-cell/>
          <table:table-cell table:style-name="ce53" office:value-type="string" calcext:value-type="string">
            <text:p>Obrigações trabalhistas</text:p>
          </table:table-cell>
          <table:table-cell table:style-name="ce97" table:formula="of:=[$'Balanço Patrimonial Base'.$F$8]" office:value-type="currency" office:currency="BRL" office:value="13568" calcext:value-type="currency">
            <text:p>R$ 13.568,00</text:p>
          </table:table-cell>
          <table:table-cell table:style-name="ce101" table:formula="of:=[.H7]/[.$H$19]" office:value-type="percentage" office:value="0.0192763963595343" calcext:value-type="percentage">
            <text:p>1,93%</text:p>
          </table:table-cell>
          <table:table-cell table:style-name="ce105" table:formula="of:=[.H7]/[.$H$3]" office:value-type="percentage" office:value="0.0943139163075212" calcext:value-type="percentage">
            <text:p>9,43%</text:p>
          </table:table-cell>
          <table:table-cell table:number-columns-repeated="6"/>
        </table:table-row>
        <table:table-row table:style-name="ro1">
          <table:table-cell/>
          <table:table-cell table:style-name="ce53" office:value-type="string" calcext:value-type="string">
            <text:p>Impostos a recuperar</text:p>
          </table:table-cell>
          <table:table-cell table:style-name="ce66" table:formula="of:=[$'Balanço Patrimonial Base'.$C$9]" office:value-type="currency" office:currency="BRL" office:value="19188" calcext:value-type="currency">
            <text:p>R$ 19.188,00</text:p>
          </table:table-cell>
          <table:table-cell table:style-name="ce77" table:formula="of:=[.C8]/[.$C$15]" office:value-type="percentage" office:value="0.0272608706770891" calcext:value-type="percentage">
            <text:p>2,73%</text:p>
          </table:table-cell>
          <table:table-cell table:style-name="ce86" table:formula="of:=[.C8]/[.$C$3]" office:value-type="percentage" office:value="0.0346921765417389" calcext:value-type="percentage">
            <text:p>3,47%</text:p>
          </table:table-cell>
          <table:table-cell/>
          <table:table-cell table:style-name="ce54" office:value-type="string" calcext:value-type="string">
            <text:p>Outras obrigações</text:p>
          </table:table-cell>
          <table:table-cell table:style-name="ce98" table:formula="of:=[$'Balanço Patrimonial Base'.$F$9]" office:value-type="currency" office:currency="BRL" office:value="17444" calcext:value-type="currency">
            <text:p>R$ 17.444,00</text:p>
          </table:table-cell>
          <table:table-cell table:style-name="ce102" table:formula="of:=[.H8]/[.$H$19]" office:value-type="percentage" office:value="0.0247831263337056" calcext:value-type="percentage">
            <text:p>2,48%</text:p>
          </table:table-cell>
          <table:table-cell table:style-name="ce106" table:formula="of:=[.H8]/[.$H$3]" office:value-type="percentage" office:value="0.121256777422494" calcext:value-type="percentage">
            <text:p>12,13%</text:p>
          </table:table-cell>
          <table:table-cell table:number-columns-repeated="6"/>
        </table:table-row>
        <table:table-row table:style-name="ro1">
          <table:table-cell/>
          <table:table-cell table:style-name="ce54" office:value-type="string" calcext:value-type="string">
            <text:p>Outros Créditos</text:p>
          </table:table-cell>
          <table:table-cell table:style-name="ce67" table:formula="of:=[$'Balanço Patrimonial Base'.$C$10]" office:value-type="currency" office:currency="BRL" office:value="15608" calcext:value-type="currency">
            <text:p>R$ 15.608,00</text:p>
          </table:table-cell>
          <table:table-cell table:style-name="ce78" table:formula="of:=[.C9]/[.$C$15]" office:value-type="percentage" office:value="0.0221746752933087" calcext:value-type="percentage">
            <text:p>2,22%</text:p>
          </table:table-cell>
          <table:table-cell table:style-name="ce87" table:formula="of:=[.C9]/[.$C$3]" office:value-type="percentage" office:value="0.0282194856922796" calcext:value-type="percentage">
            <text:p>2,82%</text:p>
          </table:table-cell>
          <table:table-cell/>
          <table:table-cell table:style-name="ce52" office:value-type="string" calcext:value-type="string">
            <text:p>Não Circulante</text:p>
          </table:table-cell>
          <table:table-cell table:style-name="ce96" table:formula="of:=[$'Balanço Patrimonial Base'.$F$10]" office:value-type="currency" office:currency="BRL" office:value="45464" calcext:value-type="currency">
            <text:p>R$ 45.464,00</text:p>
          </table:table-cell>
          <table:table-cell table:style-name="ce100" table:formula="of:=[.H9]/[.$H$19]" office:value-type="percentage" office:value="0.0645918399240765" calcext:value-type="percentage">
            <text:p>6,46%</text:p>
          </table:table-cell>
          <table:table-cell table:style-name="ce104" table:formula="of:=[.H9]/[.$H$9]"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/>
          <table:table-cell table:style-name="ce52" office:value-type="string" calcext:value-type="string">
            <text:p>Não Circulante</text:p>
          </table:table-cell>
          <table:table-cell table:style-name="ce65" table:formula="of:=[$'Balanço Patrimonial Base'.$C$11]" office:value-type="currency" office:currency="BRL" office:value="150773" calcext:value-type="currency">
            <text:p>R$ 150.773,00</text:p>
          </table:table-cell>
          <table:table-cell table:style-name="ce76" table:formula="of:=[.C10]/[.$C$15]" office:value-type="percentage" office:value="0.214206965530371" calcext:value-type="percentage">
            <text:p>21,42%</text:p>
          </table:table-cell>
          <table:table-cell table:style-name="ce85" table:formula="of:=[.C10]/[.$C$10]" office:value-type="percentage" office:value="1" calcext:value-type="percentage">
            <text:p>100,00%</text:p>
          </table:table-cell>
          <table:table-cell/>
          <table:table-cell table:style-name="ce53" office:value-type="string" calcext:value-type="string">
            <text:p>Empréstimos e Financiamento</text:p>
          </table:table-cell>
          <table:table-cell table:style-name="ce97" table:formula="of:=[$'Balanço Patrimonial Base'.$F$11]" office:value-type="currency" office:currency="BRL" office:value="38583" calcext:value-type="currency">
            <text:p>R$ 38.583,00</text:p>
          </table:table-cell>
          <table:table-cell table:style-name="ce101" table:formula="of:=[.H10]/[.$H$19]" office:value-type="percentage" office:value="0.0548158314224583" calcext:value-type="percentage">
            <text:p>5,48%</text:p>
          </table:table-cell>
          <table:table-cell table:style-name="ce105" table:formula="of:=[.H10]/[.$H$9]" office:value-type="percentage" office:value="0.848649480907971" calcext:value-type="percentage">
            <text:p>84,86%</text:p>
          </table:table-cell>
          <table:table-cell table:number-columns-repeated="6"/>
        </table:table-row>
        <table:table-row table:style-name="ro1">
          <table:table-cell/>
          <table:table-cell table:style-name="ce53" office:value-type="string" calcext:value-type="string">
            <text:p>Realizável a longo prazo</text:p>
          </table:table-cell>
          <table:table-cell table:style-name="ce66" table:formula="of:=[$'Balanço Patrimonial Base'.$C$12]" office:value-type="currency" office:currency="BRL" office:value="15116" calcext:value-type="currency">
            <text:p>R$ 15.116,00</text:p>
          </table:table-cell>
          <table:table-cell table:style-name="ce77" table:formula="of:=[.C11]/[.$C$15]" office:value-type="percentage" office:value="0.0214756786092807" calcext:value-type="percentage">
            <text:p>2,15%</text:p>
          </table:table-cell>
          <table:table-cell table:style-name="ce86" table:formula="of:=[.C11]/[.$C$10]" office:value-type="percentage" office:value="0.100256677256538" calcext:value-type="percentage">
            <text:p>10,03%</text:p>
          </table:table-cell>
          <table:table-cell/>
          <table:table-cell table:style-name="ce53" office:value-type="string" calcext:value-type="string">
            <text:p>Partes relacionadas</text:p>
          </table:table-cell>
          <table:table-cell table:style-name="ce97" table:formula="of:=[$'Balanço Patrimonial Base'.$F$12]" office:value-type="currency" office:currency="BRL" office:value="873" calcext:value-type="currency">
            <text:p>R$ 873,00</text:p>
          </table:table-cell>
          <table:table-cell table:style-name="ce101" table:formula="of:=[.H11]/[.$H$19]" office:value-type="percentage" office:value="0.00124029289665931" calcext:value-type="percentage">
            <text:p>0,12%</text:p>
          </table:table-cell>
          <table:table-cell table:style-name="ce105" table:formula="of:=[.H11]/[.$H$9]" office:value-type="percentage" office:value="0.0192020059827556" calcext:value-type="percentage">
            <text:p>1,92%</text:p>
          </table:table-cell>
          <table:table-cell table:number-columns-repeated="6"/>
        </table:table-row>
        <table:table-row table:style-name="ro1">
          <table:table-cell/>
          <table:table-cell table:style-name="ce53" office:value-type="string" calcext:value-type="string">
            <text:p>Investimentos</text:p>
          </table:table-cell>
          <table:table-cell table:style-name="ce66" table:formula="of:=[$'Balanço Patrimonial Base'.$C$13]" office:value-type="currency" office:currency="BRL" office:value="0" calcext:value-type="currency">
            <text:p>R$ 0,00</text:p>
          </table:table-cell>
          <table:table-cell table:style-name="ce77" table:formula="of:=[.C12]/[.$C$15]" office:value-type="percentage" office:value="0" calcext:value-type="percentage">
            <text:p>0,00%</text:p>
          </table:table-cell>
          <table:table-cell table:style-name="ce86" table:formula="of:=[.C12]/[.$C$10]" office:value-type="percentage" office:value="0" calcext:value-type="percentage">
            <text:p>0,00%</text:p>
          </table:table-cell>
          <table:table-cell/>
          <table:table-cell table:style-name="ce95" office:value-type="string" calcext:value-type="string">
            <text:p>Provisão para riscos trabalhistas, fiscais e cíveis</text:p>
          </table:table-cell>
          <table:table-cell table:style-name="ce97" table:formula="of:=[$'Balanço Patrimonial Base'.$F$13]" office:value-type="currency" office:currency="BRL" office:value="4843" calcext:value-type="currency">
            <text:p>R$ 4.843,00</text:p>
          </table:table-cell>
          <table:table-cell table:style-name="ce101" table:formula="of:=[.H12]/[.$H$19]" office:value-type="percentage" office:value="0.00688057101777895" calcext:value-type="percentage">
            <text:p>0,69%</text:p>
          </table:table-cell>
          <table:table-cell table:style-name="ce105" table:formula="of:=[.H12]/[.$H$9]" office:value-type="percentage" office:value="0.106523843040648" calcext:value-type="percentage">
            <text:p>10,65%</text:p>
          </table:table-cell>
          <table:table-cell table:number-columns-repeated="6"/>
        </table:table-row>
        <table:table-row table:style-name="ro1">
          <table:table-cell/>
          <table:table-cell table:style-name="ce53" office:value-type="string" calcext:value-type="string">
            <text:p>Imobilizado</text:p>
          </table:table-cell>
          <table:table-cell table:style-name="ce66" table:formula="of:=[$'Balanço Patrimonial Base'.$C$14]" office:value-type="currency" office:currency="BRL" office:value="68543" calcext:value-type="currency">
            <text:p>R$ 68.543,00</text:p>
          </table:table-cell>
          <table:table-cell table:style-name="ce77" table:formula="of:=[.C13]/[.$C$15]" office:value-type="percentage" office:value="0.0973807514498498" calcext:value-type="percentage">
            <text:p>9,74%</text:p>
          </table:table-cell>
          <table:table-cell table:style-name="ce86" table:formula="of:=[.C13]/[.$C$10]" office:value-type="percentage" office:value="0.454610573511172" calcext:value-type="percentage">
            <text:p>45,46%</text:p>
          </table:table-cell>
          <table:table-cell/>
          <table:table-cell table:style-name="ce54" office:value-type="string" calcext:value-type="string">
            <text:p>Outras obrigações</text:p>
          </table:table-cell>
          <table:table-cell table:style-name="ce98" table:formula="of:=[$'Balanço Patrimonial Base'.$F$14]" office:value-type="currency" office:currency="BRL" office:value="1165" calcext:value-type="currency">
            <text:p>R$ 1.165,00</text:p>
          </table:table-cell>
          <table:table-cell table:style-name="ce102" table:formula="of:=[.H13]/[.$H$19]" office:value-type="percentage" office:value="0.00165514458717995" calcext:value-type="percentage">
            <text:p>0,17%</text:p>
          </table:table-cell>
          <table:table-cell table:style-name="ce106" table:formula="of:=[.H13]/[.$H$9]" office:value-type="percentage" office:value="0.0256246700686257" calcext:value-type="percentage">
            <text:p>2,56%</text:p>
          </table:table-cell>
          <table:table-cell table:number-columns-repeated="6"/>
        </table:table-row>
        <table:table-row table:style-name="ro1">
          <table:table-cell/>
          <table:table-cell table:style-name="ce54" office:value-type="string" calcext:value-type="string">
            <text:p>Intangível</text:p>
          </table:table-cell>
          <table:table-cell table:style-name="ce67" table:formula="of:=[$'Balanço Patrimonial Base'.$C$15]" office:value-type="currency" office:currency="BRL" office:value="67114" calcext:value-type="currency">
            <text:p>R$ 67.114,00</text:p>
          </table:table-cell>
          <table:table-cell table:style-name="ce78" table:formula="of:=[.C14]/[.$C$15]" office:value-type="percentage" office:value="0.0953505354712403" calcext:value-type="percentage">
            <text:p>9,54%</text:p>
          </table:table-cell>
          <table:table-cell table:style-name="ce87" table:formula="of:=[.C14]/[.$C$10]" office:value-type="percentage" office:value="0.44513274923229" calcext:value-type="percentage">
            <text:p>44,51%</text:p>
          </table:table-cell>
          <table:table-cell/>
          <table:table-cell table:style-name="ce52" office:value-type="string" calcext:value-type="string">
            <text:p>Patrimônio Líquido</text:p>
          </table:table-cell>
          <table:table-cell table:style-name="ce96" table:formula="of:=[$'Balanço Patrimonial Base'.$F$15]" office:value-type="currency" office:currency="BRL" office:value="514542" calcext:value-type="currency">
            <text:p>R$ 514.542,00</text:p>
          </table:table-cell>
          <table:table-cell table:style-name="ce100" table:formula="of:=[.H14]/[.$H$19]" office:value-type="percentage" office:value="0.731022666246132" calcext:value-type="percentage">
            <text:p>73,10%</text:p>
          </table:table-cell>
          <table:table-cell table:style-name="ce104" table:formula="of:=[.H14]/[.$H$14]" office:value-type="percentage" office:value="1" calcext:value-type="percentage">
            <text:p>100,00%</text:p>
          </table:table-cell>
          <table:table-cell table:number-columns-repeated="6"/>
        </table:table-row>
        <table:table-row table:style-name="ro1">
          <table:table-cell/>
          <table:table-cell table:style-name="ce55" office:value-type="string" calcext:value-type="string">
            <text:p>Total do Ativo</text:p>
          </table:table-cell>
          <table:table-cell table:style-name="ce68" table:formula="of:=[$'Balanço Patrimonial Base'.$C$16]" office:value-type="currency" office:currency="BRL" office:value="703866" calcext:value-type="currency">
            <text:p>R$ 703.866,00</text:p>
          </table:table-cell>
          <table:table-cell table:style-name="ce79" table:formula="of:=[.C15]/[.$C$15]" office:value-type="percentage" office:value="1" calcext:value-type="percentage">
            <text:p>100,00%</text:p>
          </table:table-cell>
          <table:table-cell table:style-name="ce88" office:value-type="string" calcext:value-type="string">
            <text:p>---</text:p>
          </table:table-cell>
          <table:table-cell/>
          <table:table-cell table:style-name="ce53" office:value-type="string" calcext:value-type="string">
            <text:p>Capital Social</text:p>
          </table:table-cell>
          <table:table-cell table:style-name="ce97" table:formula="of:=[$'Balanço Patrimonial Base'.$F$16]" office:value-type="currency" office:currency="BRL" office:value="157186" calcext:value-type="currency">
            <text:p>R$ 157.186,00</text:p>
          </table:table-cell>
          <table:table-cell table:style-name="ce101" table:formula="of:=[.H15]/[.$H$19]" office:value-type="percentage" office:value="0.223318074747182" calcext:value-type="percentage">
            <text:p>22,33%</text:p>
          </table:table-cell>
          <table:table-cell table:style-name="ce105" table:formula="of:=[.H15]/[.$H$14]" office:value-type="percentage" office:value="0.305487209984802" calcext:value-type="percentage">
            <text:p>30,55%</text:p>
          </table:table-cell>
          <table:table-cell table:number-columns-repeated="6"/>
        </table:table-row>
        <table:table-row table:style-name="ro1">
          <table:table-cell/>
          <table:table-cell table:style-name="ce563"/>
          <table:table-cell table:number-columns-repeated="4"/>
          <table:table-cell table:style-name="ce53" office:value-type="string" calcext:value-type="string">
            <text:p>Reservas de Capital</text:p>
          </table:table-cell>
          <table:table-cell table:style-name="ce97" table:formula="of:=[$'Balanço Patrimonial Base'.$F$17]" office:value-type="currency" office:currency="BRL" office:value="128288" calcext:value-type="currency">
            <text:p>R$ 128.288,00</text:p>
          </table:table-cell>
          <table:table-cell table:style-name="ce101" table:formula="of:=[.H16]/[.$H$19]" office:value-type="percentage" office:value="0.182261964635314" calcext:value-type="percentage">
            <text:p>18,23%</text:p>
          </table:table-cell>
          <table:table-cell table:style-name="ce105" table:formula="of:=[.H16]/[.$H$14]" office:value-type="percentage" office:value="0.249324642108905" calcext:value-type="percentage">
            <text:p>24,93%</text:p>
          </table:table-cell>
          <table:table-cell table:number-columns-repeated="6"/>
        </table:table-row>
        <table:table-row table:style-name="ro2">
          <table:table-cell/>
          <table:table-cell table:style-name="ce51" office:value-type="string" calcext:value-type="string">
            <text:p>Demonstração de Resultados do Exercício</text:p>
          </table:table-cell>
          <table:table-cell table:style-name="ce69" office:value-type="string" calcext:value-type="string">
            <text:p>Valores</text:p>
          </table:table-cell>
          <table:table-cell table:style-name="ce75" office:value-type="string" calcext:value-type="string" table:number-columns-spanned="2" table:number-rows-spanned="1">
            <text:p>A.V.</text:p>
          </table:table-cell>
          <table:covered-table-cell table:style-name="ce75" office:value-type="string" calcext:value-type="string">
            <text:p>A.V.</text:p>
          </table:covered-table-cell>
          <table:table-cell/>
          <table:table-cell table:style-name="ce53" office:value-type="string" calcext:value-type="string">
            <text:p>Reservas de Lucros</text:p>
          </table:table-cell>
          <table:table-cell table:style-name="ce97" table:formula="of:=[$'Balanço Patrimonial Base'.$F$18]" office:value-type="currency" office:currency="BRL" office:value="208174" calcext:value-type="currency">
            <text:p>R$ 208.174,00</text:p>
          </table:table-cell>
          <table:table-cell table:style-name="ce101" table:formula="of:=[.H17]/[.$H$19]" office:value-type="percentage" office:value="0.29575799939193" calcext:value-type="percentage">
            <text:p>29,58%</text:p>
          </table:table-cell>
          <table:table-cell table:style-name="ce105" table:formula="of:=[.H17]/[.$H$14]" office:value-type="percentage" office:value="0.404581161498964" calcext:value-type="percentage">
            <text:p>40,46%</text:p>
          </table:table-cell>
          <table:table-cell table:number-columns-repeated="6"/>
        </table:table-row>
        <table:table-row table:style-name="ro1">
          <table:table-cell/>
          <table:table-cell table:style-name="ce57" office:value-type="string" calcext:value-type="string">
            <text:p>Receita Líquida</text:p>
          </table:table-cell>
          <table:table-cell table:style-name="ce70" table:formula="of:=[$'Balanço Patrimonial Base'.$I$4]" office:value-type="currency" office:currency="BRL" office:value="962950" calcext:value-type="currency">
            <text:p>R$ 962.950,00</text:p>
          </table:table-cell>
          <table:table-cell table:style-name="ce80" table:formula="of:=[.C18]/[.$C$18]" office:value-type="percentage" office:value="1" calcext:value-type="percentage">
            <text:p>100,00%</text:p>
          </table:table-cell>
          <table:table-cell table:style-name="ce89" office:value-type="string" calcext:value-type="string">
            <text:p>---</text:p>
          </table:table-cell>
          <table:table-cell/>
          <table:table-cell table:style-name="ce54" office:value-type="string" calcext:value-type="string">
            <text:p>Dividendo adicional proposto</text:p>
          </table:table-cell>
          <table:table-cell table:style-name="ce98" table:formula="of:=[$'Balanço Patrimonial Base'.$F$19]" office:value-type="currency" office:currency="BRL" office:value="20894" calcext:value-type="currency">
            <text:p>R$ 20.894,00</text:p>
          </table:table-cell>
          <table:table-cell table:style-name="ce102" table:formula="of:=[.H18]/[.$H$19]" office:value-type="percentage" office:value="0.0296846274717063" calcext:value-type="percentage">
            <text:p>2,97%</text:p>
          </table:table-cell>
          <table:table-cell table:style-name="ce106" table:formula="of:=[.H18]/[.$H$14]" office:value-type="percentage" office:value="0.0406069864073292" calcext:value-type="percentage">
            <text:p>4,06%</text:p>
          </table:table-cell>
          <table:table-cell table:number-columns-repeated="6"/>
        </table:table-row>
        <table:table-row table:style-name="ro1">
          <table:table-cell/>
          <table:table-cell table:style-name="ce58" office:value-type="string" calcext:value-type="string">
            <text:p>(-) Custo dos produtos vendidos</text:p>
          </table:table-cell>
          <table:table-cell table:style-name="ce71" table:formula="of:=[$'Balanço Patrimonial Base'.$I$5]" office:value-type="currency" office:currency="BRL" office:value="537221" calcext:value-type="currency">
            <text:p>R$ 537.221,00</text:p>
          </table:table-cell>
          <table:table-cell table:style-name="ce81" table:formula="of:=[.C19]/[.$C$18]" office:value-type="percentage" office:value="0.557890856223065" calcext:value-type="percentage">
            <text:p>55,79%</text:p>
          </table:table-cell>
          <table:table-cell table:style-name="ce90" office:value-type="string" calcext:value-type="string">
            <text:p>---</text:p>
          </table:table-cell>
          <table:table-cell/>
          <table:table-cell table:style-name="ce55" office:value-type="string" calcext:value-type="string">
            <text:p>Total do Passivo</text:p>
          </table:table-cell>
          <table:table-cell table:style-name="ce99" table:formula="of:=[$'Balanço Patrimonial Base'.$F$20]" office:value-type="currency" office:currency="BRL" office:value="703866" calcext:value-type="currency">
            <text:p>R$ 703.866,00</text:p>
          </table:table-cell>
          <table:table-cell table:style-name="ce103" table:formula="of:=[.H19]/[.$H$19]" office:value-type="percentage" office:value="1" calcext:value-type="percentage">
            <text:p>100,00%</text:p>
          </table:table-cell>
          <table:table-cell table:style-name="ce107"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/>
          <table:table-cell table:style-name="ce59" office:value-type="string" calcext:value-type="string">
            <text:p>(=) Lucro Bruto</text:p>
          </table:table-cell>
          <table:table-cell table:style-name="ce72" table:formula="of:=[$'Balanço Patrimonial Base'.$I$6]" office:value-type="currency" office:currency="BRL" office:value="425729" calcext:value-type="currency">
            <text:p>R$ 425.729,00</text:p>
          </table:table-cell>
          <table:table-cell table:style-name="ce82" table:formula="of:=[.C20]/[.$C$18]" office:value-type="percentage" office:value="0.442109143776935" calcext:value-type="percentage">
            <text:p>44,21%</text:p>
          </table:table-cell>
          <table:table-cell table:style-name="ce91" table:formula="of:=[.C20]/[.$C$20]" office:value-type="percentage" office:value="1" calcext:value-type="percentage">
            <text:p>100,00%</text:p>
          </table:table-cell>
          <table:table-cell table:number-columns-repeated="11"/>
        </table:table-row>
        <table:table-row table:style-name="ro1">
          <table:table-cell/>
          <table:table-cell table:style-name="ce60" office:value-type="string" calcext:value-type="string">
            <text:p>(-/+) Despesas (receitas) operacionais</text:p>
          </table:table-cell>
          <table:table-cell table:style-name="ce73" table:formula="of:=[$'Balanço Patrimonial Base'.$I$7]" office:value-type="currency" office:currency="BRL" office:value="-277239" calcext:value-type="currency">
            <text:p>-R$ 277.239,00</text:p>
          </table:table-cell>
          <table:table-cell table:style-name="ce83" table:formula="of:=[.C21]/[.$C$18]" office:value-type="percentage" office:value="-0.287905914118075" calcext:value-type="percentage">
            <text:p>-28,79%</text:p>
          </table:table-cell>
          <table:table-cell table:style-name="ce92" table:formula="of:=[.C21]/[.$C$20]" office:value-type="percentage" office:value="-0.651210042069016" calcext:value-type="percentage">
            <text:p>-65,12%</text:p>
          </table:table-cell>
          <table:table-cell table:number-columns-repeated="11"/>
        </table:table-row>
        <table:table-row table:style-name="ro1">
          <table:table-cell/>
          <table:table-cell table:style-name="ce61" office:value-type="string" calcext:value-type="string">
            <text:p>Despesas com vendas</text:p>
          </table:table-cell>
          <table:table-cell table:style-name="ce71" table:formula="of:=[$'Balanço Patrimonial Base'.$I$8]" office:value-type="currency" office:currency="BRL" office:value="204438" calcext:value-type="currency">
            <text:p>R$ 204.438,00</text:p>
          </table:table-cell>
          <table:table-cell table:style-name="ce81" table:formula="of:=[.C22]/[.$C$18]" office:value-type="percentage" office:value="0.212303857936549" calcext:value-type="percentage">
            <text:p>21,23%</text:p>
          </table:table-cell>
          <table:table-cell table:style-name="ce93" table:formula="of:=[.C22]/[.$C$20]" office:value-type="percentage" office:value="0.480206892177888" calcext:value-type="percentage">
            <text:p>48,02%</text:p>
          </table:table-cell>
          <table:table-cell table:number-columns-repeated="11"/>
        </table:table-row>
        <table:table-row table:style-name="ro1">
          <table:table-cell/>
          <table:table-cell table:style-name="ce61" office:value-type="string" calcext:value-type="string">
            <text:p>Despesas administrativas</text:p>
          </table:table-cell>
          <table:table-cell table:style-name="ce71" table:formula="of:=[$'Balanço Patrimonial Base'.$I$9]" office:value-type="currency" office:currency="BRL" office:value="73812" calcext:value-type="currency">
            <text:p>R$ 73.812,00</text:p>
          </table:table-cell>
          <table:table-cell table:style-name="ce81" table:formula="of:=[.C23]/[.$C$18]" office:value-type="percentage" office:value="0.0766519549301625" calcext:value-type="percentage">
            <text:p>7,67%</text:p>
          </table:table-cell>
          <table:table-cell table:style-name="ce93" table:formula="of:=[.C23]/[.$C$20]" office:value-type="percentage" office:value="0.173377900025603" calcext:value-type="percentage">
            <text:p>17,34%</text:p>
          </table:table-cell>
          <table:table-cell table:number-columns-repeated="11"/>
        </table:table-row>
        <table:table-row table:style-name="ro1">
          <table:table-cell/>
          <table:table-cell table:style-name="ce61" office:value-type="string" calcext:value-type="string">
            <text:p>Outras receitas (despesas) operacionais líquidas</text:p>
          </table:table-cell>
          <table:table-cell table:style-name="ce71" table:formula="of:=[$'Balanço Patrimonial Base'.$I$10]" office:value-type="currency" office:currency="BRL" office:value="1011" calcext:value-type="currency">
            <text:p>R$ 1.011,00</text:p>
          </table:table-cell>
          <table:table-cell table:style-name="ce81" table:formula="of:=[.C24]/[.$C$18]" office:value-type="percentage" office:value="0.001049898748637" calcext:value-type="percentage">
            <text:p>0,10%</text:p>
          </table:table-cell>
          <table:table-cell table:style-name="ce93" table:formula="of:=[.C24]/[.$C$20]" office:value-type="percentage" office:value="0.00237475013447522" calcext:value-type="percentage">
            <text:p>0,24%</text:p>
          </table:table-cell>
          <table:table-cell table:number-columns-repeated="11"/>
        </table:table-row>
        <table:table-row table:style-name="ro1">
          <table:table-cell/>
          <table:table-cell table:style-name="ce59" office:value-type="string" calcext:value-type="string">
            <text:p>(=) Lucro Operacional antes do Resultado Financeiro</text:p>
          </table:table-cell>
          <table:table-cell table:style-name="ce72" table:formula="of:=[$'Balanço Patrimonial Base'.$I$11]" office:value-type="currency" office:currency="BRL" office:value="148490" calcext:value-type="currency">
            <text:p>R$ 148.490,00</text:p>
          </table:table-cell>
          <table:table-cell table:style-name="ce82" table:formula="of:=[.C25]/[.$C$18]" office:value-type="percentage" office:value="0.154203229658861" calcext:value-type="percentage">
            <text:p>15,42%</text:p>
          </table:table-cell>
          <table:table-cell table:style-name="ce91" table:formula="of:=[.C25]/[.$C$20]" office:value-type="percentage" office:value="0.348789957930984" calcext:value-type="percentage">
            <text:p>34,88%</text:p>
          </table:table-cell>
          <table:table-cell table:number-columns-repeated="11"/>
        </table:table-row>
        <table:table-row table:style-name="ro1">
          <table:table-cell/>
          <table:table-cell table:style-name="ce58" office:value-type="string" calcext:value-type="string">
            <text:p>(+) Receitas Financeiras</text:p>
          </table:table-cell>
          <table:table-cell table:style-name="ce71" table:formula="of:=[$'Balanço Patrimonial Base'.$I$12]" office:value-type="currency" office:currency="BRL" office:value="20457" calcext:value-type="currency">
            <text:p>R$ 20.457,00</text:p>
          </table:table-cell>
          <table:table-cell table:style-name="ce81" table:formula="of:=[.C26]/[.$C$18]" office:value-type="percentage" office:value="0.0212440936704917" calcext:value-type="percentage">
            <text:p>2,12%</text:p>
          </table:table-cell>
          <table:table-cell table:style-name="ce93" table:formula="of:=[.C26]/[.$C$20]" office:value-type="percentage" office:value="0.0480516948575267" calcext:value-type="percentage">
            <text:p>4,81%</text:p>
          </table:table-cell>
          <table:table-cell table:number-columns-repeated="11"/>
        </table:table-row>
        <table:table-row table:style-name="ro1">
          <table:table-cell/>
          <table:table-cell table:style-name="ce58" office:value-type="string" calcext:value-type="string">
            <text:p>(-) Despesas Financeiras</text:p>
          </table:table-cell>
          <table:table-cell table:style-name="ce71" table:formula="of:=[$'Balanço Patrimonial Base'.$I$13]" office:value-type="currency" office:currency="BRL" office:value="12374" calcext:value-type="currency">
            <text:p>R$ 12.374,00</text:p>
          </table:table-cell>
          <table:table-cell table:style-name="ce81" table:formula="of:=[.C27]/[.$C$18]" office:value-type="percentage" office:value="0.0128500960589854" calcext:value-type="percentage">
            <text:p>1,29%</text:p>
          </table:table-cell>
          <table:table-cell table:style-name="ce93" table:formula="of:=[.C27]/[.$C$20]" office:value-type="percentage" office:value="0.0290654383422318" calcext:value-type="percentage">
            <text:p>2,91%</text:p>
          </table:table-cell>
          <table:table-cell table:number-columns-repeated="11"/>
        </table:table-row>
        <table:table-row table:style-name="ro1">
          <table:table-cell/>
          <table:table-cell table:style-name="ce58" office:value-type="string" calcext:value-type="string">
            <text:p>(+/-) Variações cambiais, líquidas</text:p>
          </table:table-cell>
          <table:table-cell table:style-name="ce71" table:formula="of:=[$'Balanço Patrimonial Base'.$I$14]" office:value-type="currency" office:currency="BRL" office:value="-456" calcext:value-type="currency">
            <text:p>-R$ 456,00</text:p>
          </table:table-cell>
          <table:table-cell table:style-name="ce81" table:formula="of:=[.C28]/[.$C$18]" office:value-type="percentage" office:value="-0.000473544836180487" calcext:value-type="percentage">
            <text:p>-0,05%</text:p>
          </table:table-cell>
          <table:table-cell table:style-name="ce93" table:formula="of:=[.C28]/[.$C$20]" office:value-type="percentage" office:value="-0.00107110391822028" calcext:value-type="percentage">
            <text:p>-0,11%</text:p>
          </table:table-cell>
          <table:table-cell table:number-columns-repeated="11"/>
        </table:table-row>
        <table:table-row table:style-name="ro1">
          <table:table-cell/>
          <table:table-cell table:style-name="ce59" office:value-type="string" calcext:value-type="string">
            <text:p>(=) Lucro antes do IR e da contribuição social</text:p>
          </table:table-cell>
          <table:table-cell table:style-name="ce72" table:formula="of:=[$'Balanço Patrimonial Base'.$I$15]" office:value-type="currency" office:currency="BRL" office:value="156117" calcext:value-type="currency">
            <text:p>R$ 156.117,00</text:p>
          </table:table-cell>
          <table:table-cell table:style-name="ce82" table:formula="of:=[.C29]/[.$C$18]" office:value-type="percentage" office:value="0.162123682434187" calcext:value-type="percentage">
            <text:p>16,21%</text:p>
          </table:table-cell>
          <table:table-cell table:style-name="ce91" table:formula="of:=[.C29]/[.$C$20]" office:value-type="percentage" office:value="0.366705110528059" calcext:value-type="percentage">
            <text:p>36,67%</text:p>
          </table:table-cell>
          <table:table-cell table:number-columns-repeated="11"/>
        </table:table-row>
        <table:table-row table:style-name="ro1">
          <table:table-cell/>
          <table:table-cell table:style-name="ce58" office:value-type="string" calcext:value-type="string">
            <text:p>(-) Impostos de renda e contribuição social</text:p>
          </table:table-cell>
          <table:table-cell table:style-name="ce71" table:formula="of:=[$'Balanço Patrimonial Base'.$I$16]" office:value-type="currency" office:currency="BRL" office:value="45562" calcext:value-type="currency">
            <text:p>R$ 45.562,00</text:p>
          </table:table-cell>
          <table:table-cell table:style-name="ce81" table:formula="of:=[.C30]/[.$C$18]" office:value-type="percentage" office:value="0.047315021548367" calcext:value-type="percentage">
            <text:p>4,73%</text:p>
          </table:table-cell>
          <table:table-cell table:style-name="ce93" table:formula="of:=[.C30]/[.$C$20]" office:value-type="percentage" office:value="0.107021133162176" calcext:value-type="percentage">
            <text:p>10,70%</text:p>
          </table:table-cell>
          <table:table-cell table:number-columns-repeated="11"/>
        </table:table-row>
        <table:table-row table:style-name="ro1">
          <table:table-cell/>
          <table:table-cell table:style-name="ce62" office:value-type="string" calcext:value-type="string">
            <text:p>(=) Lucro Líquido do Exercício</text:p>
          </table:table-cell>
          <table:table-cell table:style-name="ce74" table:formula="of:=[$'Balanço Patrimonial Base'.$I$17]" office:value-type="currency" office:currency="BRL" office:value="110555" calcext:value-type="currency">
            <text:p>R$ 110.555,00</text:p>
          </table:table-cell>
          <table:table-cell table:style-name="ce84" table:formula="of:=[.C31]/[.$C$18]" office:value-type="percentage" office:value="0.11480866088582" calcext:value-type="percentage">
            <text:p>11,48%</text:p>
          </table:table-cell>
          <table:table-cell table:style-name="ce94" table:formula="of:=[.C31]/[.$C$20]" office:value-type="percentage" office:value="0.259683977365883" calcext:value-type="percentage">
            <text:p>25,97%</text:p>
          </table:table-cell>
          <table:table-cell table:number-columns-repeated="11"/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table:style-name="ce563"/>
          <table:table-cell table:number-columns-repeated="14"/>
        </table:table-row>
        <table:table-row table:style-name="ro1">
          <table:table-cell/>
          <table:table-cell table:style-name="ce564"/>
          <table:table-cell table:style-name="ce557" table:number-columns-repeated="3"/>
          <table:table-cell table:number-columns-repeated="11"/>
        </table:table-row>
        <table:table-row table:style-name="ro1" table:number-rows-repeated="1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Análise Horizontal" table:style-name="ta1">
        <table:table-column table:style-name="co1" table:default-cell-style-name="Default"/>
        <table:table-column table:style-name="co4" table:default-cell-style-name="ce115"/>
        <table:table-column table:style-name="co3" table:default-cell-style-name="ce126"/>
        <table:table-column table:style-name="co3" table:default-cell-style-name="ce136"/>
        <table:table-column table:style-name="co3" table:default-cell-style-name="ce148"/>
        <table:table-column table:style-name="co3" table:default-cell-style-name="ce155"/>
        <table:table-column table:style-name="co3" table:default-cell-style-name="ce148"/>
        <table:table-column table:style-name="co3" table:default-cell-style-name="ce155"/>
        <table:table-column table:style-name="co3" table:default-cell-style-name="ce148"/>
        <table:table-column table:style-name="co3" table:default-cell-style-name="ce155"/>
        <table:table-column table:style-name="co3" table:default-cell-style-name="ce148"/>
        <table:table-column table:style-name="co3" table:default-cell-style-name="ce155"/>
        <table:table-column table:style-name="co3" table:default-cell-style-name="ce148"/>
        <table:table-column table:style-name="co3" table:default-cell-style-name="ce155"/>
        <table:table-column table:style-name="co3" table:default-cell-style-name="ce148"/>
        <table:table-column table:style-name="co3" table:default-cell-style-name="ce155"/>
        <table:table-column table:style-name="co3" table:default-cell-style-name="ce148"/>
        <table:table-column table:style-name="co3" table:default-cell-style-name="ce161"/>
        <table:table-row table:style-name="ro1">
          <table:table-cell table:style-name="ce615" table:number-columns-repeated="5"/>
          <table:table-cell table:style-name="Default" table:number-columns-repeated="13"/>
        </table:table-row>
        <table:table-row table:style-name="ro2">
          <table:table-cell/>
          <table:table-cell table:style-name="ce109" office:value-type="string" calcext:value-type="string">
            <text:p><text:span text:style-name="T1">Balanço Patrimonial </text:span>Ativo</text:p>
          </table:table-cell>
          <table:table-cell table:style-name="ce124" office:value-type="string" calcext:value-type="string">
            <text:p>Ano 1</text:p>
          </table:table-cell>
          <table:table-cell table:style-name="ce134" office:value-type="string" calcext:value-type="string">
            <text:p>A.H.1</text:p>
          </table:table-cell>
          <table:table-cell table:style-name="ce144" office:value-type="string" calcext:value-type="string">
            <text:p>Ano 2</text:p>
          </table:table-cell>
          <table:table-cell table:style-name="ce153" office:value-type="string" calcext:value-type="string">
            <text:p>A.H.2</text:p>
          </table:table-cell>
          <table:table-cell table:style-name="ce158" office:value-type="string" calcext:value-type="string">
            <text:p>Ano 3</text:p>
          </table:table-cell>
          <table:table-cell table:style-name="ce134" office:value-type="string" calcext:value-type="string">
            <text:p>A.H.3</text:p>
          </table:table-cell>
          <table:table-cell table:style-name="ce144" office:value-type="string" calcext:value-type="string">
            <text:p>Ano 4</text:p>
          </table:table-cell>
          <table:table-cell table:style-name="ce153" office:value-type="string" calcext:value-type="string">
            <text:p>A.H.4</text:p>
          </table:table-cell>
          <table:table-cell table:style-name="ce158" office:value-type="string" calcext:value-type="string">
            <text:p>Ano 5</text:p>
          </table:table-cell>
          <table:table-cell table:style-name="ce134" office:value-type="string" calcext:value-type="string">
            <text:p>A.H.5</text:p>
          </table:table-cell>
          <table:table-cell table:style-name="ce144" office:value-type="string" calcext:value-type="string">
            <text:p>Ano 6</text:p>
          </table:table-cell>
          <table:table-cell table:style-name="ce153" office:value-type="string" calcext:value-type="string">
            <text:p>A.H.6</text:p>
          </table:table-cell>
          <table:table-cell table:style-name="ce158" office:value-type="string" calcext:value-type="string">
            <text:p>Ano 7</text:p>
          </table:table-cell>
          <table:table-cell table:style-name="ce134" office:value-type="string" calcext:value-type="string">
            <text:p>A.H.7</text:p>
          </table:table-cell>
          <table:table-cell table:style-name="ce144" office:value-type="string" calcext:value-type="string">
            <text:p>Ano 8</text:p>
          </table:table-cell>
          <table:table-cell table:style-name="ce159" office:value-type="string" calcext:value-type="string">
            <text:p>A.H.8</text:p>
          </table:table-cell>
        </table:table-row>
        <table:table-row table:style-name="ro1">
          <table:table-cell/>
          <table:table-cell table:style-name="ce110" office:value-type="string" calcext:value-type="string">
            <text:p>Circulante</text:p>
          </table:table-cell>
          <table:table-cell table:style-name="ce125" table:formula="of:=[$'Balanço Patrimonial Base'.$C$4]" office:value-type="currency" office:currency="BRL" office:value="553093" calcext:value-type="currency">
            <text:p>R$ 553.093,00</text:p>
          </table:table-cell>
          <table:table-cell table:style-name="ce135" table:formula="of:=[.C3]/[.$C3]" office:value-type="percentage" office:value="1" calcext:value-type="percentage">
            <text:p>100,00%</text:p>
          </table:table-cell>
          <table:table-cell table:style-name="ce125" table:formula="of:=SUM([.E4:.E9])" office:value-type="currency" office:currency="BRL" office:value="0" calcext:value-type="currency">
            <text:p>R$ 0,00</text:p>
          </table:table-cell>
          <table:table-cell table:style-name="ce135" table:formula="of:=[.E3]/[.$C3]" office:value-type="percentage" office:value="0" calcext:value-type="percentage">
            <text:p>0,00%</text:p>
          </table:table-cell>
          <table:table-cell table:style-name="ce125" table:formula="of:=SUM([.G4:.G9])" office:value-type="currency" office:currency="BRL" office:value="0" calcext:value-type="currency">
            <text:p>R$ 0,00</text:p>
          </table:table-cell>
          <table:table-cell table:style-name="ce135" table:formula="of:=[.G3]/[.$C3]" office:value-type="percentage" office:value="0" calcext:value-type="percentage">
            <text:p>0,00%</text:p>
          </table:table-cell>
          <table:table-cell table:style-name="ce125" table:formula="of:=SUM([.I4:.I9])" office:value-type="currency" office:currency="BRL" office:value="0" calcext:value-type="currency">
            <text:p>R$ 0,00</text:p>
          </table:table-cell>
          <table:table-cell table:style-name="ce135" table:formula="of:=[.I3]/[.$C3]" office:value-type="percentage" office:value="0" calcext:value-type="percentage">
            <text:p>0,00%</text:p>
          </table:table-cell>
          <table:table-cell table:style-name="ce125" table:formula="of:=SUM([.K4:.K9])" office:value-type="currency" office:currency="BRL" office:value="0" calcext:value-type="currency">
            <text:p>R$ 0,00</text:p>
          </table:table-cell>
          <table:table-cell table:style-name="ce135" table:formula="of:=[.K3]/[.$C3]" office:value-type="percentage" office:value="0" calcext:value-type="percentage">
            <text:p>0,00%</text:p>
          </table:table-cell>
          <table:table-cell table:style-name="ce125" table:formula="of:=SUM([.M4:.M9])" office:value-type="currency" office:currency="BRL" office:value="0" calcext:value-type="currency">
            <text:p>R$ 0,00</text:p>
          </table:table-cell>
          <table:table-cell table:style-name="ce135" table:formula="of:=[.M3]/[.$C3]" office:value-type="percentage" office:value="0" calcext:value-type="percentage">
            <text:p>0,00%</text:p>
          </table:table-cell>
          <table:table-cell table:style-name="ce125" table:formula="of:=SUM([.O4:.O9])" office:value-type="currency" office:currency="BRL" office:value="0" calcext:value-type="currency">
            <text:p>R$ 0,00</text:p>
          </table:table-cell>
          <table:table-cell table:style-name="ce135" table:formula="of:=[.O3]/[.$C3]" office:value-type="percentage" office:value="0" calcext:value-type="percentage">
            <text:p>0,00%</text:p>
          </table:table-cell>
          <table:table-cell table:style-name="ce125" table:formula="of:=SUM([.Q4:.Q9])" office:value-type="currency" office:currency="BRL" office:value="0" calcext:value-type="currency">
            <text:p>R$ 0,00</text:p>
          </table:table-cell>
          <table:table-cell table:style-name="ce160" table:formula="of:=[.Q3]/[.$C3]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table:style-name="ce111" office:value-type="string" calcext:value-type="string">
            <text:p>Caixas e equivalentes de caixa</text:p>
          </table:table-cell>
          <table:table-cell table:formula="of:=[$'Balanço Patrimonial Base'.$C$5]" office:value-type="currency" office:currency="BRL" office:value="13786" calcext:value-type="currency">
            <text:p>R$ 13.786,00</text:p>
          </table:table-cell>
          <table:table-cell table:formula="of:=[.C4]/[.$C4]" office:value-type="percentage" office:value="1" calcext:value-type="percentage">
            <text:p>100,00%</text:p>
          </table:table-cell>
          <table:table-cell table:style-name="ce145"/>
          <table:table-cell table:style-name="ce136" table:formula="of:=[.E4]/[.$C4]" office:value-type="percentage" office:value="0" calcext:value-type="percentage">
            <text:p>0,00%</text:p>
          </table:table-cell>
          <table:table-cell table:style-name="ce145"/>
          <table:table-cell table:style-name="ce136" table:formula="of:=[.G4]/[.$C4]" office:value-type="percentage" office:value="0" calcext:value-type="percentage">
            <text:p>0,00%</text:p>
          </table:table-cell>
          <table:table-cell table:style-name="ce145"/>
          <table:table-cell table:style-name="ce136" table:formula="of:=[.I4]/[.$C4]" office:value-type="percentage" office:value="0" calcext:value-type="percentage">
            <text:p>0,00%</text:p>
          </table:table-cell>
          <table:table-cell table:style-name="ce145"/>
          <table:table-cell table:style-name="ce136" table:formula="of:=[.K4]/[.$C4]" office:value-type="percentage" office:value="0" calcext:value-type="percentage">
            <text:p>0,00%</text:p>
          </table:table-cell>
          <table:table-cell table:style-name="ce145"/>
          <table:table-cell table:style-name="ce136" table:formula="of:=[.M4]/[.$C4]" office:value-type="percentage" office:value="0" calcext:value-type="percentage">
            <text:p>0,00%</text:p>
          </table:table-cell>
          <table:table-cell table:style-name="ce145"/>
          <table:table-cell table:style-name="ce136" table:formula="of:=[.O4]/[.$C4]" office:value-type="percentage" office:value="0" calcext:value-type="percentage">
            <text:p>0,00%</text:p>
          </table:table-cell>
          <table:table-cell table:style-name="ce145"/>
          <table:table-cell table:formula="of:=[.Q4]/[.$C4]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table:style-name="ce111" office:value-type="string" calcext:value-type="string">
            <text:p>Aplicações Financeiras</text:p>
          </table:table-cell>
          <table:table-cell table:formula="of:=[$'Balanço Patrimonial Base'.$C$6]" office:value-type="currency" office:currency="BRL" office:value="171905" calcext:value-type="currency">
            <text:p>R$ 171.905,00</text:p>
          </table:table-cell>
          <table:table-cell table:formula="of:=[.C5]/[.$C5]" office:value-type="percentage" office:value="1" calcext:value-type="percentage">
            <text:p>100,00%</text:p>
          </table:table-cell>
          <table:table-cell table:style-name="ce145"/>
          <table:table-cell table:style-name="ce136" table:formula="of:=[.E5]/[.$C5]" office:value-type="percentage" office:value="0" calcext:value-type="percentage">
            <text:p>0,00%</text:p>
          </table:table-cell>
          <table:table-cell table:style-name="ce145"/>
          <table:table-cell table:style-name="ce136" table:formula="of:=[.G5]/[.$C5]" office:value-type="percentage" office:value="0" calcext:value-type="percentage">
            <text:p>0,00%</text:p>
          </table:table-cell>
          <table:table-cell table:style-name="ce145"/>
          <table:table-cell table:style-name="ce136" table:formula="of:=[.I5]/[.$C5]" office:value-type="percentage" office:value="0" calcext:value-type="percentage">
            <text:p>0,00%</text:p>
          </table:table-cell>
          <table:table-cell table:style-name="ce145"/>
          <table:table-cell table:style-name="ce136" table:formula="of:=[.K5]/[.$C5]" office:value-type="percentage" office:value="0" calcext:value-type="percentage">
            <text:p>0,00%</text:p>
          </table:table-cell>
          <table:table-cell table:style-name="ce145"/>
          <table:table-cell table:style-name="ce136" table:formula="of:=[.M5]/[.$C5]" office:value-type="percentage" office:value="0" calcext:value-type="percentage">
            <text:p>0,00%</text:p>
          </table:table-cell>
          <table:table-cell table:style-name="ce145"/>
          <table:table-cell table:style-name="ce136" table:formula="of:=[.O5]/[.$C5]" office:value-type="percentage" office:value="0" calcext:value-type="percentage">
            <text:p>0,00%</text:p>
          </table:table-cell>
          <table:table-cell table:style-name="ce145"/>
          <table:table-cell table:formula="of:=[.Q5]/[.$C5]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table:style-name="ce111" office:value-type="string" calcext:value-type="string">
            <text:p>Contas a receber de clientes</text:p>
          </table:table-cell>
          <table:table-cell table:formula="of:=[$'Balanço Patrimonial Base'.$C$7]" office:value-type="currency" office:currency="BRL" office:value="247498" calcext:value-type="currency">
            <text:p>R$ 247.498,00</text:p>
          </table:table-cell>
          <table:table-cell table:formula="of:=[.C6]/[.$C6]" office:value-type="percentage" office:value="1" calcext:value-type="percentage">
            <text:p>100,00%</text:p>
          </table:table-cell>
          <table:table-cell table:style-name="ce145"/>
          <table:table-cell table:style-name="ce136" table:formula="of:=[.E6]/[.$C6]" office:value-type="percentage" office:value="0" calcext:value-type="percentage">
            <text:p>0,00%</text:p>
          </table:table-cell>
          <table:table-cell table:style-name="ce145"/>
          <table:table-cell table:style-name="ce136" table:formula="of:=[.G6]/[.$C6]" office:value-type="percentage" office:value="0" calcext:value-type="percentage">
            <text:p>0,00%</text:p>
          </table:table-cell>
          <table:table-cell table:style-name="ce145"/>
          <table:table-cell table:style-name="ce136" table:formula="of:=[.I6]/[.$C6]" office:value-type="percentage" office:value="0" calcext:value-type="percentage">
            <text:p>0,00%</text:p>
          </table:table-cell>
          <table:table-cell table:style-name="ce145"/>
          <table:table-cell table:style-name="ce136" table:formula="of:=[.K6]/[.$C6]" office:value-type="percentage" office:value="0" calcext:value-type="percentage">
            <text:p>0,00%</text:p>
          </table:table-cell>
          <table:table-cell table:style-name="ce145"/>
          <table:table-cell table:style-name="ce136" table:formula="of:=[.M6]/[.$C6]" office:value-type="percentage" office:value="0" calcext:value-type="percentage">
            <text:p>0,00%</text:p>
          </table:table-cell>
          <table:table-cell table:style-name="ce145"/>
          <table:table-cell table:style-name="ce136" table:formula="of:=[.O6]/[.$C6]" office:value-type="percentage" office:value="0" calcext:value-type="percentage">
            <text:p>0,00%</text:p>
          </table:table-cell>
          <table:table-cell table:style-name="ce145"/>
          <table:table-cell table:formula="of:=[.Q6]/[.$C6]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table:style-name="ce111" office:value-type="string" calcext:value-type="string">
            <text:p>Estoques</text:p>
          </table:table-cell>
          <table:table-cell table:formula="of:=[$'Balanço Patrimonial Base'.$C$8]" office:value-type="currency" office:currency="BRL" office:value="85108" calcext:value-type="currency">
            <text:p>R$ 85.108,00</text:p>
          </table:table-cell>
          <table:table-cell table:formula="of:=[.C7]/[.$C7]" office:value-type="percentage" office:value="1" calcext:value-type="percentage">
            <text:p>100,00%</text:p>
          </table:table-cell>
          <table:table-cell table:style-name="ce145"/>
          <table:table-cell table:style-name="ce136" table:formula="of:=[.E7]/[.$C7]" office:value-type="percentage" office:value="0" calcext:value-type="percentage">
            <text:p>0,00%</text:p>
          </table:table-cell>
          <table:table-cell table:style-name="ce145"/>
          <table:table-cell table:style-name="ce136" table:formula="of:=[.G7]/[.$C7]" office:value-type="percentage" office:value="0" calcext:value-type="percentage">
            <text:p>0,00%</text:p>
          </table:table-cell>
          <table:table-cell table:style-name="ce145"/>
          <table:table-cell table:style-name="ce136" table:formula="of:=[.I7]/[.$C7]" office:value-type="percentage" office:value="0" calcext:value-type="percentage">
            <text:p>0,00%</text:p>
          </table:table-cell>
          <table:table-cell table:style-name="ce145"/>
          <table:table-cell table:style-name="ce136" table:formula="of:=[.K7]/[.$C7]" office:value-type="percentage" office:value="0" calcext:value-type="percentage">
            <text:p>0,00%</text:p>
          </table:table-cell>
          <table:table-cell table:style-name="ce145"/>
          <table:table-cell table:style-name="ce136" table:formula="of:=[.M7]/[.$C7]" office:value-type="percentage" office:value="0" calcext:value-type="percentage">
            <text:p>0,00%</text:p>
          </table:table-cell>
          <table:table-cell table:style-name="ce145"/>
          <table:table-cell table:style-name="ce136" table:formula="of:=[.O7]/[.$C7]" office:value-type="percentage" office:value="0" calcext:value-type="percentage">
            <text:p>0,00%</text:p>
          </table:table-cell>
          <table:table-cell table:style-name="ce145"/>
          <table:table-cell table:formula="of:=[.Q7]/[.$C7]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table:style-name="ce111" office:value-type="string" calcext:value-type="string">
            <text:p>Impostos a recuperar</text:p>
          </table:table-cell>
          <table:table-cell table:formula="of:=[$'Balanço Patrimonial Base'.$C$9]" office:value-type="currency" office:currency="BRL" office:value="19188" calcext:value-type="currency">
            <text:p>R$ 19.188,00</text:p>
          </table:table-cell>
          <table:table-cell table:formula="of:=[.C8]/[.$C8]" office:value-type="percentage" office:value="1" calcext:value-type="percentage">
            <text:p>100,00%</text:p>
          </table:table-cell>
          <table:table-cell table:style-name="ce145"/>
          <table:table-cell table:style-name="ce136" table:formula="of:=[.E8]/[.$C8]" office:value-type="percentage" office:value="0" calcext:value-type="percentage">
            <text:p>0,00%</text:p>
          </table:table-cell>
          <table:table-cell table:style-name="ce145"/>
          <table:table-cell table:style-name="ce136" table:formula="of:=[.G8]/[.$C8]" office:value-type="percentage" office:value="0" calcext:value-type="percentage">
            <text:p>0,00%</text:p>
          </table:table-cell>
          <table:table-cell table:style-name="ce145"/>
          <table:table-cell table:style-name="ce136" table:formula="of:=[.I8]/[.$C8]" office:value-type="percentage" office:value="0" calcext:value-type="percentage">
            <text:p>0,00%</text:p>
          </table:table-cell>
          <table:table-cell table:style-name="ce145"/>
          <table:table-cell table:style-name="ce136" table:formula="of:=[.K8]/[.$C8]" office:value-type="percentage" office:value="0" calcext:value-type="percentage">
            <text:p>0,00%</text:p>
          </table:table-cell>
          <table:table-cell table:style-name="ce145"/>
          <table:table-cell table:style-name="ce136" table:formula="of:=[.M8]/[.$C8]" office:value-type="percentage" office:value="0" calcext:value-type="percentage">
            <text:p>0,00%</text:p>
          </table:table-cell>
          <table:table-cell table:style-name="ce145"/>
          <table:table-cell table:style-name="ce136" table:formula="of:=[.O8]/[.$C8]" office:value-type="percentage" office:value="0" calcext:value-type="percentage">
            <text:p>0,00%</text:p>
          </table:table-cell>
          <table:table-cell table:style-name="ce145"/>
          <table:table-cell table:formula="of:=[.Q8]/[.$C8]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table:style-name="ce112" office:value-type="string" calcext:value-type="string">
            <text:p>Outros Créditos</text:p>
          </table:table-cell>
          <table:table-cell table:style-name="ce127" table:formula="of:=[$'Balanço Patrimonial Base'.$C$10]" office:value-type="currency" office:currency="BRL" office:value="15608" calcext:value-type="currency">
            <text:p>R$ 15.608,00</text:p>
          </table:table-cell>
          <table:table-cell table:style-name="ce137" table:formula="of:=[.C9]/[.$C9]" office:value-type="percentage" office:value="1" calcext:value-type="percentage">
            <text:p>100,00%</text:p>
          </table:table-cell>
          <table:table-cell table:style-name="ce146"/>
          <table:table-cell table:style-name="ce137" table:formula="of:=[.E9]/[.$C9]" office:value-type="percentage" office:value="0" calcext:value-type="percentage">
            <text:p>0,00%</text:p>
          </table:table-cell>
          <table:table-cell table:style-name="ce146"/>
          <table:table-cell table:style-name="ce137" table:formula="of:=[.G9]/[.$C9]" office:value-type="percentage" office:value="0" calcext:value-type="percentage">
            <text:p>0,00%</text:p>
          </table:table-cell>
          <table:table-cell table:style-name="ce146"/>
          <table:table-cell table:style-name="ce137" table:formula="of:=[.I9]/[.$C9]" office:value-type="percentage" office:value="0" calcext:value-type="percentage">
            <text:p>0,00%</text:p>
          </table:table-cell>
          <table:table-cell table:style-name="ce146"/>
          <table:table-cell table:style-name="ce137" table:formula="of:=[.K9]/[.$C9]" office:value-type="percentage" office:value="0" calcext:value-type="percentage">
            <text:p>0,00%</text:p>
          </table:table-cell>
          <table:table-cell table:style-name="ce146"/>
          <table:table-cell table:style-name="ce137" table:formula="of:=[.M9]/[.$C9]" office:value-type="percentage" office:value="0" calcext:value-type="percentage">
            <text:p>0,00%</text:p>
          </table:table-cell>
          <table:table-cell table:style-name="ce146"/>
          <table:table-cell table:style-name="ce137" table:formula="of:=[.O9]/[.$C9]" office:value-type="percentage" office:value="0" calcext:value-type="percentage">
            <text:p>0,00%</text:p>
          </table:table-cell>
          <table:table-cell table:style-name="ce146"/>
          <table:table-cell table:style-name="ce162" table:formula="of:=[.Q9]/[.$C9]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table:style-name="ce110" office:value-type="string" calcext:value-type="string">
            <text:p>Não Circulante</text:p>
          </table:table-cell>
          <table:table-cell table:style-name="ce125" table:formula="of:=[$'Balanço Patrimonial Base'.$C$11]" office:value-type="currency" office:currency="BRL" office:value="150773" calcext:value-type="currency">
            <text:p>R$ 150.773,00</text:p>
          </table:table-cell>
          <table:table-cell table:style-name="ce135" table:formula="of:=[.C10]/[.$C10]" office:value-type="percentage" office:value="1" calcext:value-type="percentage">
            <text:p>100,00%</text:p>
          </table:table-cell>
          <table:table-cell table:style-name="ce125" table:formula="of:=SUM([.E11:.E14])" office:value-type="currency" office:currency="BRL" office:value="0" calcext:value-type="currency">
            <text:p>R$ 0,00</text:p>
          </table:table-cell>
          <table:table-cell table:style-name="ce135" table:formula="of:=[.E10]/[.$C10]" office:value-type="percentage" office:value="0" calcext:value-type="percentage">
            <text:p>0,00%</text:p>
          </table:table-cell>
          <table:table-cell table:style-name="ce125" table:formula="of:=SUM([.G11:.G14])" office:value-type="currency" office:currency="BRL" office:value="0" calcext:value-type="currency">
            <text:p>R$ 0,00</text:p>
          </table:table-cell>
          <table:table-cell table:style-name="ce135" table:formula="of:=[.G10]/[.$C10]" office:value-type="percentage" office:value="0" calcext:value-type="percentage">
            <text:p>0,00%</text:p>
          </table:table-cell>
          <table:table-cell table:style-name="ce125" table:formula="of:=SUM([.I11:.I14])" office:value-type="currency" office:currency="BRL" office:value="0" calcext:value-type="currency">
            <text:p>R$ 0,00</text:p>
          </table:table-cell>
          <table:table-cell table:style-name="ce135" table:formula="of:=[.I10]/[.$C10]" office:value-type="percentage" office:value="0" calcext:value-type="percentage">
            <text:p>0,00%</text:p>
          </table:table-cell>
          <table:table-cell table:style-name="ce125" table:formula="of:=SUM([.K11:.K14])" office:value-type="currency" office:currency="BRL" office:value="0" calcext:value-type="currency">
            <text:p>R$ 0,00</text:p>
          </table:table-cell>
          <table:table-cell table:style-name="ce135" table:formula="of:=[.K10]/[.$C10]" office:value-type="percentage" office:value="0" calcext:value-type="percentage">
            <text:p>0,00%</text:p>
          </table:table-cell>
          <table:table-cell table:style-name="ce125" table:formula="of:=SUM([.M11:.M14])" office:value-type="currency" office:currency="BRL" office:value="0" calcext:value-type="currency">
            <text:p>R$ 0,00</text:p>
          </table:table-cell>
          <table:table-cell table:style-name="ce135" table:formula="of:=[.M10]/[.$C10]" office:value-type="percentage" office:value="0" calcext:value-type="percentage">
            <text:p>0,00%</text:p>
          </table:table-cell>
          <table:table-cell table:style-name="ce125" table:formula="of:=SUM([.O11:.O14])" office:value-type="currency" office:currency="BRL" office:value="0" calcext:value-type="currency">
            <text:p>R$ 0,00</text:p>
          </table:table-cell>
          <table:table-cell table:style-name="ce135" table:formula="of:=[.O10]/[.$C10]" office:value-type="percentage" office:value="0" calcext:value-type="percentage">
            <text:p>0,00%</text:p>
          </table:table-cell>
          <table:table-cell table:style-name="ce125" table:formula="of:=SUM([.Q11:.Q14])" office:value-type="currency" office:currency="BRL" office:value="0" calcext:value-type="currency">
            <text:p>R$ 0,00</text:p>
          </table:table-cell>
          <table:table-cell table:style-name="ce160" table:formula="of:=[.Q10]/[.$C10]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table:style-name="ce111" office:value-type="string" calcext:value-type="string">
            <text:p>Realizável a longo prazo</text:p>
          </table:table-cell>
          <table:table-cell table:formula="of:=[$'Balanço Patrimonial Base'.$C$12]" office:value-type="currency" office:currency="BRL" office:value="15116" calcext:value-type="currency">
            <text:p>R$ 15.116,00</text:p>
          </table:table-cell>
          <table:table-cell table:formula="of:=[.C11]/[.$C11]" office:value-type="percentage" office:value="1" calcext:value-type="percentage">
            <text:p>100,00%</text:p>
          </table:table-cell>
          <table:table-cell table:style-name="ce145"/>
          <table:table-cell table:style-name="ce136" table:formula="of:=[.E11]/[.$C11]" office:value-type="percentage" office:value="0" calcext:value-type="percentage">
            <text:p>0,00%</text:p>
          </table:table-cell>
          <table:table-cell table:style-name="ce145"/>
          <table:table-cell table:style-name="ce136" table:formula="of:=[.G11]/[.$C11]" office:value-type="percentage" office:value="0" calcext:value-type="percentage">
            <text:p>0,00%</text:p>
          </table:table-cell>
          <table:table-cell table:style-name="ce145"/>
          <table:table-cell table:style-name="ce136" table:formula="of:=[.I11]/[.$C11]" office:value-type="percentage" office:value="0" calcext:value-type="percentage">
            <text:p>0,00%</text:p>
          </table:table-cell>
          <table:table-cell table:style-name="ce145"/>
          <table:table-cell table:style-name="ce136" table:formula="of:=[.K11]/[.$C11]" office:value-type="percentage" office:value="0" calcext:value-type="percentage">
            <text:p>0,00%</text:p>
          </table:table-cell>
          <table:table-cell table:style-name="ce145"/>
          <table:table-cell table:style-name="ce136" table:formula="of:=[.M11]/[.$C11]" office:value-type="percentage" office:value="0" calcext:value-type="percentage">
            <text:p>0,00%</text:p>
          </table:table-cell>
          <table:table-cell table:style-name="ce145"/>
          <table:table-cell table:style-name="ce136" table:formula="of:=[.O11]/[.$C11]" office:value-type="percentage" office:value="0" calcext:value-type="percentage">
            <text:p>0,00%</text:p>
          </table:table-cell>
          <table:table-cell table:style-name="ce145"/>
          <table:table-cell table:formula="of:=[.Q11]/[.$C11]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table:style-name="ce111" office:value-type="string" calcext:value-type="string">
            <text:p>Investimentos</text:p>
          </table:table-cell>
          <table:table-cell table:formula="of:=[$'Balanço Patrimonial Base'.$C$13]" office:value-type="currency" office:currency="BRL" office:value="0" calcext:value-type="currency">
            <text:p>R$ 0,00</text:p>
          </table:table-cell>
          <table:table-cell table:formula="of:=[.C12]/[.$C12]" office:value-type="string" office:string-value="" calcext:value-type="error">
            <text:p>#DIV/0!</text:p>
          </table:table-cell>
          <table:table-cell table:style-name="ce145"/>
          <table:table-cell table:style-name="ce136" table:formula="of:=[.E12]/[.$C12]" office:value-type="string" office:string-value="" calcext:value-type="error">
            <text:p>#DIV/0!</text:p>
          </table:table-cell>
          <table:table-cell table:style-name="ce145"/>
          <table:table-cell table:style-name="ce136" table:formula="of:=[.G12]/[.$C12]" office:value-type="string" office:string-value="" calcext:value-type="error">
            <text:p>#DIV/0!</text:p>
          </table:table-cell>
          <table:table-cell table:style-name="ce145"/>
          <table:table-cell table:style-name="ce136" table:formula="of:=[.I12]/[.$C12]" office:value-type="string" office:string-value="" calcext:value-type="error">
            <text:p>#DIV/0!</text:p>
          </table:table-cell>
          <table:table-cell table:style-name="ce145"/>
          <table:table-cell table:style-name="ce136" table:formula="of:=[.K12]/[.$C12]" office:value-type="string" office:string-value="" calcext:value-type="error">
            <text:p>#DIV/0!</text:p>
          </table:table-cell>
          <table:table-cell table:style-name="ce145"/>
          <table:table-cell table:style-name="ce136" table:formula="of:=[.M12]/[.$C12]" office:value-type="string" office:string-value="" calcext:value-type="error">
            <text:p>#DIV/0!</text:p>
          </table:table-cell>
          <table:table-cell table:style-name="ce145"/>
          <table:table-cell table:style-name="ce136" table:formula="of:=[.O12]/[.$C12]" office:value-type="string" office:string-value="" calcext:value-type="error">
            <text:p>#DIV/0!</text:p>
          </table:table-cell>
          <table:table-cell table:style-name="ce145"/>
          <table:table-cell table:formula="of:=[.Q12]/[.$C1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11" office:value-type="string" calcext:value-type="string">
            <text:p>Imobilizado</text:p>
          </table:table-cell>
          <table:table-cell table:formula="of:=[$'Balanço Patrimonial Base'.$C$14]" office:value-type="currency" office:currency="BRL" office:value="68543" calcext:value-type="currency">
            <text:p>R$ 68.543,00</text:p>
          </table:table-cell>
          <table:table-cell table:formula="of:=[.C13]/[.$C13]" office:value-type="percentage" office:value="1" calcext:value-type="percentage">
            <text:p>100,00%</text:p>
          </table:table-cell>
          <table:table-cell table:style-name="ce145"/>
          <table:table-cell table:style-name="ce136" table:formula="of:=[.E13]/[.$C13]" office:value-type="percentage" office:value="0" calcext:value-type="percentage">
            <text:p>0,00%</text:p>
          </table:table-cell>
          <table:table-cell table:style-name="ce145"/>
          <table:table-cell table:style-name="ce136" table:formula="of:=[.G13]/[.$C13]" office:value-type="percentage" office:value="0" calcext:value-type="percentage">
            <text:p>0,00%</text:p>
          </table:table-cell>
          <table:table-cell table:style-name="ce145"/>
          <table:table-cell table:style-name="ce136" table:formula="of:=[.I13]/[.$C13]" office:value-type="percentage" office:value="0" calcext:value-type="percentage">
            <text:p>0,00%</text:p>
          </table:table-cell>
          <table:table-cell table:style-name="ce145"/>
          <table:table-cell table:style-name="ce136" table:formula="of:=[.K13]/[.$C13]" office:value-type="percentage" office:value="0" calcext:value-type="percentage">
            <text:p>0,00%</text:p>
          </table:table-cell>
          <table:table-cell table:style-name="ce145"/>
          <table:table-cell table:style-name="ce136" table:formula="of:=[.M13]/[.$C13]" office:value-type="percentage" office:value="0" calcext:value-type="percentage">
            <text:p>0,00%</text:p>
          </table:table-cell>
          <table:table-cell table:style-name="ce145"/>
          <table:table-cell table:style-name="ce136" table:formula="of:=[.O13]/[.$C13]" office:value-type="percentage" office:value="0" calcext:value-type="percentage">
            <text:p>0,00%</text:p>
          </table:table-cell>
          <table:table-cell table:style-name="ce145"/>
          <table:table-cell table:formula="of:=[.Q13]/[.$C13]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table:style-name="ce112" office:value-type="string" calcext:value-type="string">
            <text:p>Intangível</text:p>
          </table:table-cell>
          <table:table-cell table:style-name="ce127" table:formula="of:=[$'Balanço Patrimonial Base'.$C$15]" office:value-type="currency" office:currency="BRL" office:value="67114" calcext:value-type="currency">
            <text:p>R$ 67.114,00</text:p>
          </table:table-cell>
          <table:table-cell table:style-name="ce137" table:formula="of:=[.C14]/[.$C14]" office:value-type="percentage" office:value="1" calcext:value-type="percentage">
            <text:p>100,00%</text:p>
          </table:table-cell>
          <table:table-cell table:style-name="ce146"/>
          <table:table-cell table:style-name="ce137" table:formula="of:=[.E14]/[.$C14]" office:value-type="percentage" office:value="0" calcext:value-type="percentage">
            <text:p>0,00%</text:p>
          </table:table-cell>
          <table:table-cell table:style-name="ce146"/>
          <table:table-cell table:style-name="ce137" table:formula="of:=[.G14]/[.$C14]" office:value-type="percentage" office:value="0" calcext:value-type="percentage">
            <text:p>0,00%</text:p>
          </table:table-cell>
          <table:table-cell table:style-name="ce146"/>
          <table:table-cell table:style-name="ce137" table:formula="of:=[.I14]/[.$C14]" office:value-type="percentage" office:value="0" calcext:value-type="percentage">
            <text:p>0,00%</text:p>
          </table:table-cell>
          <table:table-cell table:style-name="ce146"/>
          <table:table-cell table:style-name="ce137" table:formula="of:=[.K14]/[.$C14]" office:value-type="percentage" office:value="0" calcext:value-type="percentage">
            <text:p>0,00%</text:p>
          </table:table-cell>
          <table:table-cell table:style-name="ce146"/>
          <table:table-cell table:style-name="ce137" table:formula="of:=[.M14]/[.$C14]" office:value-type="percentage" office:value="0" calcext:value-type="percentage">
            <text:p>0,00%</text:p>
          </table:table-cell>
          <table:table-cell table:style-name="ce146"/>
          <table:table-cell table:style-name="ce137" table:formula="of:=[.O14]/[.$C14]" office:value-type="percentage" office:value="0" calcext:value-type="percentage">
            <text:p>0,00%</text:p>
          </table:table-cell>
          <table:table-cell table:style-name="ce146"/>
          <table:table-cell table:style-name="ce162" table:formula="of:=[.Q14]/[.$C14]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table:style-name="ce113" office:value-type="string" calcext:value-type="string">
            <text:p>Total do Ativo</text:p>
          </table:table-cell>
          <table:table-cell table:style-name="ce128" table:formula="of:=[$'Balanço Patrimonial Base'.$C$16]" office:value-type="currency" office:currency="BRL" office:value="703866" calcext:value-type="currency">
            <text:p>R$ 703.866,00</text:p>
          </table:table-cell>
          <table:table-cell table:style-name="ce138" table:formula="of:=[.C15]/[.$C15]" office:value-type="percentage" office:value="1" calcext:value-type="percentage">
            <text:p>100,00%</text:p>
          </table:table-cell>
          <table:table-cell table:style-name="ce128" table:formula="of:=[.E3]+[.E10]" office:value-type="currency" office:currency="BRL" office:value="0" calcext:value-type="currency">
            <text:p>R$ 0,00</text:p>
          </table:table-cell>
          <table:table-cell table:style-name="ce138" table:formula="of:=[.E15]/[.$C15]" office:value-type="percentage" office:value="0" calcext:value-type="percentage">
            <text:p>0,00%</text:p>
          </table:table-cell>
          <table:table-cell table:style-name="ce128" table:formula="of:=[.G3]+[.G10]" office:value-type="currency" office:currency="BRL" office:value="0" calcext:value-type="currency">
            <text:p>R$ 0,00</text:p>
          </table:table-cell>
          <table:table-cell table:style-name="ce138" table:formula="of:=[.G15]/[.$C15]" office:value-type="percentage" office:value="0" calcext:value-type="percentage">
            <text:p>0,00%</text:p>
          </table:table-cell>
          <table:table-cell table:style-name="ce128" table:formula="of:=[.I3]+[.I10]" office:value-type="currency" office:currency="BRL" office:value="0" calcext:value-type="currency">
            <text:p>R$ 0,00</text:p>
          </table:table-cell>
          <table:table-cell table:style-name="ce138" table:formula="of:=[.I15]/[.$C15]" office:value-type="percentage" office:value="0" calcext:value-type="percentage">
            <text:p>0,00%</text:p>
          </table:table-cell>
          <table:table-cell table:style-name="ce128" table:formula="of:=[.K3]+[.K10]" office:value-type="currency" office:currency="BRL" office:value="0" calcext:value-type="currency">
            <text:p>R$ 0,00</text:p>
          </table:table-cell>
          <table:table-cell table:style-name="ce138" table:formula="of:=[.K15]/[.$C15]" office:value-type="percentage" office:value="0" calcext:value-type="percentage">
            <text:p>0,00%</text:p>
          </table:table-cell>
          <table:table-cell table:style-name="ce128" table:formula="of:=[.M3]+[.M10]" office:value-type="currency" office:currency="BRL" office:value="0" calcext:value-type="currency">
            <text:p>R$ 0,00</text:p>
          </table:table-cell>
          <table:table-cell table:style-name="ce138" table:formula="of:=[.M15]/[.$C15]" office:value-type="percentage" office:value="0" calcext:value-type="percentage">
            <text:p>0,00%</text:p>
          </table:table-cell>
          <table:table-cell table:style-name="ce128" table:formula="of:=[.O3]+[.O10]" office:value-type="currency" office:currency="BRL" office:value="0" calcext:value-type="currency">
            <text:p>R$ 0,00</text:p>
          </table:table-cell>
          <table:table-cell table:style-name="ce138" table:formula="of:=[.O15]/[.$C15]" office:value-type="percentage" office:value="0" calcext:value-type="percentage">
            <text:p>0,00%</text:p>
          </table:table-cell>
          <table:table-cell table:style-name="ce128" table:formula="of:=[.Q3]+[.Q10]" office:value-type="currency" office:currency="BRL" office:value="0" calcext:value-type="currency">
            <text:p>R$ 0,00</text:p>
          </table:table-cell>
          <table:table-cell table:style-name="ce163" table:formula="of:=[.Q15]/[.$C15]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table:style-name="ce621" table:number-columns-repeated="5"/>
          <table:table-cell table:style-name="Default" table:number-columns-repeated="12"/>
        </table:table-row>
        <table:table-row table:style-name="ro2">
          <table:table-cell/>
          <table:table-cell table:style-name="ce615" table:number-columns-repeated="5"/>
          <table:table-cell table:style-name="Default" table:number-columns-repeated="12"/>
        </table:table-row>
        <table:table-row table:style-name="ro2">
          <table:table-cell/>
          <table:table-cell table:style-name="ce109" office:value-type="string" calcext:value-type="string">
            <text:p><text:span text:style-name="T1">Balanço Patrimonial </text:span>Passivo</text:p>
          </table:table-cell>
          <table:table-cell table:style-name="ce124" office:value-type="string" calcext:value-type="string">
            <text:p>Ano 1</text:p>
          </table:table-cell>
          <table:table-cell table:style-name="ce134" office:value-type="string" calcext:value-type="string">
            <text:p>A.H.1</text:p>
          </table:table-cell>
          <table:table-cell table:style-name="ce144" office:value-type="string" calcext:value-type="string">
            <text:p>Ano 2</text:p>
          </table:table-cell>
          <table:table-cell table:style-name="ce153" office:value-type="string" calcext:value-type="string">
            <text:p>A.H.2</text:p>
          </table:table-cell>
          <table:table-cell table:style-name="ce158" office:value-type="string" calcext:value-type="string">
            <text:p>Ano 3</text:p>
          </table:table-cell>
          <table:table-cell table:style-name="ce134" office:value-type="string" calcext:value-type="string">
            <text:p>A.H.3</text:p>
          </table:table-cell>
          <table:table-cell table:style-name="ce144" office:value-type="string" calcext:value-type="string">
            <text:p>Ano 4</text:p>
          </table:table-cell>
          <table:table-cell table:style-name="ce153" office:value-type="string" calcext:value-type="string">
            <text:p>A.H.4</text:p>
          </table:table-cell>
          <table:table-cell table:style-name="ce158" office:value-type="string" calcext:value-type="string">
            <text:p>Ano 5</text:p>
          </table:table-cell>
          <table:table-cell table:style-name="ce134" office:value-type="string" calcext:value-type="string">
            <text:p>A.H.5</text:p>
          </table:table-cell>
          <table:table-cell table:style-name="ce144" office:value-type="string" calcext:value-type="string">
            <text:p>Ano 6</text:p>
          </table:table-cell>
          <table:table-cell table:style-name="ce153" office:value-type="string" calcext:value-type="string">
            <text:p>A.H.6</text:p>
          </table:table-cell>
          <table:table-cell table:style-name="ce158" office:value-type="string" calcext:value-type="string">
            <text:p>Ano 7</text:p>
          </table:table-cell>
          <table:table-cell table:style-name="ce134" office:value-type="string" calcext:value-type="string">
            <text:p>A.H.7</text:p>
          </table:table-cell>
          <table:table-cell table:style-name="ce144" office:value-type="string" calcext:value-type="string">
            <text:p>Ano 8</text:p>
          </table:table-cell>
          <table:table-cell table:style-name="ce159" office:value-type="string" calcext:value-type="string">
            <text:p>A.H.8</text:p>
          </table:table-cell>
        </table:table-row>
        <table:table-row table:style-name="ro1">
          <table:table-cell/>
          <table:table-cell table:style-name="ce110" office:value-type="string" calcext:value-type="string">
            <text:p>Circulante</text:p>
          </table:table-cell>
          <table:table-cell table:style-name="ce125" table:formula="of:=[$'Balanço Patrimonial Base'.$F$4]" office:value-type="currency" office:currency="BRL" office:value="143860" calcext:value-type="currency">
            <text:p>R$ 143.860,00</text:p>
          </table:table-cell>
          <table:table-cell table:style-name="ce135" table:formula="of:=[.C19]/[.$C19]" office:value-type="percentage" office:value="1" calcext:value-type="percentage">
            <text:p>100,00%</text:p>
          </table:table-cell>
          <table:table-cell table:style-name="ce147" table:formula="of:=SUM([.E20:.E24])" office:value-type="currency" office:currency="BRL" office:value="0" calcext:value-type="currency">
            <text:p>R$ 0,00</text:p>
          </table:table-cell>
          <table:table-cell table:style-name="ce154" table:formula="of:=[.E19]/[.$C19]" office:value-type="percentage" office:value="0" calcext:value-type="percentage">
            <text:p>0,00%</text:p>
          </table:table-cell>
          <table:table-cell table:style-name="ce147" table:formula="of:=SUM([.G20:.G24])" office:value-type="currency" office:currency="BRL" office:value="0" calcext:value-type="currency">
            <text:p>R$ 0,00</text:p>
          </table:table-cell>
          <table:table-cell table:style-name="ce154" table:formula="of:=[.G19]/[.$C19]" office:value-type="percentage" office:value="0" calcext:value-type="percentage">
            <text:p>0,00%</text:p>
          </table:table-cell>
          <table:table-cell table:style-name="ce147" table:formula="of:=SUM([.I20:.I24])" office:value-type="currency" office:currency="BRL" office:value="0" calcext:value-type="currency">
            <text:p>R$ 0,00</text:p>
          </table:table-cell>
          <table:table-cell table:style-name="ce154" table:formula="of:=[.I19]/[.$C19]" office:value-type="percentage" office:value="0" calcext:value-type="percentage">
            <text:p>0,00%</text:p>
          </table:table-cell>
          <table:table-cell table:style-name="ce147" table:formula="of:=SUM([.K20:.K24])" office:value-type="currency" office:currency="BRL" office:value="0" calcext:value-type="currency">
            <text:p>R$ 0,00</text:p>
          </table:table-cell>
          <table:table-cell table:style-name="ce154" table:formula="of:=[.K19]/[.$C19]" office:value-type="percentage" office:value="0" calcext:value-type="percentage">
            <text:p>0,00%</text:p>
          </table:table-cell>
          <table:table-cell table:style-name="ce147" table:formula="of:=SUM([.M20:.M24])" office:value-type="currency" office:currency="BRL" office:value="0" calcext:value-type="currency">
            <text:p>R$ 0,00</text:p>
          </table:table-cell>
          <table:table-cell table:style-name="ce154" table:formula="of:=[.M19]/[.$C19]" office:value-type="percentage" office:value="0" calcext:value-type="percentage">
            <text:p>0,00%</text:p>
          </table:table-cell>
          <table:table-cell table:style-name="ce147" table:formula="of:=SUM([.O20:.O24])" office:value-type="currency" office:currency="BRL" office:value="0" calcext:value-type="currency">
            <text:p>R$ 0,00</text:p>
          </table:table-cell>
          <table:table-cell table:style-name="ce154" table:formula="of:=[.O19]/[.$C19]" office:value-type="percentage" office:value="0" calcext:value-type="percentage">
            <text:p>0,00%</text:p>
          </table:table-cell>
          <table:table-cell table:style-name="ce147" table:formula="of:=SUM([.Q20:.Q24])" office:value-type="currency" office:currency="BRL" office:value="0" calcext:value-type="currency">
            <text:p>R$ 0,00</text:p>
          </table:table-cell>
          <table:table-cell table:style-name="ce160" table:formula="of:=[.Q19]/[.$C19]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office:value-type="string" calcext:value-type="string">
            <text:p>Empréstimo e Financiamento</text:p>
          </table:table-cell>
          <table:table-cell table:formula="of:=[$'Balanço Patrimonial Base'.$F$5]" office:value-type="currency" office:currency="BRL" office:value="59835" calcext:value-type="currency">
            <text:p>R$ 59.835,00</text:p>
          </table:table-cell>
          <table:table-cell table:formula="of:=[.C20]/[.$C20]" office:value-type="percentage" office:value="1" calcext:value-type="percentage">
            <text:p>100,00%</text:p>
          </table:table-cell>
          <table:table-cell/>
          <table:table-cell table:formula="of:=[.E20]/[.$C20]" office:value-type="percentage" office:value="0" calcext:value-type="percentage">
            <text:p>0,00%</text:p>
          </table:table-cell>
          <table:table-cell/>
          <table:table-cell table:formula="of:=[.G20]/[.$C20]" office:value-type="percentage" office:value="0" calcext:value-type="percentage">
            <text:p>0,00%</text:p>
          </table:table-cell>
          <table:table-cell/>
          <table:table-cell table:formula="of:=[.I20]/[.$C20]" office:value-type="percentage" office:value="0" calcext:value-type="percentage">
            <text:p>0,00%</text:p>
          </table:table-cell>
          <table:table-cell/>
          <table:table-cell table:formula="of:=[.K20]/[.$C20]" office:value-type="percentage" office:value="0" calcext:value-type="percentage">
            <text:p>0,00%</text:p>
          </table:table-cell>
          <table:table-cell/>
          <table:table-cell table:formula="of:=[.M20]/[.$C20]" office:value-type="percentage" office:value="0" calcext:value-type="percentage">
            <text:p>0,00%</text:p>
          </table:table-cell>
          <table:table-cell/>
          <table:table-cell table:formula="of:=[.O20]/[.$C20]" office:value-type="percentage" office:value="0" calcext:value-type="percentage">
            <text:p>0,00%</text:p>
          </table:table-cell>
          <table:table-cell/>
          <table:table-cell table:formula="of:=[.Q20]/[.$C20]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office:value-type="string" calcext:value-type="string">
            <text:p>Fornecedores</text:p>
          </table:table-cell>
          <table:table-cell table:formula="of:=[$'Balanço Patrimonial Base'.$F$6]" office:value-type="currency" office:currency="BRL" office:value="34859" calcext:value-type="currency">
            <text:p>R$ 34.859,00</text:p>
          </table:table-cell>
          <table:table-cell table:formula="of:=[.C21]/[.$C21]" office:value-type="percentage" office:value="1" calcext:value-type="percentage">
            <text:p>100,00%</text:p>
          </table:table-cell>
          <table:table-cell/>
          <table:table-cell table:formula="of:=[.E21]/[.$C21]" office:value-type="percentage" office:value="0" calcext:value-type="percentage">
            <text:p>0,00%</text:p>
          </table:table-cell>
          <table:table-cell/>
          <table:table-cell table:formula="of:=[.G21]/[.$C21]" office:value-type="percentage" office:value="0" calcext:value-type="percentage">
            <text:p>0,00%</text:p>
          </table:table-cell>
          <table:table-cell/>
          <table:table-cell table:formula="of:=[.I21]/[.$C21]" office:value-type="percentage" office:value="0" calcext:value-type="percentage">
            <text:p>0,00%</text:p>
          </table:table-cell>
          <table:table-cell/>
          <table:table-cell table:formula="of:=[.K21]/[.$C21]" office:value-type="percentage" office:value="0" calcext:value-type="percentage">
            <text:p>0,00%</text:p>
          </table:table-cell>
          <table:table-cell/>
          <table:table-cell table:formula="of:=[.M21]/[.$C21]" office:value-type="percentage" office:value="0" calcext:value-type="percentage">
            <text:p>0,00%</text:p>
          </table:table-cell>
          <table:table-cell/>
          <table:table-cell table:formula="of:=[.O21]/[.$C21]" office:value-type="percentage" office:value="0" calcext:value-type="percentage">
            <text:p>0,00%</text:p>
          </table:table-cell>
          <table:table-cell/>
          <table:table-cell table:formula="of:=[.Q21]/[.$C21]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office:value-type="string" calcext:value-type="string">
            <text:p>Obrigações fiscais e sociais</text:p>
          </table:table-cell>
          <table:table-cell table:formula="of:=[$'Balanço Patrimonial Base'.$F$7]" office:value-type="currency" office:currency="BRL" office:value="18154" calcext:value-type="currency">
            <text:p>R$ 18.154,00</text:p>
          </table:table-cell>
          <table:table-cell table:formula="of:=[.C22]/[.$C22]" office:value-type="percentage" office:value="1" calcext:value-type="percentage">
            <text:p>100,00%</text:p>
          </table:table-cell>
          <table:table-cell/>
          <table:table-cell table:formula="of:=[.E22]/[.$C22]" office:value-type="percentage" office:value="0" calcext:value-type="percentage">
            <text:p>0,00%</text:p>
          </table:table-cell>
          <table:table-cell/>
          <table:table-cell table:formula="of:=[.G22]/[.$C22]" office:value-type="percentage" office:value="0" calcext:value-type="percentage">
            <text:p>0,00%</text:p>
          </table:table-cell>
          <table:table-cell/>
          <table:table-cell table:formula="of:=[.I22]/[.$C22]" office:value-type="percentage" office:value="0" calcext:value-type="percentage">
            <text:p>0,00%</text:p>
          </table:table-cell>
          <table:table-cell/>
          <table:table-cell table:formula="of:=[.K22]/[.$C22]" office:value-type="percentage" office:value="0" calcext:value-type="percentage">
            <text:p>0,00%</text:p>
          </table:table-cell>
          <table:table-cell/>
          <table:table-cell table:formula="of:=[.M22]/[.$C22]" office:value-type="percentage" office:value="0" calcext:value-type="percentage">
            <text:p>0,00%</text:p>
          </table:table-cell>
          <table:table-cell/>
          <table:table-cell table:formula="of:=[.O22]/[.$C22]" office:value-type="percentage" office:value="0" calcext:value-type="percentage">
            <text:p>0,00%</text:p>
          </table:table-cell>
          <table:table-cell/>
          <table:table-cell table:formula="of:=[.Q22]/[.$C22]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office:value-type="string" calcext:value-type="string">
            <text:p>Obrigações trabalhistas</text:p>
          </table:table-cell>
          <table:table-cell table:formula="of:=[$'Balanço Patrimonial Base'.$F$8]" office:value-type="currency" office:currency="BRL" office:value="13568" calcext:value-type="currency">
            <text:p>R$ 13.568,00</text:p>
          </table:table-cell>
          <table:table-cell table:formula="of:=[.C23]/[.$C23]" office:value-type="percentage" office:value="1" calcext:value-type="percentage">
            <text:p>100,00%</text:p>
          </table:table-cell>
          <table:table-cell/>
          <table:table-cell table:formula="of:=[.E23]/[.$C23]" office:value-type="percentage" office:value="0" calcext:value-type="percentage">
            <text:p>0,00%</text:p>
          </table:table-cell>
          <table:table-cell/>
          <table:table-cell table:formula="of:=[.G23]/[.$C23]" office:value-type="percentage" office:value="0" calcext:value-type="percentage">
            <text:p>0,00%</text:p>
          </table:table-cell>
          <table:table-cell/>
          <table:table-cell table:formula="of:=[.I23]/[.$C23]" office:value-type="percentage" office:value="0" calcext:value-type="percentage">
            <text:p>0,00%</text:p>
          </table:table-cell>
          <table:table-cell/>
          <table:table-cell table:formula="of:=[.K23]/[.$C23]" office:value-type="percentage" office:value="0" calcext:value-type="percentage">
            <text:p>0,00%</text:p>
          </table:table-cell>
          <table:table-cell/>
          <table:table-cell table:formula="of:=[.M23]/[.$C23]" office:value-type="percentage" office:value="0" calcext:value-type="percentage">
            <text:p>0,00%</text:p>
          </table:table-cell>
          <table:table-cell/>
          <table:table-cell table:formula="of:=[.O23]/[.$C23]" office:value-type="percentage" office:value="0" calcext:value-type="percentage">
            <text:p>0,00%</text:p>
          </table:table-cell>
          <table:table-cell/>
          <table:table-cell table:formula="of:=[.Q23]/[.$C23]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table:style-name="ce116" office:value-type="string" calcext:value-type="string">
            <text:p>Outras obrigações</text:p>
          </table:table-cell>
          <table:table-cell table:style-name="ce127" table:formula="of:=[$'Balanço Patrimonial Base'.$F$9]" office:value-type="currency" office:currency="BRL" office:value="17444" calcext:value-type="currency">
            <text:p>R$ 17.444,00</text:p>
          </table:table-cell>
          <table:table-cell table:style-name="ce137" table:formula="of:=[.C24]/[.$C24]" office:value-type="percentage" office:value="1" calcext:value-type="percentage">
            <text:p>100,00%</text:p>
          </table:table-cell>
          <table:table-cell table:style-name="ce149"/>
          <table:table-cell table:style-name="ce156" table:formula="of:=[.E24]/[.$C24]" office:value-type="percentage" office:value="0" calcext:value-type="percentage">
            <text:p>0,00%</text:p>
          </table:table-cell>
          <table:table-cell table:style-name="ce149"/>
          <table:table-cell table:style-name="ce156" table:formula="of:=[.G24]/[.$C24]" office:value-type="percentage" office:value="0" calcext:value-type="percentage">
            <text:p>0,00%</text:p>
          </table:table-cell>
          <table:table-cell table:style-name="ce149"/>
          <table:table-cell table:style-name="ce156" table:formula="of:=[.I24]/[.$C24]" office:value-type="percentage" office:value="0" calcext:value-type="percentage">
            <text:p>0,00%</text:p>
          </table:table-cell>
          <table:table-cell table:style-name="ce149"/>
          <table:table-cell table:style-name="ce156" table:formula="of:=[.K24]/[.$C24]" office:value-type="percentage" office:value="0" calcext:value-type="percentage">
            <text:p>0,00%</text:p>
          </table:table-cell>
          <table:table-cell table:style-name="ce149"/>
          <table:table-cell table:style-name="ce156" table:formula="of:=[.M24]/[.$C24]" office:value-type="percentage" office:value="0" calcext:value-type="percentage">
            <text:p>0,00%</text:p>
          </table:table-cell>
          <table:table-cell table:style-name="ce149"/>
          <table:table-cell table:style-name="ce156" table:formula="of:=[.O24]/[.$C24]" office:value-type="percentage" office:value="0" calcext:value-type="percentage">
            <text:p>0,00%</text:p>
          </table:table-cell>
          <table:table-cell table:style-name="ce149"/>
          <table:table-cell table:style-name="ce162" table:formula="of:=[.Q24]/[.$C24]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table:style-name="ce110" office:value-type="string" calcext:value-type="string">
            <text:p>Não Circulante</text:p>
          </table:table-cell>
          <table:table-cell table:style-name="ce125" table:formula="of:=[$'Balanço Patrimonial Base'.$F$10]" office:value-type="currency" office:currency="BRL" office:value="45464" calcext:value-type="currency">
            <text:p>R$ 45.464,00</text:p>
          </table:table-cell>
          <table:table-cell table:style-name="ce135" table:formula="of:=[.C25]/[.$C25]" office:value-type="percentage" office:value="1" calcext:value-type="percentage">
            <text:p>100,00%</text:p>
          </table:table-cell>
          <table:table-cell table:style-name="ce147" table:formula="of:=SUM([.E26:.E29])" office:value-type="currency" office:currency="BRL" office:value="0" calcext:value-type="currency">
            <text:p>R$ 0,00</text:p>
          </table:table-cell>
          <table:table-cell table:style-name="ce154" table:formula="of:=[.E25]/[.$C25]" office:value-type="percentage" office:value="0" calcext:value-type="percentage">
            <text:p>0,00%</text:p>
          </table:table-cell>
          <table:table-cell table:style-name="ce147" table:formula="of:=SUM([.G26:.G29])" office:value-type="currency" office:currency="BRL" office:value="0" calcext:value-type="currency">
            <text:p>R$ 0,00</text:p>
          </table:table-cell>
          <table:table-cell table:style-name="ce154" table:formula="of:=[.G25]/[.$C25]" office:value-type="percentage" office:value="0" calcext:value-type="percentage">
            <text:p>0,00%</text:p>
          </table:table-cell>
          <table:table-cell table:style-name="ce147" table:formula="of:=SUM([.I26:.I29])" office:value-type="currency" office:currency="BRL" office:value="0" calcext:value-type="currency">
            <text:p>R$ 0,00</text:p>
          </table:table-cell>
          <table:table-cell table:style-name="ce154" table:formula="of:=[.I25]/[.$C25]" office:value-type="percentage" office:value="0" calcext:value-type="percentage">
            <text:p>0,00%</text:p>
          </table:table-cell>
          <table:table-cell table:style-name="ce147" table:formula="of:=SUM([.K26:.K29])" office:value-type="currency" office:currency="BRL" office:value="0" calcext:value-type="currency">
            <text:p>R$ 0,00</text:p>
          </table:table-cell>
          <table:table-cell table:style-name="ce154" table:formula="of:=[.K25]/[.$C25]" office:value-type="percentage" office:value="0" calcext:value-type="percentage">
            <text:p>0,00%</text:p>
          </table:table-cell>
          <table:table-cell table:style-name="ce147" table:formula="of:=SUM([.M26:.M29])" office:value-type="currency" office:currency="BRL" office:value="0" calcext:value-type="currency">
            <text:p>R$ 0,00</text:p>
          </table:table-cell>
          <table:table-cell table:style-name="ce154" table:formula="of:=[.M25]/[.$C25]" office:value-type="percentage" office:value="0" calcext:value-type="percentage">
            <text:p>0,00%</text:p>
          </table:table-cell>
          <table:table-cell table:style-name="ce147" table:formula="of:=SUM([.O26:.O29])" office:value-type="currency" office:currency="BRL" office:value="0" calcext:value-type="currency">
            <text:p>R$ 0,00</text:p>
          </table:table-cell>
          <table:table-cell table:style-name="ce154" table:formula="of:=[.O25]/[.$C25]" office:value-type="percentage" office:value="0" calcext:value-type="percentage">
            <text:p>0,00%</text:p>
          </table:table-cell>
          <table:table-cell table:style-name="ce147" table:formula="of:=SUM([.Q26:.Q29])" office:value-type="currency" office:currency="BRL" office:value="0" calcext:value-type="currency">
            <text:p>R$ 0,00</text:p>
          </table:table-cell>
          <table:table-cell table:style-name="ce160" table:formula="of:=[.Q25]/[.$C25]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office:value-type="string" calcext:value-type="string">
            <text:p>Empréstimos e Financiamento</text:p>
          </table:table-cell>
          <table:table-cell table:formula="of:=[$'Balanço Patrimonial Base'.$F$11]" office:value-type="currency" office:currency="BRL" office:value="38583" calcext:value-type="currency">
            <text:p>R$ 38.583,00</text:p>
          </table:table-cell>
          <table:table-cell table:formula="of:=[.C26]/[.$C26]" office:value-type="percentage" office:value="1" calcext:value-type="percentage">
            <text:p>100,00%</text:p>
          </table:table-cell>
          <table:table-cell/>
          <table:table-cell table:formula="of:=[.E26]/[.$C26]" office:value-type="percentage" office:value="0" calcext:value-type="percentage">
            <text:p>0,00%</text:p>
          </table:table-cell>
          <table:table-cell/>
          <table:table-cell table:formula="of:=[.G26]/[.$C26]" office:value-type="percentage" office:value="0" calcext:value-type="percentage">
            <text:p>0,00%</text:p>
          </table:table-cell>
          <table:table-cell/>
          <table:table-cell table:formula="of:=[.I26]/[.$C26]" office:value-type="percentage" office:value="0" calcext:value-type="percentage">
            <text:p>0,00%</text:p>
          </table:table-cell>
          <table:table-cell/>
          <table:table-cell table:formula="of:=[.K26]/[.$C26]" office:value-type="percentage" office:value="0" calcext:value-type="percentage">
            <text:p>0,00%</text:p>
          </table:table-cell>
          <table:table-cell/>
          <table:table-cell table:formula="of:=[.M26]/[.$C26]" office:value-type="percentage" office:value="0" calcext:value-type="percentage">
            <text:p>0,00%</text:p>
          </table:table-cell>
          <table:table-cell/>
          <table:table-cell table:formula="of:=[.O26]/[.$C26]" office:value-type="percentage" office:value="0" calcext:value-type="percentage">
            <text:p>0,00%</text:p>
          </table:table-cell>
          <table:table-cell/>
          <table:table-cell table:formula="of:=[.Q26]/[.$C26]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office:value-type="string" calcext:value-type="string">
            <text:p>Partes relacionadas</text:p>
          </table:table-cell>
          <table:table-cell table:formula="of:=[$'Balanço Patrimonial Base'.$F$12]" office:value-type="currency" office:currency="BRL" office:value="873" calcext:value-type="currency">
            <text:p>R$ 873,00</text:p>
          </table:table-cell>
          <table:table-cell table:formula="of:=[.C27]/[.$C27]" office:value-type="percentage" office:value="1" calcext:value-type="percentage">
            <text:p>100,00%</text:p>
          </table:table-cell>
          <table:table-cell/>
          <table:table-cell table:formula="of:=[.E27]/[.$C27]" office:value-type="percentage" office:value="0" calcext:value-type="percentage">
            <text:p>0,00%</text:p>
          </table:table-cell>
          <table:table-cell/>
          <table:table-cell table:formula="of:=[.G27]/[.$C27]" office:value-type="percentage" office:value="0" calcext:value-type="percentage">
            <text:p>0,00%</text:p>
          </table:table-cell>
          <table:table-cell/>
          <table:table-cell table:formula="of:=[.I27]/[.$C27]" office:value-type="percentage" office:value="0" calcext:value-type="percentage">
            <text:p>0,00%</text:p>
          </table:table-cell>
          <table:table-cell/>
          <table:table-cell table:formula="of:=[.K27]/[.$C27]" office:value-type="percentage" office:value="0" calcext:value-type="percentage">
            <text:p>0,00%</text:p>
          </table:table-cell>
          <table:table-cell/>
          <table:table-cell table:formula="of:=[.M27]/[.$C27]" office:value-type="percentage" office:value="0" calcext:value-type="percentage">
            <text:p>0,00%</text:p>
          </table:table-cell>
          <table:table-cell/>
          <table:table-cell table:formula="of:=[.O27]/[.$C27]" office:value-type="percentage" office:value="0" calcext:value-type="percentage">
            <text:p>0,00%</text:p>
          </table:table-cell>
          <table:table-cell/>
          <table:table-cell table:formula="of:=[.Q27]/[.$C27]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table:style-name="ce117" office:value-type="string" calcext:value-type="string">
            <text:p>Provisão para riscos trabalhistas, fiscais e cíveis</text:p>
          </table:table-cell>
          <table:table-cell table:formula="of:=[$'Balanço Patrimonial Base'.$F$13]" office:value-type="currency" office:currency="BRL" office:value="4843" calcext:value-type="currency">
            <text:p>R$ 4.843,00</text:p>
          </table:table-cell>
          <table:table-cell table:formula="of:=[.C28]/[.$C28]" office:value-type="percentage" office:value="1" calcext:value-type="percentage">
            <text:p>100,00%</text:p>
          </table:table-cell>
          <table:table-cell/>
          <table:table-cell table:formula="of:=[.E28]/[.$C28]" office:value-type="percentage" office:value="0" calcext:value-type="percentage">
            <text:p>0,00%</text:p>
          </table:table-cell>
          <table:table-cell/>
          <table:table-cell table:formula="of:=[.G28]/[.$C28]" office:value-type="percentage" office:value="0" calcext:value-type="percentage">
            <text:p>0,00%</text:p>
          </table:table-cell>
          <table:table-cell/>
          <table:table-cell table:formula="of:=[.I28]/[.$C28]" office:value-type="percentage" office:value="0" calcext:value-type="percentage">
            <text:p>0,00%</text:p>
          </table:table-cell>
          <table:table-cell/>
          <table:table-cell table:formula="of:=[.K28]/[.$C28]" office:value-type="percentage" office:value="0" calcext:value-type="percentage">
            <text:p>0,00%</text:p>
          </table:table-cell>
          <table:table-cell/>
          <table:table-cell table:formula="of:=[.M28]/[.$C28]" office:value-type="percentage" office:value="0" calcext:value-type="percentage">
            <text:p>0,00%</text:p>
          </table:table-cell>
          <table:table-cell/>
          <table:table-cell table:formula="of:=[.O28]/[.$C28]" office:value-type="percentage" office:value="0" calcext:value-type="percentage">
            <text:p>0,00%</text:p>
          </table:table-cell>
          <table:table-cell/>
          <table:table-cell table:formula="of:=[.Q28]/[.$C28]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table:style-name="ce116" office:value-type="string" calcext:value-type="string">
            <text:p>Outras obrigações</text:p>
          </table:table-cell>
          <table:table-cell table:style-name="ce127" table:formula="of:=[$'Balanço Patrimonial Base'.$F$14]" office:value-type="currency" office:currency="BRL" office:value="1165" calcext:value-type="currency">
            <text:p>R$ 1.165,00</text:p>
          </table:table-cell>
          <table:table-cell table:style-name="ce137" table:formula="of:=[.C29]/[.$C29]" office:value-type="percentage" office:value="1" calcext:value-type="percentage">
            <text:p>100,00%</text:p>
          </table:table-cell>
          <table:table-cell table:style-name="ce149"/>
          <table:table-cell table:style-name="ce156" table:formula="of:=[.E29]/[.$C29]" office:value-type="percentage" office:value="0" calcext:value-type="percentage">
            <text:p>0,00%</text:p>
          </table:table-cell>
          <table:table-cell table:style-name="ce149"/>
          <table:table-cell table:style-name="ce156" table:formula="of:=[.G29]/[.$C29]" office:value-type="percentage" office:value="0" calcext:value-type="percentage">
            <text:p>0,00%</text:p>
          </table:table-cell>
          <table:table-cell table:style-name="ce149"/>
          <table:table-cell table:style-name="ce156" table:formula="of:=[.I29]/[.$C29]" office:value-type="percentage" office:value="0" calcext:value-type="percentage">
            <text:p>0,00%</text:p>
          </table:table-cell>
          <table:table-cell table:style-name="ce149"/>
          <table:table-cell table:style-name="ce156" table:formula="of:=[.K29]/[.$C29]" office:value-type="percentage" office:value="0" calcext:value-type="percentage">
            <text:p>0,00%</text:p>
          </table:table-cell>
          <table:table-cell table:style-name="ce149"/>
          <table:table-cell table:style-name="ce156" table:formula="of:=[.M29]/[.$C29]" office:value-type="percentage" office:value="0" calcext:value-type="percentage">
            <text:p>0,00%</text:p>
          </table:table-cell>
          <table:table-cell table:style-name="ce149"/>
          <table:table-cell table:style-name="ce156" table:formula="of:=[.O29]/[.$C29]" office:value-type="percentage" office:value="0" calcext:value-type="percentage">
            <text:p>0,00%</text:p>
          </table:table-cell>
          <table:table-cell table:style-name="ce149"/>
          <table:table-cell table:style-name="ce162" table:formula="of:=[.Q29]/[.$C29]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table:style-name="ce110" office:value-type="string" calcext:value-type="string">
            <text:p>Patrimônio Líquido</text:p>
          </table:table-cell>
          <table:table-cell table:style-name="ce125" table:formula="of:=[$'Balanço Patrimonial Base'.$F$15]" office:value-type="currency" office:currency="BRL" office:value="514542" calcext:value-type="currency">
            <text:p>R$ 514.542,00</text:p>
          </table:table-cell>
          <table:table-cell table:style-name="ce135" table:formula="of:=[.C30]/[.$C30]" office:value-type="percentage" office:value="1" calcext:value-type="percentage">
            <text:p>100,00%</text:p>
          </table:table-cell>
          <table:table-cell table:style-name="ce147" table:formula="of:=SUM([.E31:.E34])" office:value-type="currency" office:currency="BRL" office:value="0" calcext:value-type="currency">
            <text:p>R$ 0,00</text:p>
          </table:table-cell>
          <table:table-cell table:style-name="ce154" table:formula="of:=[.E30]/[.$C30]" office:value-type="percentage" office:value="0" calcext:value-type="percentage">
            <text:p>0,00%</text:p>
          </table:table-cell>
          <table:table-cell table:style-name="ce147" table:formula="of:=SUM([.G31:.G34])" office:value-type="currency" office:currency="BRL" office:value="0" calcext:value-type="currency">
            <text:p>R$ 0,00</text:p>
          </table:table-cell>
          <table:table-cell table:style-name="ce154" table:formula="of:=[.G30]/[.$C30]" office:value-type="percentage" office:value="0" calcext:value-type="percentage">
            <text:p>0,00%</text:p>
          </table:table-cell>
          <table:table-cell table:style-name="ce147" table:formula="of:=SUM([.I31:.I34])" office:value-type="currency" office:currency="BRL" office:value="0" calcext:value-type="currency">
            <text:p>R$ 0,00</text:p>
          </table:table-cell>
          <table:table-cell table:style-name="ce154" table:formula="of:=[.I30]/[.$C30]" office:value-type="percentage" office:value="0" calcext:value-type="percentage">
            <text:p>0,00%</text:p>
          </table:table-cell>
          <table:table-cell table:style-name="ce147" table:formula="of:=SUM([.K31:.K34])" office:value-type="currency" office:currency="BRL" office:value="0" calcext:value-type="currency">
            <text:p>R$ 0,00</text:p>
          </table:table-cell>
          <table:table-cell table:style-name="ce154" table:formula="of:=[.K30]/[.$C30]" office:value-type="percentage" office:value="0" calcext:value-type="percentage">
            <text:p>0,00%</text:p>
          </table:table-cell>
          <table:table-cell table:style-name="ce147" table:formula="of:=SUM([.M31:.M34])" office:value-type="currency" office:currency="BRL" office:value="0" calcext:value-type="currency">
            <text:p>R$ 0,00</text:p>
          </table:table-cell>
          <table:table-cell table:style-name="ce154" table:formula="of:=[.M30]/[.$C30]" office:value-type="percentage" office:value="0" calcext:value-type="percentage">
            <text:p>0,00%</text:p>
          </table:table-cell>
          <table:table-cell table:style-name="ce147" table:formula="of:=SUM([.O31:.O34])" office:value-type="currency" office:currency="BRL" office:value="0" calcext:value-type="currency">
            <text:p>R$ 0,00</text:p>
          </table:table-cell>
          <table:table-cell table:style-name="ce154" table:formula="of:=[.O30]/[.$C30]" office:value-type="percentage" office:value="0" calcext:value-type="percentage">
            <text:p>0,00%</text:p>
          </table:table-cell>
          <table:table-cell table:style-name="ce147" table:formula="of:=SUM([.Q31:.Q34])" office:value-type="currency" office:currency="BRL" office:value="0" calcext:value-type="currency">
            <text:p>R$ 0,00</text:p>
          </table:table-cell>
          <table:table-cell table:style-name="ce160" table:formula="of:=[.Q30]/[.$C30]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office:value-type="string" calcext:value-type="string">
            <text:p>Capital Social</text:p>
          </table:table-cell>
          <table:table-cell table:formula="of:=[$'Balanço Patrimonial Base'.$F$16]" office:value-type="currency" office:currency="BRL" office:value="157186" calcext:value-type="currency">
            <text:p>R$ 157.186,00</text:p>
          </table:table-cell>
          <table:table-cell table:formula="of:=[.C31]/[.$C31]" office:value-type="percentage" office:value="1" calcext:value-type="percentage">
            <text:p>100,00%</text:p>
          </table:table-cell>
          <table:table-cell/>
          <table:table-cell table:formula="of:=[.E31]/[.$C31]" office:value-type="percentage" office:value="0" calcext:value-type="percentage">
            <text:p>0,00%</text:p>
          </table:table-cell>
          <table:table-cell/>
          <table:table-cell table:formula="of:=[.G31]/[.$C31]" office:value-type="percentage" office:value="0" calcext:value-type="percentage">
            <text:p>0,00%</text:p>
          </table:table-cell>
          <table:table-cell/>
          <table:table-cell table:formula="of:=[.I31]/[.$C31]" office:value-type="percentage" office:value="0" calcext:value-type="percentage">
            <text:p>0,00%</text:p>
          </table:table-cell>
          <table:table-cell/>
          <table:table-cell table:formula="of:=[.K31]/[.$C31]" office:value-type="percentage" office:value="0" calcext:value-type="percentage">
            <text:p>0,00%</text:p>
          </table:table-cell>
          <table:table-cell/>
          <table:table-cell table:formula="of:=[.M31]/[.$C31]" office:value-type="percentage" office:value="0" calcext:value-type="percentage">
            <text:p>0,00%</text:p>
          </table:table-cell>
          <table:table-cell/>
          <table:table-cell table:formula="of:=[.O31]/[.$C31]" office:value-type="percentage" office:value="0" calcext:value-type="percentage">
            <text:p>0,00%</text:p>
          </table:table-cell>
          <table:table-cell/>
          <table:table-cell table:formula="of:=[.Q31]/[.$C31]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office:value-type="string" calcext:value-type="string">
            <text:p>Reservas de Capital</text:p>
          </table:table-cell>
          <table:table-cell table:formula="of:=[$'Balanço Patrimonial Base'.$F$17]" office:value-type="currency" office:currency="BRL" office:value="128288" calcext:value-type="currency">
            <text:p>R$ 128.288,00</text:p>
          </table:table-cell>
          <table:table-cell table:formula="of:=[.C32]/[.$C32]" office:value-type="percentage" office:value="1" calcext:value-type="percentage">
            <text:p>100,00%</text:p>
          </table:table-cell>
          <table:table-cell/>
          <table:table-cell table:formula="of:=[.E32]/[.$C32]" office:value-type="percentage" office:value="0" calcext:value-type="percentage">
            <text:p>0,00%</text:p>
          </table:table-cell>
          <table:table-cell/>
          <table:table-cell table:formula="of:=[.G32]/[.$C32]" office:value-type="percentage" office:value="0" calcext:value-type="percentage">
            <text:p>0,00%</text:p>
          </table:table-cell>
          <table:table-cell/>
          <table:table-cell table:formula="of:=[.I32]/[.$C32]" office:value-type="percentage" office:value="0" calcext:value-type="percentage">
            <text:p>0,00%</text:p>
          </table:table-cell>
          <table:table-cell/>
          <table:table-cell table:formula="of:=[.K32]/[.$C32]" office:value-type="percentage" office:value="0" calcext:value-type="percentage">
            <text:p>0,00%</text:p>
          </table:table-cell>
          <table:table-cell/>
          <table:table-cell table:formula="of:=[.M32]/[.$C32]" office:value-type="percentage" office:value="0" calcext:value-type="percentage">
            <text:p>0,00%</text:p>
          </table:table-cell>
          <table:table-cell/>
          <table:table-cell table:formula="of:=[.O32]/[.$C32]" office:value-type="percentage" office:value="0" calcext:value-type="percentage">
            <text:p>0,00%</text:p>
          </table:table-cell>
          <table:table-cell/>
          <table:table-cell table:formula="of:=[.Q32]/[.$C32]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office:value-type="string" calcext:value-type="string">
            <text:p>Reservas de Lucros</text:p>
          </table:table-cell>
          <table:table-cell table:formula="of:=[$'Balanço Patrimonial Base'.$F$18]" office:value-type="currency" office:currency="BRL" office:value="208174" calcext:value-type="currency">
            <text:p>R$ 208.174,00</text:p>
          </table:table-cell>
          <table:table-cell table:formula="of:=[.C33]/[.$C33]" office:value-type="percentage" office:value="1" calcext:value-type="percentage">
            <text:p>100,00%</text:p>
          </table:table-cell>
          <table:table-cell/>
          <table:table-cell table:formula="of:=[.E33]/[.$C33]" office:value-type="percentage" office:value="0" calcext:value-type="percentage">
            <text:p>0,00%</text:p>
          </table:table-cell>
          <table:table-cell/>
          <table:table-cell table:formula="of:=[.G33]/[.$C33]" office:value-type="percentage" office:value="0" calcext:value-type="percentage">
            <text:p>0,00%</text:p>
          </table:table-cell>
          <table:table-cell/>
          <table:table-cell table:formula="of:=[.I33]/[.$C33]" office:value-type="percentage" office:value="0" calcext:value-type="percentage">
            <text:p>0,00%</text:p>
          </table:table-cell>
          <table:table-cell/>
          <table:table-cell table:formula="of:=[.K33]/[.$C33]" office:value-type="percentage" office:value="0" calcext:value-type="percentage">
            <text:p>0,00%</text:p>
          </table:table-cell>
          <table:table-cell/>
          <table:table-cell table:formula="of:=[.M33]/[.$C33]" office:value-type="percentage" office:value="0" calcext:value-type="percentage">
            <text:p>0,00%</text:p>
          </table:table-cell>
          <table:table-cell/>
          <table:table-cell table:formula="of:=[.O33]/[.$C33]" office:value-type="percentage" office:value="0" calcext:value-type="percentage">
            <text:p>0,00%</text:p>
          </table:table-cell>
          <table:table-cell/>
          <table:table-cell table:formula="of:=[.Q33]/[.$C33]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table:style-name="ce116" office:value-type="string" calcext:value-type="string">
            <text:p>Dividendo adicional proposto</text:p>
          </table:table-cell>
          <table:table-cell table:style-name="ce127" table:formula="of:=[$'Balanço Patrimonial Base'.$F$19]" office:value-type="currency" office:currency="BRL" office:value="20894" calcext:value-type="currency">
            <text:p>R$ 20.894,00</text:p>
          </table:table-cell>
          <table:table-cell table:style-name="ce137" table:formula="of:=[.C34]/[.$C34]" office:value-type="percentage" office:value="1" calcext:value-type="percentage">
            <text:p>100,00%</text:p>
          </table:table-cell>
          <table:table-cell table:style-name="ce149"/>
          <table:table-cell table:style-name="ce156" table:formula="of:=[.E34]/[.$C34]" office:value-type="percentage" office:value="0" calcext:value-type="percentage">
            <text:p>0,00%</text:p>
          </table:table-cell>
          <table:table-cell table:style-name="ce149"/>
          <table:table-cell table:style-name="ce156" table:formula="of:=[.G34]/[.$C34]" office:value-type="percentage" office:value="0" calcext:value-type="percentage">
            <text:p>0,00%</text:p>
          </table:table-cell>
          <table:table-cell table:style-name="ce149"/>
          <table:table-cell table:style-name="ce156" table:formula="of:=[.I34]/[.$C34]" office:value-type="percentage" office:value="0" calcext:value-type="percentage">
            <text:p>0,00%</text:p>
          </table:table-cell>
          <table:table-cell table:style-name="ce149"/>
          <table:table-cell table:style-name="ce156" table:formula="of:=[.K34]/[.$C34]" office:value-type="percentage" office:value="0" calcext:value-type="percentage">
            <text:p>0,00%</text:p>
          </table:table-cell>
          <table:table-cell table:style-name="ce149"/>
          <table:table-cell table:style-name="ce156" table:formula="of:=[.M34]/[.$C34]" office:value-type="percentage" office:value="0" calcext:value-type="percentage">
            <text:p>0,00%</text:p>
          </table:table-cell>
          <table:table-cell table:style-name="ce149"/>
          <table:table-cell table:style-name="ce156" table:formula="of:=[.O34]/[.$C34]" office:value-type="percentage" office:value="0" calcext:value-type="percentage">
            <text:p>0,00%</text:p>
          </table:table-cell>
          <table:table-cell table:style-name="ce149"/>
          <table:table-cell table:style-name="ce162" table:formula="of:=[.Q34]/[.$C34]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table:style-name="ce113" office:value-type="string" calcext:value-type="string">
            <text:p>Total do Passivo</text:p>
          </table:table-cell>
          <table:table-cell table:style-name="ce128" table:formula="of:=[$'Balanço Patrimonial Base'.$F$20]" office:value-type="currency" office:currency="BRL" office:value="703866" calcext:value-type="currency">
            <text:p>R$ 703.866,00</text:p>
          </table:table-cell>
          <table:table-cell table:style-name="ce138" table:formula="of:=[.C35]/[.$C35]" office:value-type="percentage" office:value="1" calcext:value-type="percentage">
            <text:p>100,00%</text:p>
          </table:table-cell>
          <table:table-cell table:style-name="ce150" table:formula="of:=[.E19]+[.E25]+[.E30]" office:value-type="currency" office:currency="BRL" office:value="0" calcext:value-type="currency">
            <text:p>R$ 0,00</text:p>
          </table:table-cell>
          <table:table-cell table:style-name="ce157" table:formula="of:=[.E35]/[.$C35]" office:value-type="percentage" office:value="0" calcext:value-type="percentage">
            <text:p>0,00%</text:p>
          </table:table-cell>
          <table:table-cell table:style-name="ce150" table:formula="of:=[.G19]+[.G25]+[.G30]" office:value-type="currency" office:currency="BRL" office:value="0" calcext:value-type="currency">
            <text:p>R$ 0,00</text:p>
          </table:table-cell>
          <table:table-cell table:style-name="ce157" table:formula="of:=[.G35]/[.$C35]" office:value-type="percentage" office:value="0" calcext:value-type="percentage">
            <text:p>0,00%</text:p>
          </table:table-cell>
          <table:table-cell table:style-name="ce150" table:formula="of:=[.I19]+[.I25]+[.I30]" office:value-type="currency" office:currency="BRL" office:value="0" calcext:value-type="currency">
            <text:p>R$ 0,00</text:p>
          </table:table-cell>
          <table:table-cell table:style-name="ce157" table:formula="of:=[.I35]/[.$C35]" office:value-type="percentage" office:value="0" calcext:value-type="percentage">
            <text:p>0,00%</text:p>
          </table:table-cell>
          <table:table-cell table:style-name="ce150" table:formula="of:=[.K19]+[.K25]+[.K30]" office:value-type="currency" office:currency="BRL" office:value="0" calcext:value-type="currency">
            <text:p>R$ 0,00</text:p>
          </table:table-cell>
          <table:table-cell table:style-name="ce157" table:formula="of:=[.K35]/[.$C35]" office:value-type="percentage" office:value="0" calcext:value-type="percentage">
            <text:p>0,00%</text:p>
          </table:table-cell>
          <table:table-cell table:style-name="ce150" table:formula="of:=[.M19]+[.M25]+[.M30]" office:value-type="currency" office:currency="BRL" office:value="0" calcext:value-type="currency">
            <text:p>R$ 0,00</text:p>
          </table:table-cell>
          <table:table-cell table:style-name="ce157" table:formula="of:=[.M35]/[.$C35]" office:value-type="percentage" office:value="0" calcext:value-type="percentage">
            <text:p>0,00%</text:p>
          </table:table-cell>
          <table:table-cell table:style-name="ce150" table:formula="of:=[.O19]+[.O25]+[.O30]" office:value-type="currency" office:currency="BRL" office:value="0" calcext:value-type="currency">
            <text:p>R$ 0,00</text:p>
          </table:table-cell>
          <table:table-cell table:style-name="ce157" table:formula="of:=[.O35]/[.$C35]" office:value-type="percentage" office:value="0" calcext:value-type="percentage">
            <text:p>0,00%</text:p>
          </table:table-cell>
          <table:table-cell table:style-name="ce150" table:formula="of:=[.Q19]+[.Q25]+[.Q30]" office:value-type="currency" office:currency="BRL" office:value="0" calcext:value-type="currency">
            <text:p>R$ 0,00</text:p>
          </table:table-cell>
          <table:table-cell table:style-name="ce163" table:formula="of:=[.Q35]/[.$C35]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table:style-name="ce621" table:number-columns-repeated="5"/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17"/>
        </table:table-row>
        <table:table-row table:style-name="ro2">
          <table:table-cell/>
          <table:table-cell table:style-name="ce109" office:value-type="string" calcext:value-type="string">
            <text:p>Demonstração de Resultados do Exercício</text:p>
          </table:table-cell>
          <table:table-cell table:style-name="ce124" office:value-type="string" calcext:value-type="string">
            <text:p>Ano 1</text:p>
          </table:table-cell>
          <table:table-cell table:style-name="ce134" office:value-type="string" calcext:value-type="string">
            <text:p>A.H.1</text:p>
          </table:table-cell>
          <table:table-cell table:style-name="ce144" office:value-type="string" calcext:value-type="string">
            <text:p>Ano 2</text:p>
          </table:table-cell>
          <table:table-cell table:style-name="ce153" office:value-type="string" calcext:value-type="string">
            <text:p>A.H.2</text:p>
          </table:table-cell>
          <table:table-cell table:style-name="ce158" office:value-type="string" calcext:value-type="string">
            <text:p>Ano 3</text:p>
          </table:table-cell>
          <table:table-cell table:style-name="ce134" office:value-type="string" calcext:value-type="string">
            <text:p>A.H.3</text:p>
          </table:table-cell>
          <table:table-cell table:style-name="ce144" office:value-type="string" calcext:value-type="string">
            <text:p>Ano 4</text:p>
          </table:table-cell>
          <table:table-cell table:style-name="ce153" office:value-type="string" calcext:value-type="string">
            <text:p>A.H.4</text:p>
          </table:table-cell>
          <table:table-cell table:style-name="ce158" office:value-type="string" calcext:value-type="string">
            <text:p>Ano 5</text:p>
          </table:table-cell>
          <table:table-cell table:style-name="ce134" office:value-type="string" calcext:value-type="string">
            <text:p>A.H.5</text:p>
          </table:table-cell>
          <table:table-cell table:style-name="ce144" office:value-type="string" calcext:value-type="string">
            <text:p>Ano 6</text:p>
          </table:table-cell>
          <table:table-cell table:style-name="ce153" office:value-type="string" calcext:value-type="string">
            <text:p>A.H.6</text:p>
          </table:table-cell>
          <table:table-cell table:style-name="ce158" office:value-type="string" calcext:value-type="string">
            <text:p>Ano 7</text:p>
          </table:table-cell>
          <table:table-cell table:style-name="ce134" office:value-type="string" calcext:value-type="string">
            <text:p>A.H.7</text:p>
          </table:table-cell>
          <table:table-cell table:style-name="ce144" office:value-type="string" calcext:value-type="string">
            <text:p>Ano 8</text:p>
          </table:table-cell>
          <table:table-cell table:style-name="ce159" office:value-type="string" calcext:value-type="string">
            <text:p>A.H.8</text:p>
          </table:table-cell>
        </table:table-row>
        <table:table-row table:style-name="ro1">
          <table:table-cell/>
          <table:table-cell table:style-name="ce118" office:value-type="string" calcext:value-type="string">
            <text:p>Receita Líquida</text:p>
          </table:table-cell>
          <table:table-cell table:style-name="ce129" table:formula="of:=[$'Balanço Patrimonial Base'.$I$4]" office:value-type="currency" office:currency="BRL" office:value="962950" calcext:value-type="currency">
            <text:p>R$ 962.950,00</text:p>
          </table:table-cell>
          <table:table-cell table:style-name="ce139" table:formula="of:=[.C39]/[.$C39]" office:value-type="percentage" office:value="1" calcext:value-type="percentage">
            <text:p>100,00%</text:p>
          </table:table-cell>
          <table:table-cell table:style-name="ce151"/>
          <table:table-cell table:style-name="ce139" table:formula="of:=[.E39]/[.$C39]" office:value-type="percentage" office:value="0" calcext:value-type="percentage">
            <text:p>0,00%</text:p>
          </table:table-cell>
          <table:table-cell table:style-name="ce151"/>
          <table:table-cell table:style-name="ce139" table:formula="of:=[.G39]/[.$C39]" office:value-type="percentage" office:value="0" calcext:value-type="percentage">
            <text:p>0,00%</text:p>
          </table:table-cell>
          <table:table-cell table:style-name="ce151"/>
          <table:table-cell table:style-name="ce139" table:formula="of:=[.I39]/[.$C39]" office:value-type="percentage" office:value="0" calcext:value-type="percentage">
            <text:p>0,00%</text:p>
          </table:table-cell>
          <table:table-cell table:style-name="ce151"/>
          <table:table-cell table:style-name="ce139" table:formula="of:=[.K39]/[.$C39]" office:value-type="percentage" office:value="0" calcext:value-type="percentage">
            <text:p>0,00%</text:p>
          </table:table-cell>
          <table:table-cell table:style-name="ce151"/>
          <table:table-cell table:style-name="ce139" table:formula="of:=[.M39]/[.$C39]" office:value-type="percentage" office:value="0" calcext:value-type="percentage">
            <text:p>0,00%</text:p>
          </table:table-cell>
          <table:table-cell table:style-name="ce151"/>
          <table:table-cell table:style-name="ce139" table:formula="of:=[.O39]/[.$C39]" office:value-type="percentage" office:value="0" calcext:value-type="percentage">
            <text:p>0,00%</text:p>
          </table:table-cell>
          <table:table-cell table:style-name="ce151"/>
          <table:table-cell table:style-name="ce164" table:formula="of:=[.Q39]/[.$C39]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table:style-name="ce119" office:value-type="string" calcext:value-type="string">
            <text:p>(-) Custo dos produtos vendidos</text:p>
          </table:table-cell>
          <table:table-cell table:style-name="ce130" table:formula="of:=[$'Balanço Patrimonial Base'.$I$5]" office:value-type="currency" office:currency="BRL" office:value="537221" calcext:value-type="currency">
            <text:p>R$ 537.221,00</text:p>
          </table:table-cell>
          <table:table-cell table:style-name="ce140" table:formula="of:=[.C40]/[.$C40]" office:value-type="percentage" office:value="1" calcext:value-type="percentage">
            <text:p>100,00%</text:p>
          </table:table-cell>
          <table:table-cell table:style-name="ce152"/>
          <table:table-cell table:style-name="ce140" table:formula="of:=[.E40]/[.$C40]" office:value-type="percentage" office:value="0" calcext:value-type="percentage">
            <text:p>0,00%</text:p>
          </table:table-cell>
          <table:table-cell table:style-name="ce152"/>
          <table:table-cell table:style-name="ce140" table:formula="of:=[.G40]/[.$C40]" office:value-type="percentage" office:value="0" calcext:value-type="percentage">
            <text:p>0,00%</text:p>
          </table:table-cell>
          <table:table-cell table:style-name="ce152"/>
          <table:table-cell table:style-name="ce140" table:formula="of:=[.I40]/[.$C40]" office:value-type="percentage" office:value="0" calcext:value-type="percentage">
            <text:p>0,00%</text:p>
          </table:table-cell>
          <table:table-cell table:style-name="ce152"/>
          <table:table-cell table:style-name="ce140" table:formula="of:=[.K40]/[.$C40]" office:value-type="percentage" office:value="0" calcext:value-type="percentage">
            <text:p>0,00%</text:p>
          </table:table-cell>
          <table:table-cell table:style-name="ce152"/>
          <table:table-cell table:style-name="ce140" table:formula="of:=[.M40]/[.$C40]" office:value-type="percentage" office:value="0" calcext:value-type="percentage">
            <text:p>0,00%</text:p>
          </table:table-cell>
          <table:table-cell table:style-name="ce152"/>
          <table:table-cell table:style-name="ce140" table:formula="of:=[.O40]/[.$C40]" office:value-type="percentage" office:value="0" calcext:value-type="percentage">
            <text:p>0,00%</text:p>
          </table:table-cell>
          <table:table-cell table:style-name="ce152"/>
          <table:table-cell table:style-name="ce93" table:formula="of:=[.Q40]/[.$C40]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table:style-name="ce120" office:value-type="string" calcext:value-type="string">
            <text:p>(=) Lucro Bruto</text:p>
          </table:table-cell>
          <table:table-cell table:style-name="ce131" table:formula="of:=[$'Balanço Patrimonial Base'.$I$6]" office:value-type="currency" office:currency="BRL" office:value="425729" calcext:value-type="currency">
            <text:p>R$ 425.729,00</text:p>
          </table:table-cell>
          <table:table-cell table:style-name="ce141" table:formula="of:=[.C41]/[.$C41]" office:value-type="percentage" office:value="1" calcext:value-type="percentage">
            <text:p>100,00%</text:p>
          </table:table-cell>
          <table:table-cell table:style-name="ce131" table:formula="of:=[.E39] - [.E40]" office:value-type="currency" office:currency="BRL" office:value="0" calcext:value-type="currency">
            <text:p>R$ 0,00</text:p>
          </table:table-cell>
          <table:table-cell table:style-name="ce141" table:formula="of:=[.E41]/[.$C41]" office:value-type="percentage" office:value="0" calcext:value-type="percentage">
            <text:p>0,00%</text:p>
          </table:table-cell>
          <table:table-cell table:style-name="ce131" table:formula="of:=[.G39] - [.G40]" office:value-type="currency" office:currency="BRL" office:value="0" calcext:value-type="currency">
            <text:p>R$ 0,00</text:p>
          </table:table-cell>
          <table:table-cell table:style-name="ce141" table:formula="of:=[.G41]/[.$C41]" office:value-type="percentage" office:value="0" calcext:value-type="percentage">
            <text:p>0,00%</text:p>
          </table:table-cell>
          <table:table-cell table:style-name="ce131" table:formula="of:=[.I39] - [.I40]" office:value-type="currency" office:currency="BRL" office:value="0" calcext:value-type="currency">
            <text:p>R$ 0,00</text:p>
          </table:table-cell>
          <table:table-cell table:style-name="ce141" table:formula="of:=[.I41]/[.$C41]" office:value-type="percentage" office:value="0" calcext:value-type="percentage">
            <text:p>0,00%</text:p>
          </table:table-cell>
          <table:table-cell table:style-name="ce131" table:formula="of:=[.K39] - [.K40]" office:value-type="currency" office:currency="BRL" office:value="0" calcext:value-type="currency">
            <text:p>R$ 0,00</text:p>
          </table:table-cell>
          <table:table-cell table:style-name="ce141" table:formula="of:=[.K41]/[.$C41]" office:value-type="percentage" office:value="0" calcext:value-type="percentage">
            <text:p>0,00%</text:p>
          </table:table-cell>
          <table:table-cell table:style-name="ce131" table:formula="of:=[.M39] - [.M40]" office:value-type="currency" office:currency="BRL" office:value="0" calcext:value-type="currency">
            <text:p>R$ 0,00</text:p>
          </table:table-cell>
          <table:table-cell table:style-name="ce141" table:formula="of:=[.M41]/[.$C41]" office:value-type="percentage" office:value="0" calcext:value-type="percentage">
            <text:p>0,00%</text:p>
          </table:table-cell>
          <table:table-cell table:style-name="ce131" table:formula="of:=[.O39] - [.O40]" office:value-type="currency" office:currency="BRL" office:value="0" calcext:value-type="currency">
            <text:p>R$ 0,00</text:p>
          </table:table-cell>
          <table:table-cell table:style-name="ce141" table:formula="of:=[.O41]/[.$C41]" office:value-type="percentage" office:value="0" calcext:value-type="percentage">
            <text:p>0,00%</text:p>
          </table:table-cell>
          <table:table-cell table:style-name="ce131" table:formula="of:=[.Q39] - [.Q40]" office:value-type="currency" office:currency="BRL" office:value="0" calcext:value-type="currency">
            <text:p>R$ 0,00</text:p>
          </table:table-cell>
          <table:table-cell table:style-name="ce91" table:formula="of:=[.Q41]/[.$C41]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table:style-name="ce121" office:value-type="string" calcext:value-type="string">
            <text:p>(-/+) Despesas (receitas) operacionais</text:p>
          </table:table-cell>
          <table:table-cell table:style-name="ce132" table:formula="of:=[$'Balanço Patrimonial Base'.$I$7]" office:value-type="currency" office:currency="BRL" office:value="-277239" calcext:value-type="currency">
            <text:p>-R$ 277.239,00</text:p>
          </table:table-cell>
          <table:table-cell table:style-name="ce142" table:formula="of:=[.C42]/[.$C42]" office:value-type="percentage" office:value="1" calcext:value-type="percentage">
            <text:p>100,00%</text:p>
          </table:table-cell>
          <table:table-cell table:style-name="ce132" table:formula="of:= [.E45] - [.E44] - [.E43]" office:value-type="currency" office:currency="BRL" office:value="0" calcext:value-type="currency">
            <text:p>R$ 0,00</text:p>
          </table:table-cell>
          <table:table-cell table:style-name="ce142" table:formula="of:=[.E42]/[.$C42]" office:value-type="percentage" office:value="-0" calcext:value-type="percentage">
            <text:p>0,00%</text:p>
          </table:table-cell>
          <table:table-cell table:style-name="ce132" table:formula="of:= [.G45] - [.G44] - [.G43]" office:value-type="currency" office:currency="BRL" office:value="0" calcext:value-type="currency">
            <text:p>R$ 0,00</text:p>
          </table:table-cell>
          <table:table-cell table:style-name="ce142" table:formula="of:=[.G42]/[.$C42]" office:value-type="percentage" office:value="-0" calcext:value-type="percentage">
            <text:p>0,00%</text:p>
          </table:table-cell>
          <table:table-cell table:style-name="ce132" table:formula="of:= [.I45] - [.I44] - [.I43]" office:value-type="currency" office:currency="BRL" office:value="0" calcext:value-type="currency">
            <text:p>R$ 0,00</text:p>
          </table:table-cell>
          <table:table-cell table:style-name="ce142" table:formula="of:=[.I42]/[.$C42]" office:value-type="percentage" office:value="-0" calcext:value-type="percentage">
            <text:p>0,00%</text:p>
          </table:table-cell>
          <table:table-cell table:style-name="ce132" table:formula="of:= [.K45] - [.K44] - [.K43]" office:value-type="currency" office:currency="BRL" office:value="0" calcext:value-type="currency">
            <text:p>R$ 0,00</text:p>
          </table:table-cell>
          <table:table-cell table:style-name="ce142" table:formula="of:=[.K42]/[.$C42]" office:value-type="percentage" office:value="-0" calcext:value-type="percentage">
            <text:p>0,00%</text:p>
          </table:table-cell>
          <table:table-cell table:style-name="ce132" table:formula="of:= [.M45] - [.M44] - [.M43]" office:value-type="currency" office:currency="BRL" office:value="0" calcext:value-type="currency">
            <text:p>R$ 0,00</text:p>
          </table:table-cell>
          <table:table-cell table:style-name="ce142" table:formula="of:=[.M42]/[.$C42]" office:value-type="percentage" office:value="-0" calcext:value-type="percentage">
            <text:p>0,00%</text:p>
          </table:table-cell>
          <table:table-cell table:style-name="ce132" table:formula="of:= [.O45] - [.O44] - [.O43]" office:value-type="currency" office:currency="BRL" office:value="0" calcext:value-type="currency">
            <text:p>R$ 0,00</text:p>
          </table:table-cell>
          <table:table-cell table:style-name="ce142" table:formula="of:=[.O42]/[.$C42]" office:value-type="percentage" office:value="-0" calcext:value-type="percentage">
            <text:p>0,00%</text:p>
          </table:table-cell>
          <table:table-cell table:style-name="ce132" table:formula="of:= [.Q45] - [.Q44] - [.Q43]" office:value-type="currency" office:currency="BRL" office:value="0" calcext:value-type="currency">
            <text:p>R$ 0,00</text:p>
          </table:table-cell>
          <table:table-cell table:style-name="ce92" table:formula="of:=[.Q42]/[.$C42]" office:value-type="percentage" office:value="-0" calcext:value-type="percentage">
            <text:p>0,00%</text:p>
          </table:table-cell>
        </table:table-row>
        <table:table-row table:style-name="ro1">
          <table:table-cell/>
          <table:table-cell table:style-name="ce122" office:value-type="string" calcext:value-type="string">
            <text:p>Despesas com vendas</text:p>
          </table:table-cell>
          <table:table-cell table:style-name="ce130" table:formula="of:=[$'Balanço Patrimonial Base'.$I$8]" office:value-type="currency" office:currency="BRL" office:value="204438" calcext:value-type="currency">
            <text:p>R$ 204.438,00</text:p>
          </table:table-cell>
          <table:table-cell table:style-name="ce140" table:formula="of:=[.C43]/[.$C43]" office:value-type="percentage" office:value="1" calcext:value-type="percentage">
            <text:p>100,00%</text:p>
          </table:table-cell>
          <table:table-cell table:style-name="ce152"/>
          <table:table-cell table:style-name="ce140" table:formula="of:=[.E43]/[.$C43]" office:value-type="percentage" office:value="0" calcext:value-type="percentage">
            <text:p>0,00%</text:p>
          </table:table-cell>
          <table:table-cell table:style-name="ce152"/>
          <table:table-cell table:style-name="ce140" table:formula="of:=[.G43]/[.$C43]" office:value-type="percentage" office:value="0" calcext:value-type="percentage">
            <text:p>0,00%</text:p>
          </table:table-cell>
          <table:table-cell table:style-name="ce152"/>
          <table:table-cell table:style-name="ce140" table:formula="of:=[.I43]/[.$C43]" office:value-type="percentage" office:value="0" calcext:value-type="percentage">
            <text:p>0,00%</text:p>
          </table:table-cell>
          <table:table-cell table:style-name="ce152"/>
          <table:table-cell table:style-name="ce140" table:formula="of:=[.K43]/[.$C43]" office:value-type="percentage" office:value="0" calcext:value-type="percentage">
            <text:p>0,00%</text:p>
          </table:table-cell>
          <table:table-cell table:style-name="ce152"/>
          <table:table-cell table:style-name="ce140" table:formula="of:=[.M43]/[.$C43]" office:value-type="percentage" office:value="0" calcext:value-type="percentage">
            <text:p>0,00%</text:p>
          </table:table-cell>
          <table:table-cell table:style-name="ce152"/>
          <table:table-cell table:style-name="ce140" table:formula="of:=[.O43]/[.$C43]" office:value-type="percentage" office:value="0" calcext:value-type="percentage">
            <text:p>0,00%</text:p>
          </table:table-cell>
          <table:table-cell table:style-name="ce152"/>
          <table:table-cell table:style-name="ce93" table:formula="of:=[.Q43]/[.$C43]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table:style-name="ce122" office:value-type="string" calcext:value-type="string">
            <text:p>Despesas administrativas</text:p>
          </table:table-cell>
          <table:table-cell table:style-name="ce130" table:formula="of:=[$'Balanço Patrimonial Base'.$I$9]" office:value-type="currency" office:currency="BRL" office:value="73812" calcext:value-type="currency">
            <text:p>R$ 73.812,00</text:p>
          </table:table-cell>
          <table:table-cell table:style-name="ce140" table:formula="of:=[.C44]/[.$C44]" office:value-type="percentage" office:value="1" calcext:value-type="percentage">
            <text:p>100,00%</text:p>
          </table:table-cell>
          <table:table-cell table:style-name="ce152"/>
          <table:table-cell table:style-name="ce140" table:formula="of:=[.E44]/[.$C44]" office:value-type="percentage" office:value="0" calcext:value-type="percentage">
            <text:p>0,00%</text:p>
          </table:table-cell>
          <table:table-cell table:style-name="ce152"/>
          <table:table-cell table:style-name="ce140" table:formula="of:=[.G44]/[.$C44]" office:value-type="percentage" office:value="0" calcext:value-type="percentage">
            <text:p>0,00%</text:p>
          </table:table-cell>
          <table:table-cell table:style-name="ce152"/>
          <table:table-cell table:style-name="ce140" table:formula="of:=[.I44]/[.$C44]" office:value-type="percentage" office:value="0" calcext:value-type="percentage">
            <text:p>0,00%</text:p>
          </table:table-cell>
          <table:table-cell table:style-name="ce152"/>
          <table:table-cell table:style-name="ce140" table:formula="of:=[.K44]/[.$C44]" office:value-type="percentage" office:value="0" calcext:value-type="percentage">
            <text:p>0,00%</text:p>
          </table:table-cell>
          <table:table-cell table:style-name="ce152"/>
          <table:table-cell table:style-name="ce140" table:formula="of:=[.M44]/[.$C44]" office:value-type="percentage" office:value="0" calcext:value-type="percentage">
            <text:p>0,00%</text:p>
          </table:table-cell>
          <table:table-cell table:style-name="ce152"/>
          <table:table-cell table:style-name="ce140" table:formula="of:=[.O44]/[.$C44]" office:value-type="percentage" office:value="0" calcext:value-type="percentage">
            <text:p>0,00%</text:p>
          </table:table-cell>
          <table:table-cell table:style-name="ce152"/>
          <table:table-cell table:style-name="ce93" table:formula="of:=[.Q44]/[.$C44]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table:style-name="ce122" office:value-type="string" calcext:value-type="string">
            <text:p>Outras receitas (despesas) operacionais líquidas</text:p>
          </table:table-cell>
          <table:table-cell table:style-name="ce130" table:formula="of:=[$'Balanço Patrimonial Base'.$I$10]" office:value-type="currency" office:currency="BRL" office:value="1011" calcext:value-type="currency">
            <text:p>R$ 1.011,00</text:p>
          </table:table-cell>
          <table:table-cell table:style-name="ce140" table:formula="of:=[.C45]/[.$C45]" office:value-type="percentage" office:value="1" calcext:value-type="percentage">
            <text:p>100,00%</text:p>
          </table:table-cell>
          <table:table-cell table:style-name="ce152"/>
          <table:table-cell table:style-name="ce140" table:formula="of:=[.E45]/[.$C45]" office:value-type="percentage" office:value="0" calcext:value-type="percentage">
            <text:p>0,00%</text:p>
          </table:table-cell>
          <table:table-cell table:style-name="ce152"/>
          <table:table-cell table:style-name="ce140" table:formula="of:=[.G45]/[.$C45]" office:value-type="percentage" office:value="0" calcext:value-type="percentage">
            <text:p>0,00%</text:p>
          </table:table-cell>
          <table:table-cell table:style-name="ce152"/>
          <table:table-cell table:style-name="ce140" table:formula="of:=[.I45]/[.$C45]" office:value-type="percentage" office:value="0" calcext:value-type="percentage">
            <text:p>0,00%</text:p>
          </table:table-cell>
          <table:table-cell table:style-name="ce152"/>
          <table:table-cell table:style-name="ce140" table:formula="of:=[.K45]/[.$C45]" office:value-type="percentage" office:value="0" calcext:value-type="percentage">
            <text:p>0,00%</text:p>
          </table:table-cell>
          <table:table-cell table:style-name="ce152"/>
          <table:table-cell table:style-name="ce140" table:formula="of:=[.M45]/[.$C45]" office:value-type="percentage" office:value="0" calcext:value-type="percentage">
            <text:p>0,00%</text:p>
          </table:table-cell>
          <table:table-cell table:style-name="ce152"/>
          <table:table-cell table:style-name="ce140" table:formula="of:=[.O45]/[.$C45]" office:value-type="percentage" office:value="0" calcext:value-type="percentage">
            <text:p>0,00%</text:p>
          </table:table-cell>
          <table:table-cell table:style-name="ce152"/>
          <table:table-cell table:style-name="ce93" table:formula="of:=[.Q45]/[.$C45]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table:style-name="ce120" office:value-type="string" calcext:value-type="string">
            <text:p>(=) Lucro Operacional antes do Resultado Financeiro</text:p>
          </table:table-cell>
          <table:table-cell table:style-name="ce131" table:formula="of:=[$'Balanço Patrimonial Base'.$I$11]" office:value-type="currency" office:currency="BRL" office:value="148490" calcext:value-type="currency">
            <text:p>R$ 148.490,00</text:p>
          </table:table-cell>
          <table:table-cell table:style-name="ce141" table:formula="of:=[.C46]/[.$C46]" office:value-type="percentage" office:value="1" calcext:value-type="percentage">
            <text:p>100,00%</text:p>
          </table:table-cell>
          <table:table-cell table:style-name="ce131" table:formula="of:=[.E41] + [.E42]" office:value-type="currency" office:currency="BRL" office:value="0" calcext:value-type="currency">
            <text:p>R$ 0,00</text:p>
          </table:table-cell>
          <table:table-cell table:style-name="ce141" table:formula="of:=[.E46]/[.$C46]" office:value-type="percentage" office:value="0" calcext:value-type="percentage">
            <text:p>0,00%</text:p>
          </table:table-cell>
          <table:table-cell table:style-name="ce131" table:formula="of:=[.G41] + [.G42]" office:value-type="currency" office:currency="BRL" office:value="0" calcext:value-type="currency">
            <text:p>R$ 0,00</text:p>
          </table:table-cell>
          <table:table-cell table:style-name="ce141" table:formula="of:=[.G46]/[.$C46]" office:value-type="percentage" office:value="0" calcext:value-type="percentage">
            <text:p>0,00%</text:p>
          </table:table-cell>
          <table:table-cell table:style-name="ce131" table:formula="of:=[.I41] + [.I42]" office:value-type="currency" office:currency="BRL" office:value="0" calcext:value-type="currency">
            <text:p>R$ 0,00</text:p>
          </table:table-cell>
          <table:table-cell table:style-name="ce141" table:formula="of:=[.I46]/[.$C46]" office:value-type="percentage" office:value="0" calcext:value-type="percentage">
            <text:p>0,00%</text:p>
          </table:table-cell>
          <table:table-cell table:style-name="ce131" table:formula="of:=[.K41] + [.K42]" office:value-type="currency" office:currency="BRL" office:value="0" calcext:value-type="currency">
            <text:p>R$ 0,00</text:p>
          </table:table-cell>
          <table:table-cell table:style-name="ce141" table:formula="of:=[.K46]/[.$C46]" office:value-type="percentage" office:value="0" calcext:value-type="percentage">
            <text:p>0,00%</text:p>
          </table:table-cell>
          <table:table-cell table:style-name="ce131" table:formula="of:=[.M41] + [.M42]" office:value-type="currency" office:currency="BRL" office:value="0" calcext:value-type="currency">
            <text:p>R$ 0,00</text:p>
          </table:table-cell>
          <table:table-cell table:style-name="ce141" table:formula="of:=[.M46]/[.$C46]" office:value-type="percentage" office:value="0" calcext:value-type="percentage">
            <text:p>0,00%</text:p>
          </table:table-cell>
          <table:table-cell table:style-name="ce131" table:formula="of:=[.O41] + [.O42]" office:value-type="currency" office:currency="BRL" office:value="0" calcext:value-type="currency">
            <text:p>R$ 0,00</text:p>
          </table:table-cell>
          <table:table-cell table:style-name="ce141" table:formula="of:=[.O46]/[.$C46]" office:value-type="percentage" office:value="0" calcext:value-type="percentage">
            <text:p>0,00%</text:p>
          </table:table-cell>
          <table:table-cell table:style-name="ce131" table:formula="of:=[.Q41] + [.Q42]" office:value-type="currency" office:currency="BRL" office:value="0" calcext:value-type="currency">
            <text:p>R$ 0,00</text:p>
          </table:table-cell>
          <table:table-cell table:style-name="ce91" table:formula="of:=[.Q46]/[.$C46]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table:style-name="ce119" office:value-type="string" calcext:value-type="string">
            <text:p>(+) Receitas Financeiras</text:p>
          </table:table-cell>
          <table:table-cell table:style-name="ce130" table:formula="of:=[$'Balanço Patrimonial Base'.$I$12]" office:value-type="currency" office:currency="BRL" office:value="20457" calcext:value-type="currency">
            <text:p>R$ 20.457,00</text:p>
          </table:table-cell>
          <table:table-cell table:style-name="ce140" table:formula="of:=[.C47]/[.$C47]" office:value-type="percentage" office:value="1" calcext:value-type="percentage">
            <text:p>100,00%</text:p>
          </table:table-cell>
          <table:table-cell table:style-name="ce152"/>
          <table:table-cell table:style-name="ce140" table:formula="of:=[.E47]/[.$C47]" office:value-type="percentage" office:value="0" calcext:value-type="percentage">
            <text:p>0,00%</text:p>
          </table:table-cell>
          <table:table-cell table:style-name="ce152"/>
          <table:table-cell table:style-name="ce140" table:formula="of:=[.G47]/[.$C47]" office:value-type="percentage" office:value="0" calcext:value-type="percentage">
            <text:p>0,00%</text:p>
          </table:table-cell>
          <table:table-cell table:style-name="ce152"/>
          <table:table-cell table:style-name="ce140" table:formula="of:=[.I47]/[.$C47]" office:value-type="percentage" office:value="0" calcext:value-type="percentage">
            <text:p>0,00%</text:p>
          </table:table-cell>
          <table:table-cell table:style-name="ce152"/>
          <table:table-cell table:style-name="ce140" table:formula="of:=[.K47]/[.$C47]" office:value-type="percentage" office:value="0" calcext:value-type="percentage">
            <text:p>0,00%</text:p>
          </table:table-cell>
          <table:table-cell table:style-name="ce152"/>
          <table:table-cell table:style-name="ce140" table:formula="of:=[.M47]/[.$C47]" office:value-type="percentage" office:value="0" calcext:value-type="percentage">
            <text:p>0,00%</text:p>
          </table:table-cell>
          <table:table-cell table:style-name="ce152"/>
          <table:table-cell table:style-name="ce140" table:formula="of:=[.O47]/[.$C47]" office:value-type="percentage" office:value="0" calcext:value-type="percentage">
            <text:p>0,00%</text:p>
          </table:table-cell>
          <table:table-cell table:style-name="ce152"/>
          <table:table-cell table:style-name="ce93" table:formula="of:=[.Q47]/[.$C47]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table:style-name="ce119" office:value-type="string" calcext:value-type="string">
            <text:p>(-) Despesas Financeiras</text:p>
          </table:table-cell>
          <table:table-cell table:style-name="ce130" table:formula="of:=[$'Balanço Patrimonial Base'.$I$13]" office:value-type="currency" office:currency="BRL" office:value="12374" calcext:value-type="currency">
            <text:p>R$ 12.374,00</text:p>
          </table:table-cell>
          <table:table-cell table:style-name="ce140" table:formula="of:=[.C48]/[.$C48]" office:value-type="percentage" office:value="1" calcext:value-type="percentage">
            <text:p>100,00%</text:p>
          </table:table-cell>
          <table:table-cell table:style-name="ce152"/>
          <table:table-cell table:style-name="ce140" table:formula="of:=[.E48]/[.$C48]" office:value-type="percentage" office:value="0" calcext:value-type="percentage">
            <text:p>0,00%</text:p>
          </table:table-cell>
          <table:table-cell table:style-name="ce152"/>
          <table:table-cell table:style-name="ce140" table:formula="of:=[.G48]/[.$C48]" office:value-type="percentage" office:value="0" calcext:value-type="percentage">
            <text:p>0,00%</text:p>
          </table:table-cell>
          <table:table-cell table:style-name="ce152"/>
          <table:table-cell table:style-name="ce140" table:formula="of:=[.I48]/[.$C48]" office:value-type="percentage" office:value="0" calcext:value-type="percentage">
            <text:p>0,00%</text:p>
          </table:table-cell>
          <table:table-cell table:style-name="ce152"/>
          <table:table-cell table:style-name="ce140" table:formula="of:=[.K48]/[.$C48]" office:value-type="percentage" office:value="0" calcext:value-type="percentage">
            <text:p>0,00%</text:p>
          </table:table-cell>
          <table:table-cell table:style-name="ce152"/>
          <table:table-cell table:style-name="ce140" table:formula="of:=[.M48]/[.$C48]" office:value-type="percentage" office:value="0" calcext:value-type="percentage">
            <text:p>0,00%</text:p>
          </table:table-cell>
          <table:table-cell table:style-name="ce152"/>
          <table:table-cell table:style-name="ce140" table:formula="of:=[.O48]/[.$C48]" office:value-type="percentage" office:value="0" calcext:value-type="percentage">
            <text:p>0,00%</text:p>
          </table:table-cell>
          <table:table-cell table:style-name="ce152"/>
          <table:table-cell table:style-name="ce93" table:formula="of:=[.Q48]/[.$C48]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table:style-name="ce119" office:value-type="string" calcext:value-type="string">
            <text:p>(+/-) Variações cambiais, líquidas</text:p>
          </table:table-cell>
          <table:table-cell table:style-name="ce130" table:formula="of:=[$'Balanço Patrimonial Base'.$I$14]" office:value-type="currency" office:currency="BRL" office:value="-456" calcext:value-type="currency">
            <text:p>-R$ 456,00</text:p>
          </table:table-cell>
          <table:table-cell table:style-name="ce140" table:formula="of:=[.C49]/[.$C49]" office:value-type="percentage" office:value="1" calcext:value-type="percentage">
            <text:p>100,00%</text:p>
          </table:table-cell>
          <table:table-cell table:style-name="ce152"/>
          <table:table-cell table:style-name="ce140" table:formula="of:=[.E49]/[.$C49]" office:value-type="percentage" office:value="-0" calcext:value-type="percentage">
            <text:p>0,00%</text:p>
          </table:table-cell>
          <table:table-cell table:style-name="ce152"/>
          <table:table-cell table:style-name="ce140" table:formula="of:=[.G49]/[.$C49]" office:value-type="percentage" office:value="-0" calcext:value-type="percentage">
            <text:p>0,00%</text:p>
          </table:table-cell>
          <table:table-cell table:style-name="ce152"/>
          <table:table-cell table:style-name="ce140" table:formula="of:=[.I49]/[.$C49]" office:value-type="percentage" office:value="-0" calcext:value-type="percentage">
            <text:p>0,00%</text:p>
          </table:table-cell>
          <table:table-cell table:style-name="ce152"/>
          <table:table-cell table:style-name="ce140" table:formula="of:=[.K49]/[.$C49]" office:value-type="percentage" office:value="-0" calcext:value-type="percentage">
            <text:p>0,00%</text:p>
          </table:table-cell>
          <table:table-cell table:style-name="ce152"/>
          <table:table-cell table:style-name="ce140" table:formula="of:=[.M49]/[.$C49]" office:value-type="percentage" office:value="-0" calcext:value-type="percentage">
            <text:p>0,00%</text:p>
          </table:table-cell>
          <table:table-cell table:style-name="ce152"/>
          <table:table-cell table:style-name="ce140" table:formula="of:=[.O49]/[.$C49]" office:value-type="percentage" office:value="-0" calcext:value-type="percentage">
            <text:p>0,00%</text:p>
          </table:table-cell>
          <table:table-cell table:style-name="ce152"/>
          <table:table-cell table:style-name="ce93" table:formula="of:=[.Q49]/[.$C49]" office:value-type="percentage" office:value="-0" calcext:value-type="percentage">
            <text:p>0,00%</text:p>
          </table:table-cell>
        </table:table-row>
        <table:table-row table:style-name="ro1">
          <table:table-cell/>
          <table:table-cell table:style-name="ce120" office:value-type="string" calcext:value-type="string">
            <text:p>(=) Lucro antes do IR e da contribuição social</text:p>
          </table:table-cell>
          <table:table-cell table:style-name="ce131" table:formula="of:=[$'Balanço Patrimonial Base'.$I$15]" office:value-type="currency" office:currency="BRL" office:value="156117" calcext:value-type="currency">
            <text:p>R$ 156.117,00</text:p>
          </table:table-cell>
          <table:table-cell table:style-name="ce141" table:formula="of:=[.C50]/[.$C50]" office:value-type="percentage" office:value="1" calcext:value-type="percentage">
            <text:p>100,00%</text:p>
          </table:table-cell>
          <table:table-cell table:style-name="ce131" table:formula="of:=[.E46] + [.E47] - [.E48] + [.E49]" office:value-type="currency" office:currency="BRL" office:value="0" calcext:value-type="currency">
            <text:p>R$ 0,00</text:p>
          </table:table-cell>
          <table:table-cell table:style-name="ce141" table:formula="of:=[.E50]/[.$C50]" office:value-type="percentage" office:value="0" calcext:value-type="percentage">
            <text:p>0,00%</text:p>
          </table:table-cell>
          <table:table-cell table:style-name="ce131" table:formula="of:=[.G46] + [.G47] - [.G48] + [.G49]" office:value-type="currency" office:currency="BRL" office:value="0" calcext:value-type="currency">
            <text:p>R$ 0,00</text:p>
          </table:table-cell>
          <table:table-cell table:style-name="ce141" table:formula="of:=[.G50]/[.$C50]" office:value-type="percentage" office:value="0" calcext:value-type="percentage">
            <text:p>0,00%</text:p>
          </table:table-cell>
          <table:table-cell table:style-name="ce131" table:formula="of:=[.I46] + [.I47] - [.I48] + [.I49]" office:value-type="currency" office:currency="BRL" office:value="0" calcext:value-type="currency">
            <text:p>R$ 0,00</text:p>
          </table:table-cell>
          <table:table-cell table:style-name="ce141" table:formula="of:=[.I50]/[.$C50]" office:value-type="percentage" office:value="0" calcext:value-type="percentage">
            <text:p>0,00%</text:p>
          </table:table-cell>
          <table:table-cell table:style-name="ce131" table:formula="of:=[.K46] + [.K47] - [.K48] + [.K49]" office:value-type="currency" office:currency="BRL" office:value="0" calcext:value-type="currency">
            <text:p>R$ 0,00</text:p>
          </table:table-cell>
          <table:table-cell table:style-name="ce141" table:formula="of:=[.K50]/[.$C50]" office:value-type="percentage" office:value="0" calcext:value-type="percentage">
            <text:p>0,00%</text:p>
          </table:table-cell>
          <table:table-cell table:style-name="ce131" table:formula="of:=[.M46] + [.M47] - [.M48] + [.M49]" office:value-type="currency" office:currency="BRL" office:value="0" calcext:value-type="currency">
            <text:p>R$ 0,00</text:p>
          </table:table-cell>
          <table:table-cell table:style-name="ce141" table:formula="of:=[.M50]/[.$C50]" office:value-type="percentage" office:value="0" calcext:value-type="percentage">
            <text:p>0,00%</text:p>
          </table:table-cell>
          <table:table-cell table:style-name="ce131" table:formula="of:=[.O46] + [.O47] - [.O48] + [.O49]" office:value-type="currency" office:currency="BRL" office:value="0" calcext:value-type="currency">
            <text:p>R$ 0,00</text:p>
          </table:table-cell>
          <table:table-cell table:style-name="ce141" table:formula="of:=[.O50]/[.$C50]" office:value-type="percentage" office:value="0" calcext:value-type="percentage">
            <text:p>0,00%</text:p>
          </table:table-cell>
          <table:table-cell table:style-name="ce131" table:formula="of:=[.Q46] + [.Q47] - [.Q48] + [.Q49]" office:value-type="currency" office:currency="BRL" office:value="0" calcext:value-type="currency">
            <text:p>R$ 0,00</text:p>
          </table:table-cell>
          <table:table-cell table:style-name="ce91" table:formula="of:=[.Q50]/[.$C50]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table:style-name="ce119" office:value-type="string" calcext:value-type="string">
            <text:p>(-) Impostos de renda e contribuição social</text:p>
          </table:table-cell>
          <table:table-cell table:style-name="ce130" table:formula="of:=[$'Balanço Patrimonial Base'.$I$16]" office:value-type="currency" office:currency="BRL" office:value="45562" calcext:value-type="currency">
            <text:p>R$ 45.562,00</text:p>
          </table:table-cell>
          <table:table-cell table:style-name="ce140" table:formula="of:=[.C51]/[.$C51]" office:value-type="percentage" office:value="1" calcext:value-type="percentage">
            <text:p>100,00%</text:p>
          </table:table-cell>
          <table:table-cell table:style-name="ce152"/>
          <table:table-cell table:style-name="ce140" table:formula="of:=[.E51]/[.$C51]" office:value-type="percentage" office:value="0" calcext:value-type="percentage">
            <text:p>0,00%</text:p>
          </table:table-cell>
          <table:table-cell table:style-name="ce152"/>
          <table:table-cell table:style-name="ce140" table:formula="of:=[.G51]/[.$C51]" office:value-type="percentage" office:value="0" calcext:value-type="percentage">
            <text:p>0,00%</text:p>
          </table:table-cell>
          <table:table-cell table:style-name="ce152"/>
          <table:table-cell table:style-name="ce140" table:formula="of:=[.I51]/[.$C51]" office:value-type="percentage" office:value="0" calcext:value-type="percentage">
            <text:p>0,00%</text:p>
          </table:table-cell>
          <table:table-cell table:style-name="ce152"/>
          <table:table-cell table:style-name="ce140" table:formula="of:=[.K51]/[.$C51]" office:value-type="percentage" office:value="0" calcext:value-type="percentage">
            <text:p>0,00%</text:p>
          </table:table-cell>
          <table:table-cell table:style-name="ce152"/>
          <table:table-cell table:style-name="ce140" table:formula="of:=[.M51]/[.$C51]" office:value-type="percentage" office:value="0" calcext:value-type="percentage">
            <text:p>0,00%</text:p>
          </table:table-cell>
          <table:table-cell table:style-name="ce152"/>
          <table:table-cell table:style-name="ce140" table:formula="of:=[.O51]/[.$C51]" office:value-type="percentage" office:value="0" calcext:value-type="percentage">
            <text:p>0,00%</text:p>
          </table:table-cell>
          <table:table-cell table:style-name="ce152"/>
          <table:table-cell table:style-name="ce93" table:formula="of:=[.Q51]/[.$C51]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table:style-name="ce123" office:value-type="string" calcext:value-type="string">
            <text:p>(=) Lucro Líquido do Exercício</text:p>
          </table:table-cell>
          <table:table-cell table:style-name="ce133" table:formula="of:=[$'Balanço Patrimonial Base'.$I$17]" office:value-type="currency" office:currency="BRL" office:value="110555" calcext:value-type="currency">
            <text:p>R$ 110.555,00</text:p>
          </table:table-cell>
          <table:table-cell table:style-name="ce143" table:formula="of:=[.C52]/[.$C52]" office:value-type="percentage" office:value="1" calcext:value-type="percentage">
            <text:p>100,00%</text:p>
          </table:table-cell>
          <table:table-cell table:style-name="ce133" table:formula="of:=[.E50] - [.E51]" office:value-type="currency" office:currency="BRL" office:value="0" calcext:value-type="currency">
            <text:p>R$ 0,00</text:p>
          </table:table-cell>
          <table:table-cell table:style-name="ce143" table:formula="of:=[.E52]/[.$C52]" office:value-type="percentage" office:value="0" calcext:value-type="percentage">
            <text:p>0,00%</text:p>
          </table:table-cell>
          <table:table-cell table:style-name="ce133" table:formula="of:=[.G50] - [.G51]" office:value-type="currency" office:currency="BRL" office:value="0" calcext:value-type="currency">
            <text:p>R$ 0,00</text:p>
          </table:table-cell>
          <table:table-cell table:style-name="ce143" table:formula="of:=[.G52]/[.$C52]" office:value-type="percentage" office:value="0" calcext:value-type="percentage">
            <text:p>0,00%</text:p>
          </table:table-cell>
          <table:table-cell table:style-name="ce133" table:formula="of:=[.I50] - [.I51]" office:value-type="currency" office:currency="BRL" office:value="0" calcext:value-type="currency">
            <text:p>R$ 0,00</text:p>
          </table:table-cell>
          <table:table-cell table:style-name="ce143" table:formula="of:=[.I52]/[.$C52]" office:value-type="percentage" office:value="0" calcext:value-type="percentage">
            <text:p>0,00%</text:p>
          </table:table-cell>
          <table:table-cell table:style-name="ce133" table:formula="of:=[.K50] - [.K51]" office:value-type="currency" office:currency="BRL" office:value="0" calcext:value-type="currency">
            <text:p>R$ 0,00</text:p>
          </table:table-cell>
          <table:table-cell table:style-name="ce143" table:formula="of:=[.K52]/[.$C52]" office:value-type="percentage" office:value="0" calcext:value-type="percentage">
            <text:p>0,00%</text:p>
          </table:table-cell>
          <table:table-cell table:style-name="ce133" table:formula="of:=[.M50] - [.M51]" office:value-type="currency" office:currency="BRL" office:value="0" calcext:value-type="currency">
            <text:p>R$ 0,00</text:p>
          </table:table-cell>
          <table:table-cell table:style-name="ce143" table:formula="of:=[.M52]/[.$C52]" office:value-type="percentage" office:value="0" calcext:value-type="percentage">
            <text:p>0,00%</text:p>
          </table:table-cell>
          <table:table-cell table:style-name="ce133" table:formula="of:=[.O50] - [.O51]" office:value-type="currency" office:currency="BRL" office:value="0" calcext:value-type="currency">
            <text:p>R$ 0,00</text:p>
          </table:table-cell>
          <table:table-cell table:style-name="ce143" table:formula="of:=[.O52]/[.$C52]" office:value-type="percentage" office:value="0" calcext:value-type="percentage">
            <text:p>0,00%</text:p>
          </table:table-cell>
          <table:table-cell table:style-name="ce133" table:formula="of:=[.Q50] - [.Q51]" office:value-type="currency" office:currency="BRL" office:value="0" calcext:value-type="currency">
            <text:p>R$ 0,00</text:p>
          </table:table-cell>
          <table:table-cell table:style-name="ce94" table:formula="of:=[.Q52]/[.$C52]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table:style-name="Default" table:number-columns-repeated="17"/>
        </table:table-row>
      </table:table>
      <table:table table:name="Indicadores Financeiros" table:style-name="ta1">
        <table:table-column table:style-name="co1" table:default-cell-style-name="Default"/>
        <table:table-column table:style-name="co9" table:default-cell-style-name="Default"/>
        <table:table-column table:style-name="co3" table:default-cell-style-name="Default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65" office:value-type="string" calcext:value-type="string" table:number-columns-spanned="2" table:number-rows-spanned="1">
            <text:p>Indicadores de Liquidez</text:p>
          </table:table-cell>
          <table:covered-table-cell table:style-name="ce176"/>
          <table:table-cell/>
          <table:table-cell table:style-name="ce165" office:value-type="string" calcext:value-type="string" table:number-columns-spanned="2" table:number-rows-spanned="1">
            <text:p>Indicadores de Estrutura de Capital</text:p>
          </table:table-cell>
          <table:covered-table-cell table:style-name="ce176"/>
          <table:table-cell table:number-columns-repeated="3"/>
        </table:table-row>
        <table:table-row table:style-name="ro2">
          <table:table-cell/>
          <table:table-cell table:style-name="ce166" office:value-type="string" calcext:value-type="string">
            <text:p>Índice</text:p>
          </table:table-cell>
          <table:table-cell table:style-name="ce177" office:value-type="string" calcext:value-type="string">
            <text:p>Valor</text:p>
          </table:table-cell>
          <table:table-cell/>
          <table:table-cell table:style-name="ce166" office:value-type="string" calcext:value-type="string">
            <text:p>Índice</text:p>
          </table:table-cell>
          <table:table-cell table:style-name="ce177" office:value-type="string" calcext:value-type="string">
            <text:p>Valor</text:p>
          </table:table-cell>
          <table:table-cell table:number-columns-repeated="3"/>
        </table:table-row>
        <table:table-row table:style-name="ro1">
          <table:table-cell/>
          <table:table-cell table:style-name="ce666" office:value-type="string" calcext:value-type="string">
            <text:p>Liquidez Geral</text:p>
          </table:table-cell>
          <table:table-cell table:style-name="ce672" table:formula="of:= ([.C21] + [.C29]) /  ([.F21] + [.F27])" office:value-type="float" office:value="3.00125182227293" calcext:value-type="float">
            <text:p>3,00125182227293</text:p>
          </table:table-cell>
          <table:table-cell/>
          <table:table-cell table:style-name="ce666" office:value-type="string" calcext:value-type="string">
            <text:p>Participação de Capitais de Terceiros</text:p>
          </table:table-cell>
          <table:table-cell table:style-name="ce672" table:formula="of:= [.C36] / [.F32]" office:value-type="float" office:value="0.367946639924438" calcext:value-type="float">
            <text:p>0,367946639924438</text:p>
          </table:table-cell>
          <table:table-cell table:number-columns-repeated="3"/>
        </table:table-row>
        <table:table-row table:style-name="ro1">
          <table:table-cell/>
          <table:table-cell table:style-name="ce667" office:value-type="string" calcext:value-type="string">
            <text:p>Liquidez Corrente</text:p>
          </table:table-cell>
          <table:table-cell table:style-name="ce673" table:formula="of:= [.C21] / [.F21]" office:value-type="float" office:value="3.84466147643542" calcext:value-type="float">
            <text:p>3,84466147643542</text:p>
          </table:table-cell>
          <table:table-cell/>
          <table:table-cell table:style-name="ce667" office:value-type="string" calcext:value-type="string">
            <text:p>Composição do Endividamento</text:p>
          </table:table-cell>
          <table:table-cell table:style-name="ce673" table:formula="of:=[.F21] / [.C36]" office:value-type="float" office:value="0.75986140161839" calcext:value-type="float">
            <text:p>0,75986140161839</text:p>
          </table:table-cell>
          <table:table-cell table:number-columns-repeated="3"/>
        </table:table-row>
        <table:table-row table:style-name="ro1">
          <table:table-cell/>
          <table:table-cell table:style-name="ce667" office:value-type="string" calcext:value-type="string">
            <text:p>Liquidez Seca</text:p>
          </table:table-cell>
          <table:table-cell table:style-name="ce673" table:formula="of:= ([.C21] - [.C25]) / [.F21]" office:value-type="float" office:value="3.25305852912554" calcext:value-type="float">
            <text:p>3,25305852912554</text:p>
          </table:table-cell>
          <table:table-cell/>
          <table:table-cell table:style-name="ce667" office:value-type="string" calcext:value-type="string">
            <text:p>Endividamento Geral</text:p>
          </table:table-cell>
          <table:table-cell table:style-name="ce673" table:formula="of:=[.C36] / [.C21]" office:value-type="float" office:value="0.34230048111258" calcext:value-type="float">
            <text:p>0,34230048111258</text:p>
          </table:table-cell>
          <table:table-cell table:number-columns-repeated="3"/>
        </table:table-row>
        <table:table-row table:style-name="ro1">
          <table:table-cell/>
          <table:table-cell table:style-name="ce668" office:value-type="string" calcext:value-type="string">
            <text:p>Liquidez Imediata</text:p>
          </table:table-cell>
          <table:table-cell table:style-name="ce674" table:formula="of:= [.C22] / [.F21]" office:value-type="float" office:value="0.0958292784651745" calcext:value-type="float">
            <text:p>0,095829278465175</text:p>
          </table:table-cell>
          <table:table-cell/>
          <table:table-cell table:style-name="ce667" office:value-type="string" calcext:value-type="string">
            <text:p>Imobilização do Patrimônio Liquido</text:p>
          </table:table-cell>
          <table:table-cell table:style-name="ce673" table:formula="of:= [.C37] / [.F32]" office:value-type="float" office:value="0.263646116352018" calcext:value-type="float">
            <text:p>0,2636461163520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668" office:value-type="string" calcext:value-type="string">
            <text:p>Imobilização dos Recursos Não Correntes</text:p>
          </table:table-cell>
          <table:table-cell table:style-name="ce674" table:formula="of:=[.C37] / ([.F32] + [.F27])" office:value-type="float" office:value="0.242242047406635" calcext:value-type="float">
            <text:p>0,242242047406635</text:p>
          </table:table-cell>
          <table:table-cell table:number-columns-repeated="3"/>
        </table:table-row>
        <table:table-row table:style-name="ro2">
          <table:table-cell/>
          <table:table-cell table:style-name="ce165" office:value-type="string" calcext:value-type="string" table:number-columns-spanned="2" table:number-rows-spanned="1">
            <text:p>Indicadores de Rentabilidade e Lucratividade</text:p>
          </table:table-cell>
          <table:covered-table-cell table:style-name="ce176"/>
          <table:table-cell table:number-columns-repeated="6"/>
        </table:table-row>
        <table:table-row table:style-name="ro2">
          <table:table-cell/>
          <table:table-cell table:style-name="ce166" office:value-type="string" calcext:value-type="string">
            <text:p>Índice</text:p>
          </table:table-cell>
          <table:table-cell table:style-name="ce177" office:value-type="string" calcext:value-type="string">
            <text:p>Valor</text:p>
          </table:table-cell>
          <table:table-cell/>
          <table:table-cell table:style-name="ce165" office:value-type="string" calcext:value-type="string" table:number-columns-spanned="2" table:number-rows-spanned="1">
            <text:p>Indicadores de Atividade</text:p>
          </table:table-cell>
          <table:covered-table-cell table:style-name="ce176"/>
          <table:table-cell table:number-columns-repeated="3"/>
        </table:table-row>
        <table:table-row table:style-name="ro2">
          <table:table-cell/>
          <table:table-cell table:style-name="ce666" office:value-type="string" calcext:value-type="string">
            <text:p>Giro do Ativo</text:p>
          </table:table-cell>
          <table:table-cell table:style-name="ce672" table:formula="of:= [.I21] / [.C33]" office:value-type="float" office:value="1.36808710748921" calcext:value-type="float">
            <text:p>1,36808710748921</text:p>
          </table:table-cell>
          <table:table-cell/>
          <table:table-cell table:style-name="ce166" office:value-type="string" calcext:value-type="string">
            <text:p>Índice</text:p>
          </table:table-cell>
          <table:table-cell table:style-name="ce177" office:value-type="string" calcext:value-type="string">
            <text:p>Valor</text:p>
          </table:table-cell>
          <table:table-cell table:number-columns-repeated="3"/>
        </table:table-row>
        <table:table-row table:style-name="ro1">
          <table:table-cell/>
          <table:table-cell table:style-name="ce667" office:value-type="string" calcext:value-type="string">
            <text:p>Rentabilidade do Ativo (ROA)</text:p>
          </table:table-cell>
          <table:table-cell table:style-name="ce673" table:formula="of:= [.I34] / [.C33]" office:value-type="float" office:value="0.157068248785991" calcext:value-type="float">
            <text:p>0,157068248785991</text:p>
          </table:table-cell>
          <table:table-cell/>
          <table:table-cell table:style-name="ce666" office:value-type="string" calcext:value-type="string">
            <text:p>Prazo Médio de Renovação dos Estoques (PME)</text:p>
          </table:table-cell>
          <table:table-cell table:style-name="ce672" table:formula="of:= ([.C25] * 360) / [.I22]" office:value-type="float" office:value="57.0321711176592" calcext:value-type="float">
            <text:p>57,0321711176592</text:p>
          </table:table-cell>
          <table:table-cell table:number-columns-repeated="3"/>
        </table:table-row>
        <table:table-row table:style-name="ro1">
          <table:table-cell/>
          <table:table-cell table:style-name="ce667" office:value-type="string" calcext:value-type="string">
            <text:p>Rentabilidade do Patrimônio Líquido (ROE)</text:p>
          </table:table-cell>
          <table:table-cell table:style-name="ce673" table:formula="of:= [.I34] / [.F32]" office:value-type="float" office:value="0.214860983165611" calcext:value-type="float">
            <text:p>0,214860983165611</text:p>
          </table:table-cell>
          <table:table-cell/>
          <table:table-cell table:style-name="ce667" office:value-type="string" calcext:value-type="string">
            <text:p>Prazo Médio de Recebimento de Vendas (PMR)</text:p>
          </table:table-cell>
          <table:table-cell table:style-name="ce673" table:formula="of:= ([.C24] * 360) / [.I21]" office:value-type="float" office:value="92.5274209460512" calcext:value-type="float">
            <text:p>92,5274209460512</text:p>
          </table:table-cell>
          <table:table-cell table:number-columns-repeated="3"/>
        </table:table-row>
        <table:table-row table:style-name="ro1">
          <table:table-cell/>
          <table:table-cell table:style-name="ce667" office:value-type="string" calcext:value-type="string">
            <text:p>Margem Liquida</text:p>
          </table:table-cell>
          <table:table-cell table:style-name="ce673" table:formula="of:= [.I34] / [.I21]" office:value-type="float" office:value="0.11480866088582" calcext:value-type="float">
            <text:p>0,11480866088582</text:p>
          </table:table-cell>
          <table:table-cell/>
          <table:table-cell table:style-name="ce667" office:value-type="string" calcext:value-type="string">
            <text:p>Prazo Médio de Pagamento das Compras (PMP)</text:p>
          </table:table-cell>
          <table:table-cell table:style-name="ce673" table:formula="of:= ([.F23] * 360) / ([.I22])" office:value-type="float" office:value="23.3595484912168" calcext:value-type="float">
            <text:p>23,3595484912168</text:p>
          </table:table-cell>
          <table:table-cell/>
          <table:table-cell table:style-name="ce685"/>
          <table:table-cell/>
        </table:table-row>
        <table:table-row table:style-name="ro1">
          <table:table-cell/>
          <table:table-cell table:style-name="ce667" office:value-type="string" calcext:value-type="string">
            <text:p>Margem Operacional</text:p>
          </table:table-cell>
          <table:table-cell table:style-name="ce673" table:formula="of:= [.I28] / [.I21]" office:value-type="float" office:value="0.154203229658861" calcext:value-type="float">
            <text:p>0,154203229658861</text:p>
          </table:table-cell>
          <table:table-cell/>
          <table:table-cell table:style-name="ce667" office:value-type="string" calcext:value-type="string">
            <text:p>Ciclo Operacional</text:p>
          </table:table-cell>
          <table:table-cell table:style-name="ce673" table:formula="of:= [.F12] + [.F13]" office:value-type="float" office:value="149.55959206371" calcext:value-type="float">
            <text:p>149,55959206371</text:p>
          </table:table-cell>
          <table:table-cell table:number-columns-repeated="3"/>
        </table:table-row>
        <table:table-row table:style-name="ro1">
          <table:table-cell/>
          <table:table-cell table:style-name="ce668" office:value-type="string" calcext:value-type="string">
            <text:p>Margem Bruta</text:p>
          </table:table-cell>
          <table:table-cell table:style-name="ce674" table:formula="of:= [.I23] / [.I21]" office:value-type="float" office:value="0.442109143776935" calcext:value-type="float">
            <text:p>0,442109143776935</text:p>
          </table:table-cell>
          <table:table-cell/>
          <table:table-cell table:style-name="ce668" office:value-type="string" calcext:value-type="string">
            <text:p>Ciclo de Caixa ou Financeiro</text:p>
          </table:table-cell>
          <table:table-cell table:style-name="ce674" table:formula="of:= [.F15] - [.F14]" office:value-type="float" office:value="126.200043572494" calcext:value-type="float">
            <text:p>126,200043572494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70" office:value-type="string" calcext:value-type="string">
            <text:p>Balanço Patrimonial Ativo</text:p>
          </table:table-cell>
          <table:table-cell table:style-name="ce181" office:value-type="string" calcext:value-type="string">
            <text:p>Valores</text:p>
          </table:table-cell>
          <table:table-cell table:style-name="ce563"/>
          <table:table-cell table:style-name="ce170" office:value-type="string" calcext:value-type="string">
            <text:p>Balanço Patrimonial Passivo</text:p>
          </table:table-cell>
          <table:table-cell table:style-name="ce181" office:value-type="string" calcext:value-type="string">
            <text:p>Valores</text:p>
          </table:table-cell>
          <table:table-cell table:style-name="ce563"/>
          <table:table-cell table:style-name="ce170" office:value-type="string" calcext:value-type="string">
            <text:p>Demonstração de Resultados do Exercício</text:p>
          </table:table-cell>
          <table:table-cell table:style-name="ce199" office:value-type="string" calcext:value-type="string">
            <text:p>Valores</text:p>
          </table:table-cell>
        </table:table-row>
        <table:table-row table:style-name="ro1">
          <table:table-cell/>
          <table:table-cell table:style-name="ce171" office:value-type="string" calcext:value-type="string">
            <text:p>Circulante</text:p>
          </table:table-cell>
          <table:table-cell table:style-name="ce182" table:formula="of:=[$'Balanço Patrimonial Base'.$C$4]" office:value-type="currency" office:currency="BRL" office:value="553093" calcext:value-type="currency">
            <text:p>R$ 553.093,00</text:p>
          </table:table-cell>
          <table:table-cell table:style-name="ce563"/>
          <table:table-cell table:style-name="ce171" office:value-type="string" calcext:value-type="string">
            <text:p>Circulante</text:p>
          </table:table-cell>
          <table:table-cell table:style-name="ce681" table:formula="of:=[$'Balanço Patrimonial Base'.$F$4]" office:value-type="currency" office:currency="BRL" office:value="143860" calcext:value-type="currency">
            <text:p>R$ 143.860,00</text:p>
          </table:table-cell>
          <table:table-cell table:style-name="ce563"/>
          <table:table-cell table:style-name="ce193" office:value-type="string" calcext:value-type="string">
            <text:p>Receita Líquida</text:p>
          </table:table-cell>
          <table:table-cell table:style-name="ce200" table:formula="of:=[$'Balanço Patrimonial Base'.$I$4]" office:value-type="currency" office:currency="BRL" office:value="962950" calcext:value-type="currency">
            <text:p>R$ 962.950,00</text:p>
          </table:table-cell>
        </table:table-row>
        <table:table-row table:style-name="ro1">
          <table:table-cell/>
          <table:table-cell table:style-name="ce172" office:value-type="string" calcext:value-type="string">
            <text:p>Caixas e equivalentes de caixa</text:p>
          </table:table-cell>
          <table:table-cell table:style-name="ce183" table:formula="of:=[$'Balanço Patrimonial Base'.$C$5]" office:value-type="currency" office:currency="BRL" office:value="13786" calcext:value-type="currency">
            <text:p>R$ 13.786,00</text:p>
          </table:table-cell>
          <table:table-cell table:style-name="ce563"/>
          <table:table-cell table:style-name="ce172" office:value-type="string" calcext:value-type="string">
            <text:p>Empréstimo e Financiamento</text:p>
          </table:table-cell>
          <table:table-cell table:style-name="ce189" table:formula="of:=[$'Balanço Patrimonial Base'.$F$5]" office:value-type="currency" office:currency="BRL" office:value="59835" calcext:value-type="currency">
            <text:p>R$ 59.835,00</text:p>
          </table:table-cell>
          <table:table-cell table:style-name="ce563"/>
          <table:table-cell table:style-name="ce194" office:value-type="string" calcext:value-type="string">
            <text:p>(-) Custo dos produtos vendidos</text:p>
          </table:table-cell>
          <table:table-cell table:style-name="ce201" table:formula="of:=[$'Balanço Patrimonial Base'.$I$5]" office:value-type="currency" office:currency="BRL" office:value="537221" calcext:value-type="currency">
            <text:p>R$ 537.221,00</text:p>
          </table:table-cell>
        </table:table-row>
        <table:table-row table:style-name="ro1">
          <table:table-cell/>
          <table:table-cell table:style-name="ce172" office:value-type="string" calcext:value-type="string">
            <text:p>Aplicações Financeiras</text:p>
          </table:table-cell>
          <table:table-cell table:style-name="ce183" table:formula="of:=[$'Balanço Patrimonial Base'.$C$6]" office:value-type="currency" office:currency="BRL" office:value="171905" calcext:value-type="currency">
            <text:p>R$ 171.905,00</text:p>
          </table:table-cell>
          <table:table-cell table:style-name="ce563"/>
          <table:table-cell table:style-name="ce172" office:value-type="string" calcext:value-type="string">
            <text:p>Fornecedores</text:p>
          </table:table-cell>
          <table:table-cell table:style-name="ce189" table:formula="of:=[$'Balanço Patrimonial Base'.$F$6]" office:value-type="currency" office:currency="BRL" office:value="34859" calcext:value-type="currency">
            <text:p>R$ 34.859,00</text:p>
          </table:table-cell>
          <table:table-cell table:style-name="ce563"/>
          <table:table-cell table:style-name="ce195" office:value-type="string" calcext:value-type="string">
            <text:p>(=) Lucro Bruto</text:p>
          </table:table-cell>
          <table:table-cell table:style-name="ce202" table:formula="of:=[$'Balanço Patrimonial Base'.$I$6]" office:value-type="currency" office:currency="BRL" office:value="425729" calcext:value-type="currency">
            <text:p>R$ 425.729,00</text:p>
          </table:table-cell>
        </table:table-row>
        <table:table-row table:style-name="ro1">
          <table:table-cell/>
          <table:table-cell table:style-name="ce172" office:value-type="string" calcext:value-type="string">
            <text:p>Contas a receber de clientes</text:p>
          </table:table-cell>
          <table:table-cell table:style-name="ce183" table:formula="of:=[$'Balanço Patrimonial Base'.$C$7]" office:value-type="currency" office:currency="BRL" office:value="247498" calcext:value-type="currency">
            <text:p>R$ 247.498,00</text:p>
          </table:table-cell>
          <table:table-cell table:style-name="ce563"/>
          <table:table-cell table:style-name="ce172" office:value-type="string" calcext:value-type="string">
            <text:p>Obrigações fiscais e sociais</text:p>
          </table:table-cell>
          <table:table-cell table:style-name="ce189" table:formula="of:=[$'Balanço Patrimonial Base'.$F$7]" office:value-type="currency" office:currency="BRL" office:value="18154" calcext:value-type="currency">
            <text:p>R$ 18.154,00</text:p>
          </table:table-cell>
          <table:table-cell table:style-name="ce563"/>
          <table:table-cell table:style-name="ce196" office:value-type="string" calcext:value-type="string">
            <text:p>(-/+) Despesas (receitas) operacionais</text:p>
          </table:table-cell>
          <table:table-cell table:style-name="ce203" table:formula="of:=[$'Balanço Patrimonial Base'.$I$7]" office:value-type="currency" office:currency="BRL" office:value="-277239" calcext:value-type="currency">
            <text:p>-R$ 277.239,00</text:p>
          </table:table-cell>
        </table:table-row>
        <table:table-row table:style-name="ro1">
          <table:table-cell/>
          <table:table-cell table:style-name="ce172" office:value-type="string" calcext:value-type="string">
            <text:p>Estoques</text:p>
          </table:table-cell>
          <table:table-cell table:style-name="ce183" table:formula="of:=[$'Balanço Patrimonial Base'.$C$8]" office:value-type="currency" office:currency="BRL" office:value="85108" calcext:value-type="currency">
            <text:p>R$ 85.108,00</text:p>
          </table:table-cell>
          <table:table-cell table:style-name="ce563"/>
          <table:table-cell table:style-name="ce172" office:value-type="string" calcext:value-type="string">
            <text:p>Obrigações trabalhistas</text:p>
          </table:table-cell>
          <table:table-cell table:style-name="ce189" table:formula="of:=[$'Balanço Patrimonial Base'.$F$8]" office:value-type="currency" office:currency="BRL" office:value="13568" calcext:value-type="currency">
            <text:p>R$ 13.568,00</text:p>
          </table:table-cell>
          <table:table-cell table:style-name="ce563"/>
          <table:table-cell table:style-name="ce197" office:value-type="string" calcext:value-type="string">
            <text:p>Despesas com vendas</text:p>
          </table:table-cell>
          <table:table-cell table:style-name="ce201" table:formula="of:=[$'Balanço Patrimonial Base'.$I$8]" office:value-type="currency" office:currency="BRL" office:value="204438" calcext:value-type="currency">
            <text:p>R$ 204.438,00</text:p>
          </table:table-cell>
        </table:table-row>
        <table:table-row table:style-name="ro1">
          <table:table-cell/>
          <table:table-cell table:style-name="ce172" office:value-type="string" calcext:value-type="string">
            <text:p>Impostos a recuperar</text:p>
          </table:table-cell>
          <table:table-cell table:style-name="ce183" table:formula="of:=[$'Balanço Patrimonial Base'.$C$9]" office:value-type="currency" office:currency="BRL" office:value="19188" calcext:value-type="currency">
            <text:p>R$ 19.188,00</text:p>
          </table:table-cell>
          <table:table-cell table:style-name="ce563"/>
          <table:table-cell table:style-name="ce173" office:value-type="string" calcext:value-type="string">
            <text:p>Outras obrigações</text:p>
          </table:table-cell>
          <table:table-cell table:style-name="ce190" table:formula="of:=[$'Balanço Patrimonial Base'.$F$9]" office:value-type="currency" office:currency="BRL" office:value="17444" calcext:value-type="currency">
            <text:p>R$ 17.444,00</text:p>
          </table:table-cell>
          <table:table-cell table:style-name="ce563"/>
          <table:table-cell table:style-name="ce197" office:value-type="string" calcext:value-type="string">
            <text:p>Despesas administrativas</text:p>
          </table:table-cell>
          <table:table-cell table:style-name="ce201" table:formula="of:=[$'Balanço Patrimonial Base'.$I$9]" office:value-type="currency" office:currency="BRL" office:value="73812" calcext:value-type="currency">
            <text:p>R$ 73.812,00</text:p>
          </table:table-cell>
        </table:table-row>
        <table:table-row table:style-name="ro1">
          <table:table-cell/>
          <table:table-cell table:style-name="ce173" office:value-type="string" calcext:value-type="string">
            <text:p>Outros Créditos</text:p>
          </table:table-cell>
          <table:table-cell table:style-name="ce184" table:formula="of:=[$'Balanço Patrimonial Base'.$C$10]" office:value-type="currency" office:currency="BRL" office:value="15608" calcext:value-type="currency">
            <text:p>R$ 15.608,00</text:p>
          </table:table-cell>
          <table:table-cell table:style-name="ce563"/>
          <table:table-cell table:style-name="ce171" office:value-type="string" calcext:value-type="string">
            <text:p>Não Circulante</text:p>
          </table:table-cell>
          <table:table-cell table:style-name="ce681" table:formula="of:=[$'Balanço Patrimonial Base'.$F$10]" office:value-type="currency" office:currency="BRL" office:value="45464" calcext:value-type="currency">
            <text:p>R$ 45.464,00</text:p>
          </table:table-cell>
          <table:table-cell table:style-name="ce563"/>
          <table:table-cell table:style-name="ce197" office:value-type="string" calcext:value-type="string">
            <text:p>Outras receitas (despesas) operacionais líquidas</text:p>
          </table:table-cell>
          <table:table-cell table:style-name="ce201" table:formula="of:=[$'Balanço Patrimonial Base'.$I$10]" office:value-type="currency" office:currency="BRL" office:value="1011" calcext:value-type="currency">
            <text:p>R$ 1.011,00</text:p>
          </table:table-cell>
        </table:table-row>
        <table:table-row table:style-name="ro1">
          <table:table-cell/>
          <table:table-cell table:style-name="ce171" office:value-type="string" calcext:value-type="string">
            <text:p>Não Circulante</text:p>
          </table:table-cell>
          <table:table-cell table:style-name="ce182" table:formula="of:=[$'Balanço Patrimonial Base'.$C$11]" office:value-type="currency" office:currency="BRL" office:value="150773" calcext:value-type="currency">
            <text:p>R$ 150.773,00</text:p>
          </table:table-cell>
          <table:table-cell table:style-name="ce563"/>
          <table:table-cell table:style-name="ce172" office:value-type="string" calcext:value-type="string">
            <text:p>Empréstimos e Financiamento</text:p>
          </table:table-cell>
          <table:table-cell table:style-name="ce189" table:formula="of:=[$'Balanço Patrimonial Base'.$F$11]" office:value-type="currency" office:currency="BRL" office:value="38583" calcext:value-type="currency">
            <text:p>R$ 38.583,00</text:p>
          </table:table-cell>
          <table:table-cell table:style-name="ce563"/>
          <table:table-cell table:style-name="ce195" office:value-type="string" calcext:value-type="string">
            <text:p>(=) Lucro Operacional antes do Resultado Financeiro</text:p>
          </table:table-cell>
          <table:table-cell table:style-name="ce202" table:formula="of:=[$'Balanço Patrimonial Base'.$I$11]" office:value-type="currency" office:currency="BRL" office:value="148490" calcext:value-type="currency">
            <text:p>R$ 148.490,00</text:p>
          </table:table-cell>
        </table:table-row>
        <table:table-row table:style-name="ro1">
          <table:table-cell/>
          <table:table-cell table:style-name="ce172" office:value-type="string" calcext:value-type="string">
            <text:p>Realizável a longo prazo</text:p>
          </table:table-cell>
          <table:table-cell table:style-name="ce183" table:formula="of:=[$'Balanço Patrimonial Base'.$C$12]" office:value-type="currency" office:currency="BRL" office:value="15116" calcext:value-type="currency">
            <text:p>R$ 15.116,00</text:p>
          </table:table-cell>
          <table:table-cell table:style-name="ce563"/>
          <table:table-cell table:style-name="ce172" office:value-type="string" calcext:value-type="string">
            <text:p>Partes relacionadas</text:p>
          </table:table-cell>
          <table:table-cell table:style-name="ce189" table:formula="of:=[$'Balanço Patrimonial Base'.$F$12]" office:value-type="currency" office:currency="BRL" office:value="873" calcext:value-type="currency">
            <text:p>R$ 873,00</text:p>
          </table:table-cell>
          <table:table-cell table:style-name="ce563"/>
          <table:table-cell table:style-name="ce194" office:value-type="string" calcext:value-type="string">
            <text:p>(+) Receitas Financeiras</text:p>
          </table:table-cell>
          <table:table-cell table:style-name="ce201" table:formula="of:=[$'Balanço Patrimonial Base'.$I$12]" office:value-type="currency" office:currency="BRL" office:value="20457" calcext:value-type="currency">
            <text:p>R$ 20.457,00</text:p>
          </table:table-cell>
        </table:table-row>
        <table:table-row table:style-name="ro1">
          <table:table-cell/>
          <table:table-cell table:style-name="ce172" office:value-type="string" calcext:value-type="string">
            <text:p>Investimentos</text:p>
          </table:table-cell>
          <table:table-cell table:style-name="ce183" table:formula="of:=[$'Balanço Patrimonial Base'.$C$13]" office:value-type="currency" office:currency="BRL" office:value="0" calcext:value-type="currency">
            <text:p>R$ 0,00</text:p>
          </table:table-cell>
          <table:table-cell table:style-name="ce563"/>
          <table:table-cell table:style-name="ce187" office:value-type="string" calcext:value-type="string">
            <text:p>Provisão para riscos trabalhistas, fiscais e cíveis</text:p>
          </table:table-cell>
          <table:table-cell table:style-name="ce189" table:formula="of:=[$'Balanço Patrimonial Base'.$F$13]" office:value-type="currency" office:currency="BRL" office:value="4843" calcext:value-type="currency">
            <text:p>R$ 4.843,00</text:p>
          </table:table-cell>
          <table:table-cell table:style-name="ce563"/>
          <table:table-cell table:style-name="ce194" office:value-type="string" calcext:value-type="string">
            <text:p>(-) Despesas Financeiras</text:p>
          </table:table-cell>
          <table:table-cell table:style-name="ce201" table:formula="of:=[$'Balanço Patrimonial Base'.$I$13]" office:value-type="currency" office:currency="BRL" office:value="12374" calcext:value-type="currency">
            <text:p>R$ 12.374,00</text:p>
          </table:table-cell>
        </table:table-row>
        <table:table-row table:style-name="ro1">
          <table:table-cell/>
          <table:table-cell table:style-name="ce172" office:value-type="string" calcext:value-type="string">
            <text:p>Imobilizado</text:p>
          </table:table-cell>
          <table:table-cell table:style-name="ce183" table:formula="of:=[$'Balanço Patrimonial Base'.$C$14]" office:value-type="currency" office:currency="BRL" office:value="68543" calcext:value-type="currency">
            <text:p>R$ 68.543,00</text:p>
          </table:table-cell>
          <table:table-cell table:style-name="ce563"/>
          <table:table-cell table:style-name="ce173" office:value-type="string" calcext:value-type="string">
            <text:p>Outras obrigações</text:p>
          </table:table-cell>
          <table:table-cell table:style-name="ce190" table:formula="of:=[$'Balanço Patrimonial Base'.$F$14]" office:value-type="currency" office:currency="BRL" office:value="1165" calcext:value-type="currency">
            <text:p>R$ 1.165,00</text:p>
          </table:table-cell>
          <table:table-cell table:style-name="ce563"/>
          <table:table-cell table:style-name="ce194" office:value-type="string" calcext:value-type="string">
            <text:p>(+/-) Variações cambiais, líquidas</text:p>
          </table:table-cell>
          <table:table-cell table:style-name="ce201" table:formula="of:=[$'Balanço Patrimonial Base'.$I$14]" office:value-type="currency" office:currency="BRL" office:value="-456" calcext:value-type="currency">
            <text:p>-R$ 456,00</text:p>
          </table:table-cell>
        </table:table-row>
        <table:table-row table:style-name="ro1">
          <table:table-cell/>
          <table:table-cell table:style-name="ce173" office:value-type="string" calcext:value-type="string">
            <text:p>Intangível</text:p>
          </table:table-cell>
          <table:table-cell table:style-name="ce184" table:formula="of:=[$'Balanço Patrimonial Base'.$C$15]" office:value-type="currency" office:currency="BRL" office:value="67114" calcext:value-type="currency">
            <text:p>R$ 67.114,00</text:p>
          </table:table-cell>
          <table:table-cell table:style-name="ce563"/>
          <table:table-cell table:style-name="ce171" office:value-type="string" calcext:value-type="string">
            <text:p>Patrimônio Líquido</text:p>
          </table:table-cell>
          <table:table-cell table:style-name="ce681" table:formula="of:=[$'Balanço Patrimonial Base'.$F$15]" office:value-type="currency" office:currency="BRL" office:value="514542" calcext:value-type="currency">
            <text:p>R$ 514.542,00</text:p>
          </table:table-cell>
          <table:table-cell table:style-name="ce563"/>
          <table:table-cell table:style-name="ce195" office:value-type="string" calcext:value-type="string">
            <text:p>(=) Lucro antes do IR e da contribuição social</text:p>
          </table:table-cell>
          <table:table-cell table:style-name="ce202" table:formula="of:=[$'Balanço Patrimonial Base'.$I$15]" office:value-type="currency" office:currency="BRL" office:value="156117" calcext:value-type="currency">
            <text:p>R$ 156.117,00</text:p>
          </table:table-cell>
        </table:table-row>
        <table:table-row table:style-name="ro1">
          <table:table-cell/>
          <table:table-cell table:style-name="ce174" office:value-type="string" calcext:value-type="string">
            <text:p>Total do Ativo</text:p>
          </table:table-cell>
          <table:table-cell table:style-name="ce185" table:formula="of:=[$'Balanço Patrimonial Base'.$C$16]" office:value-type="currency" office:currency="BRL" office:value="703866" calcext:value-type="currency">
            <text:p>R$ 703.866,00</text:p>
          </table:table-cell>
          <table:table-cell table:style-name="ce563"/>
          <table:table-cell table:style-name="ce172" office:value-type="string" calcext:value-type="string">
            <text:p>Capital Social</text:p>
          </table:table-cell>
          <table:table-cell table:style-name="ce189" table:formula="of:=[$'Balanço Patrimonial Base'.$F$16]" office:value-type="currency" office:currency="BRL" office:value="157186" calcext:value-type="currency">
            <text:p>R$ 157.186,00</text:p>
          </table:table-cell>
          <table:table-cell table:style-name="ce563"/>
          <table:table-cell table:style-name="ce194" office:value-type="string" calcext:value-type="string">
            <text:p>(-) Impostos de renda e contribuição social</text:p>
          </table:table-cell>
          <table:table-cell table:style-name="ce201" table:formula="of:=[$'Balanço Patrimonial Base'.$I$16]" office:value-type="currency" office:currency="BRL" office:value="45562" calcext:value-type="currency">
            <text:p>R$ 45.562,00</text:p>
          </table:table-cell>
        </table:table-row>
        <table:table-row table:style-name="ro1">
          <table:table-cell/>
          <table:table-cell table:style-name="ce563" table:number-columns-repeated="3"/>
          <table:table-cell table:style-name="ce172" office:value-type="string" calcext:value-type="string">
            <text:p>Reservas de Capital</text:p>
          </table:table-cell>
          <table:table-cell table:style-name="ce189" table:formula="of:=[$'Balanço Patrimonial Base'.$F$17]" office:value-type="currency" office:currency="BRL" office:value="128288" calcext:value-type="currency">
            <text:p>R$ 128.288,00</text:p>
          </table:table-cell>
          <table:table-cell table:style-name="ce563"/>
          <table:table-cell table:style-name="ce198" office:value-type="string" calcext:value-type="string">
            <text:p>(=) Lucro Líquido do Exercício</text:p>
          </table:table-cell>
          <table:table-cell table:style-name="ce204" table:formula="of:=[$'Balanço Patrimonial Base'.$I$17]" office:value-type="currency" office:currency="BRL" office:value="110555" calcext:value-type="currency">
            <text:p>R$ 110.555,00</text:p>
          </table:table-cell>
        </table:table-row>
        <table:table-row table:style-name="ro1">
          <table:table-cell table:number-columns-repeated="3"/>
          <table:table-cell table:style-name="ce563"/>
          <table:table-cell table:style-name="ce172" office:value-type="string" calcext:value-type="string">
            <text:p>Reservas de Lucros</text:p>
          </table:table-cell>
          <table:table-cell table:style-name="ce189" table:formula="of:=[$'Balanço Patrimonial Base'.$F$18]" office:value-type="currency" office:currency="BRL" office:value="208174" calcext:value-type="currency">
            <text:p>R$ 208.174,00</text:p>
          </table:table-cell>
          <table:table-cell table:style-name="ce563" table:number-columns-repeated="3"/>
        </table:table-row>
        <table:table-row table:style-name="ro1">
          <table:table-cell/>
          <table:table-cell table:style-name="ce175" office:value-type="string" calcext:value-type="string">
            <text:p>Capitais de Terceiros</text:p>
          </table:table-cell>
          <table:table-cell table:style-name="ce186" table:formula="of:=[$'Balanço Patrimonial Base'.$C$19]" office:value-type="currency" office:currency="BRL" office:value="189324" calcext:value-type="currency">
            <text:p>R$ 189.324,00</text:p>
          </table:table-cell>
          <table:table-cell table:style-name="ce563"/>
          <table:table-cell table:style-name="ce173" office:value-type="string" calcext:value-type="string">
            <text:p>Dividendo adicional proposto</text:p>
          </table:table-cell>
          <table:table-cell table:style-name="ce190" table:formula="of:=[$'Balanço Patrimonial Base'.$F$19]" office:value-type="currency" office:currency="BRL" office:value="20894" calcext:value-type="currency">
            <text:p>R$ 20.894,00</text:p>
          </table:table-cell>
          <table:table-cell table:style-name="ce563"/>
          <table:table-cell table:style-name="ce175" office:value-type="string" calcext:value-type="string">
            <text:p>Capital Circulante Líquido (CCL)</text:p>
          </table:table-cell>
          <table:table-cell table:style-name="ce186" table:formula="of:=[$'Balanço Patrimonial Base'.I19]" office:value-type="currency" office:currency="BRL" office:value="409233" calcext:value-type="currency">
            <text:p>R$ 409.233,00</text:p>
          </table:table-cell>
        </table:table-row>
        <table:table-row table:style-name="ro1">
          <table:table-cell/>
          <table:table-cell table:style-name="ce175" office:value-type="string" calcext:value-type="string">
            <text:p>Ativo Permanente</text:p>
          </table:table-cell>
          <table:table-cell table:style-name="ce186" table:formula="of:=[$'Balanço Patrimonial Base'.$C$20]" office:value-type="currency" office:currency="BRL" office:value="135657" calcext:value-type="currency">
            <text:p>R$ 135.657,00</text:p>
          </table:table-cell>
          <table:table-cell table:style-name="ce563"/>
          <table:table-cell table:style-name="ce174" office:value-type="string" calcext:value-type="string">
            <text:p>Total do Passivo</text:p>
          </table:table-cell>
          <table:table-cell table:style-name="ce684" table:formula="of:=[$'Balanço Patrimonial Base'.$F$20]" office:value-type="currency" office:currency="BRL" office:value="703866" calcext:value-type="currency">
            <text:p>R$ 703.866,00</text:p>
          </table:table-cell>
          <table:table-cell/>
          <table:table-cell table:style-name="ce175" office:value-type="string" calcext:value-type="string">
            <text:p>Capital de Giro Próprio (CGP)</text:p>
          </table:table-cell>
          <table:table-cell table:style-name="ce186" table:formula="of:=[$'Balanço Patrimonial Base'.I20]" office:value-type="currency" office:currency="BRL" office:value="105309" calcext:value-type="currency">
            <text:p>R$ 105.309,00</text:p>
          </table:table-cell>
        </table:table-row>
        <table:table-row table:style-name="ro1" table:number-rows-repeated="1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07">
      <number:number number:decimal-places="1" number:min-decimal-places="1" number:min-integer-digits="1" number:grouping="true"/>
    </number:number-style>
    <number:number-style style:name="N108">
      <number:number number:decimal-places="3" number:min-decimal-places="3" number:min-integer-digits="1" number:grouping="true"/>
    </number:number-style>
    <number:number-style style:name="N109">
      <number:number number:decimal-places="4" number:min-decimal-places="4" number:min-integer-digits="1" number:grouping="true"/>
    </number:number-style>
    <number:number-style style:name="N110">
      <number:number number:decimal-places="5" number:min-decimal-places="5" number:min-integer-digits="1" number:grouping="true"/>
    </number:number-style>
    <number:number-style style:name="N111">
      <number:number number:decimal-places="6" number:min-decimal-places="6" number:min-integer-digits="1" number:grouping="true"/>
    </number:number-style>
    <number:number-style style:name="N112">
      <number:number number:decimal-places="7" number:min-decimal-places="7" number:min-integer-digits="1" number:grouping="true"/>
    </number:number-style>
    <number:number-style style:name="N113">
      <number:number number:decimal-places="8" number:min-decimal-places="8" number:min-integer-digits="1" number:grouping="true"/>
    </number:number-style>
    <number:number-style style:name="N114">
      <number:number number:decimal-places="9" number:min-decimal-places="9" number:min-integer-digits="1" number:grouping="true"/>
    </number:number-style>
    <number:number-style style:name="N115">
      <number:number number:decimal-places="10" number:min-decimal-places="10" number:min-integer-digits="1" number:grouping="true"/>
    </number:number-style>
    <number:number-style style:name="N116">
      <number:number number:decimal-places="11" number:min-decimal-places="11" number:min-integer-digits="1" number:grouping="true"/>
    </number:number-style>
    <number:number-style style:name="N117">
      <number:number number:decimal-places="12" number:min-decimal-places="12" number:min-integer-digits="1" number:grouping="true"/>
    </number:number-style>
    <number:percentage-style style:name="N118">
      <number:number number:decimal-places="3" number:min-decimal-places="3" number:min-integer-digits="1"/>
      <number:text>%</number:text>
    </number:percentage-style>
    <number:number-style style:name="N119">
      <number:number number:decimal-places="1" number:min-decimal-places="1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currency-style style:name="N10108P0" style:volatile="true" number:language="pt" number:country="BR">
      <number:currency-symbol>R$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pt" number:country="BR">
      <style:text-properties fo:color="#ff0000"/>
      <number:text>-</number:text>
      <number:currency-symbol>R$</number:currency-symbol>
      <number:text> </number:text>
      <number:number number:decimal-places="2" number:min-decimal-places="2" number:min-integer-digits="1" number:grouping="true"/>
      <style:map style:condition="value()&gt;=0" style:apply-style-name="N10108P0"/>
    </number:currency-style>
    <number:currency-style style:name="N10110P0" style:volatile="true" number:language="pt" number:country="BR">
      <number:currency-symbol number:language="pt" number:country="BR">R$</number:currency-symbol>
      <number:text> </number:text>
      <number:number number:decimal-places="3" number:min-decimal-places="3" number:min-integer-digits="1" number:grouping="true"/>
    </number:currency-style>
    <number:currency-style style:name="N10110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3" number:min-decimal-places="3" number:min-integer-digits="1" number:grouping="true"/>
      <style:map style:condition="value()&gt;=0" style:apply-style-name="N10110P0"/>
    </number:currency-style>
    <number:currency-style style:name="N10112P0" style:volatile="true" number:language="pt" number:country="BR">
      <number:currency-symbol number:language="pt" number:country="BR">R$</number:currency-symbol>
      <number:text> </number:text>
      <number:number number:decimal-places="4" number:min-decimal-places="4" number:min-integer-digits="1" number:grouping="true"/>
    </number:currency-style>
    <number:currency-style style:name="N10112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4" number:min-decimal-places="4" number:min-integer-digits="1" number:grouping="true"/>
      <style:map style:condition="value()&gt;=0" style:apply-style-name="N10112P0"/>
    </number:currency-style>
    <number:currency-style style:name="N10114P0" style:volatile="true" number:language="pt" number:country="BR">
      <number:currency-symbol number:language="pt" number:country="BR">R$</number:currency-symbol>
      <number:text> </number:text>
      <number:number number:decimal-places="1" number:min-decimal-places="1" number:min-integer-digits="1" number:grouping="true"/>
    </number:currency-style>
    <number:currency-style style:name="N1011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1" number:min-decimal-places="1" number:min-integer-digits="1" number:grouping="true"/>
      <style:map style:condition="value()&gt;=0" style:apply-style-name="N10114P0"/>
    </number:currency-style>
    <number:number-style style:name="N10115" number:language="pt" number:country="BR">
      <number:number number:decimal-places="13" number:min-decimal-places="13" number:min-integer-digits="1"/>
    </number:number-style>
    <number:number-style style:name="N10116" number:language="pt" number:country="BR">
      <number:number number:decimal-places="12" number:min-decimal-places="12" number:min-integer-digits="1"/>
    </number:number-style>
    <number:number-style style:name="N10117" number:language="pt" number:country="BR">
      <number:number number:decimal-places="11" number:min-decimal-places="11" number:min-integer-digits="1"/>
    </number:number-style>
    <number:number-style style:name="N10118" number:language="pt" number:country="BR">
      <number:number number:decimal-places="10" number:min-decimal-places="10" number:min-integer-digits="1"/>
    </number:number-style>
    <number:number-style style:name="N10119" number:language="pt" number:country="BR">
      <number:number number:decimal-places="9" number:min-decimal-places="9" number:min-integer-digits="1"/>
    </number:number-style>
    <number:number-style style:name="N10120" number:language="pt" number:country="BR">
      <number:number number:decimal-places="8" number:min-decimal-places="8" number:min-integer-digits="1"/>
    </number:number-style>
    <number:number-style style:name="N10121" number:language="pt" number:country="BR">
      <number:number number:decimal-places="7" number:min-decimal-places="7" number:min-integer-digits="1"/>
    </number:number-style>
    <number:number-style style:name="N10122" number:language="pt" number:country="BR">
      <number:number number:decimal-places="6" number:min-decimal-places="6" number:min-integer-digits="1"/>
    </number:number-style>
    <number:number-style style:name="N10123" number:language="pt" number:country="BR">
      <number:number number:decimal-places="5" number:min-decimal-places="5" number:min-integer-digits="1"/>
    </number:number-style>
    <number:number-style style:name="N10124" number:language="pt" number:country="BR">
      <number:number number:decimal-places="4" number:min-decimal-places="4" number:min-integer-digits="1"/>
    </number:number-style>
    <number:number-style style:name="N10125" number:language="pt" number:country="BR">
      <number:number number:decimal-places="3" number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10104">
      <style:table-cell-properties fo:background-color="#005985" fo:border="0.06pt solid #000000"/>
      <style:text-properties fo:color="#e6e6e6" fo:font-style="normal" fo:text-shadow="1pt 1pt" style:text-underline-style="none" fo:font-weight="normal"/>
    </style:style>
    <style:style style:name="Result2" style:family="table-cell" style:parent-style-name="Result" style:data-style-name="N104">
      <style:text-properties fo:text-shadow="none" fo:font-weight="bold"/>
    </style:style>
    <style:style style:name="Heading" style:family="table-cell" style:parent-style-name="Default">
      <style:table-cell-properties fo:background-color="#ffb573" style:text-align-source="fix" style:repeat-content="false" fo:border="0.06pt solid #f78538"/>
      <style:paragraph-properties fo:text-align="center"/>
      <style:text-properties fo:color="#de3017" style:font-name="Liberation Serif" fo:font-family="'Liberation Serif'" style:font-style-name="Negrito" style:font-family-generic="roman" style:font-pitch="variable" fo:font-size="18pt" fo:font-style="normal" fo:text-shadow="1pt 1pt" fo:font-weight="bold"/>
    </style:style>
    <style:style style:name="Heading1" style:family="table-cell" style:parent-style-name="Heading">
      <style:table-cell-properties fo:background-color="#0094b5" fo:border="0.06pt solid #005985"/>
      <style:text-properties fo:color="#e6e6e6" style:font-name="Liberation Sans1" fo:font-family="'Liberation Sans'" style:font-style-name="Fett" style:font-family-generic="swiss" style:font-pitch="variable" fo:font-size="10pt"/>
    </style:style>
    <style:style style:name="Background" style:family="table-cell" style:parent-style-name="Default">
      <style:table-cell-properties fo:background-color="#005985"/>
      <style:text-properties fo:color="#c0c0c0"/>
    </style:style>
    <style:style style:name="Card" style:family="table-cell" style:parent-style-name="Default">
      <style:table-cell-properties fo:background-color="#8cbdd6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fo:background-color="#e6e6e6" style:cell-protect="none" style:print-content="true" style:text-align-source="value-type" style:repeat-content="false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5985" fo:border-right="none" fo:border-top="0.06pt solid #005985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5985"/>
    </style:style>
    <style:style style:name="Card_20_TR" style:display-name="Card TR" style:family="table-cell" style:parent-style-name="Card">
      <style:table-cell-properties fo:border-bottom="none" fo:border-left="none" fo:border-right="0.06pt solid #005985" fo:border-top="0.06pt solid #005985"/>
    </style:style>
    <style:style style:name="Card_20_L" style:display-name="Card L" style:family="table-cell" style:parent-style-name="Card">
      <style:table-cell-properties fo:border-bottom="none" fo:border-left="0.06pt solid #005985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5985" fo:border-top="none"/>
    </style:style>
    <style:style style:name="Card_20_B" style:display-name="Card B" style:family="table-cell" style:parent-style-name="Card">
      <style:table-cell-properties fo:border-bottom="0.06pt solid #005985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5985" fo:border-left="0.06pt solid #005985" fo:border-right="none" fo:border-top="none"/>
    </style:style>
    <style:style style:name="Card_20_BR" style:display-name="Card BR" style:family="table-cell" style:parent-style-name="Card">
      <style:table-cell-properties fo:border-bottom="0.06pt solid #005985" fo:border-left="none" fo:border-right="0.06pt solid #005985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padding="0.035cm" style:vertical-align="automatic"/>
      <style:paragraph-properties fo:text-align="cente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 style:data-style-name="N2" text:time-value="14:44:18.23819994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7T18:39:58.626021623</meta:creation-date>
    <meta:editing-duration>PT2H24M15S</meta:editing-duration>
    <meta:editing-cycles>22</meta:editing-cycles>
    <meta:generator>LibreOffice/7.0.6.2$Linux_X86_64 LibreOffice_project/00$Build-2</meta:generator>
    <dc:date>2021-08-15T16:02:15.252643297</dc:date>
    <meta:document-statistic meta:table-count="4" meta:cell-count="1022" meta:object-count="0"/>
  </office:meta>
</office:document-meta>
</file>